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2" style:family="table-cell" style:parent-style-name="Default" style:data-style-name="N37"/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1cm" draw:marker-start-width="0.35cm" draw:marker-end-width="0.35c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_sept" table:style-name="ta1">
        <table:shapes>
          <draw:frame draw:z-index="0" draw:style-name="gr1" draw:text-style-name="P1" svg:width="45.166cm" svg:height="25.404cm" svg:x="29.369cm" svg:y="3.784cm">
            <draw:object draw:notify-on-update-of-ranges="15_sept.A1:15_sept.A1 15_sept.A2:15_sept.A1001 15_sept.B1:15_sept.B1 15_sept.B2:15_sept.B1001 15_sept.C1:15_sept.C1 15_sept.C2:15_sept.C1001 15_sept.D1:15_sept.D1 15_sept.D2:15_sept.D1001 15_sept.E1:15_sept.E1 15_sept.E2:15_sept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4.834cm" svg:height="25.218cm" svg:x="76.463cm" svg:y="3.606cm">
            <draw:object draw:notify-on-update-of-ranges="15_sept.A1:15_sept.A1 15_sept.A2:15_sept.A1001 15_sept.F1:15_sept.F1 15_sept.F2:15_sept.F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env_0</text:p>
          </table:table-cell>
          <table:table-cell office:value-type="string" calcext:value-type="string">
            <text:p>env_1</text:p>
          </table:table-cell>
          <table:table-cell office:value-type="string" calcext:value-type="string">
            <text:p>env_2</text:p>
          </table:table-cell>
          <table:table-cell office:value-type="string" calcext:value-type="string">
            <text:p>env_3</text:p>
          </table:table-cell>
          <table:table-cell office:value-type="string" calcext:value-type="string">
            <text:p>Mean Rewar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8.8" calcext:value-type="float">
            <text:p>-8,80</text:p>
          </table:table-cell>
          <table:table-cell office:value-type="float" office:value="10" calcext:value-type="float">
            <text:p>10</text:p>
          </table:table-cell>
          <table:table-cell office:value-type="float" office:value="-8.8" calcext:value-type="float">
            <text:p>-8,8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,4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.8" calcext:value-type="float">
            <text:p>-7,8</text:p>
          </table:table-cell>
          <table:table-cell office:value-type="float" office:value="2" calcext:value-type="float">
            <text:p>2</text:p>
          </table:table-cell>
          <table:table-cell office:value-type="float" office:value="-8.8" calcext:value-type="float">
            <text:p>-8,8</text:p>
          </table:table-cell>
          <table:table-cell office:value-type="float" office:value="-3.65" calcext:value-type="float">
            <text:p>-3,65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7.8" calcext:value-type="float">
            <text:p>-7,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.8" calcext:value-type="float">
            <text:p>-8,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,2</text:p>
          </table:table-cell>
          <table:table-cell office:value-type="float" office:value="7" calcext:value-type="float">
            <text:p>7</text:p>
          </table:table-cell>
          <table:table-cell office:value-type="float" office:value="-8.8" calcext:value-type="float">
            <text:p>-8,8</text:p>
          </table:table-cell>
          <table:table-cell office:value-type="float" office:value="-7.8" calcext:value-type="float">
            <text:p>-7,8</text:p>
          </table:table-cell>
          <table:table-cell office:value-type="float" office:value="-0.35" calcext:value-type="float">
            <text:p>-0,35</text:p>
          </table:table-cell>
          <table:table-cell table:number-columns-repeated="18"/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8" calcext:value-type="float">
            <text:p>-8,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.8" calcext:value-type="float">
            <text:p>-7,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800000000000001" calcext:value-type="float">
            <text:p>-0,80000000000000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.05" calcext:value-type="float">
            <text:p>5,05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,25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office:value-type="float" office:value="6.6" calcext:value-type="float">
            <text:p>6,6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,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7.65" calcext:value-type="float">
            <text:p>7,6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35" calcext:value-type="float">
            <text:p>6,35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5.25" calcext:value-type="float">
            <text:p>5,25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7.2" calcext:value-type="float">
            <text:p>7,2</text:p>
          </table:table-cell>
          <table:table-cell office:value-type="float" office:value="7.3" calcext:value-type="float">
            <text:p>7,3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,85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,2</text:p>
          </table:table-cell>
          <table:table-cell office:value-type="float" office:value="7.8" calcext:value-type="float">
            <text:p>7,8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.2" calcext:value-type="float">
            <text:p>25,2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,4</text:p>
          </table:table-cell>
          <table:table-cell office:value-type="float" office:value="6.2" calcext:value-type="float">
            <text:p>6,2</text:p>
          </table:table-cell>
          <table:table-cell office:value-type="float" office:value="2.4" calcext:value-type="float">
            <text:p>2,4</text:p>
          </table:table-cell>
          <table:table-cell office:value-type="float" office:value="9.4" calcext:value-type="float">
            <text:p>9,4</text:p>
          </table:table-cell>
          <table:table-cell office:value-type="float" office:value="4.85" calcext:value-type="float">
            <text:p>4,85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6.4" calcext:value-type="float">
            <text:p>6,4</text:p>
          </table:table-cell>
          <table:table-cell office:value-type="float" office:value="7.3" calcext:value-type="float">
            <text:p>7,3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7.25" calcext:value-type="float">
            <text:p>7,25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6.6" calcext:value-type="float">
            <text:p>6,6</text:p>
          </table:table-cell>
          <table:table-cell office:value-type="float" office:value="3.2" calcext:value-type="float">
            <text:p>3,2</text:p>
          </table:table-cell>
          <table:table-cell office:value-type="float" office:value="5.85" calcext:value-type="float">
            <text:p>5,85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1.4" calcext:value-type="float">
            <text:p>1,4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.6" calcext:value-type="float">
            <text:p>22,6</text:p>
          </table:table-cell>
          <table:table-cell office:value-type="float" office:value="2.4" calcext:value-type="float">
            <text:p>2,4</text:p>
          </table:table-cell>
          <table:table-cell office:value-type="float" office:value="12.6" calcext:value-type="float">
            <text:p>12,6</text:p>
          </table:table-cell>
          <table:table-cell office:value-type="float" office:value="2.4" calcext:value-type="float">
            <text:p>2,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8" calcext:value-type="float">
            <text:p>18,8</text:p>
          </table:table-cell>
          <table:table-cell office:value-type="float" office:value="10.4" calcext:value-type="float">
            <text:p>10,4</text:p>
          </table:table-cell>
          <table:table-cell office:value-type="float" office:value="5.2" calcext:value-type="float">
            <text:p>5,2</text:p>
          </table:table-cell>
          <table:table-cell office:value-type="float" office:value="5.4" calcext:value-type="float">
            <text:p>5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8" calcext:value-type="float">
            <text:p>7,8</text:p>
          </table:table-cell>
          <table:table-cell office:value-type="float" office:value="12.2" calcext:value-type="float">
            <text:p>12,2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6.2" calcext:value-type="float">
            <text:p>6,2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6.3" calcext:value-type="float">
            <text:p>6,3</text:p>
          </table:table-cell>
          <table:table-cell table:number-columns-repeated="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,2</text:p>
          </table:table-cell>
          <table:table-cell office:value-type="float" office:value="6.6" calcext:value-type="float">
            <text:p>6,6</text:p>
          </table:table-cell>
          <table:table-cell office:value-type="float" office:value="8.4" calcext:value-type="float">
            <text:p>8,4</text:p>
          </table:table-cell>
          <table:table-cell office:value-type="float" office:value="7.55" calcext:value-type="float">
            <text:p>7,55</text:p>
          </table:table-cell>
          <table:table-cell table:number-columns-repeated="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6.6" calcext:value-type="float">
            <text:p>6,6</text:p>
          </table:table-cell>
          <table:table-cell office:value-type="float" office:value="7.4" calcext:value-type="float">
            <text:p>7,4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,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4.4" calcext:value-type="float">
            <text:p>4,4</text:p>
          </table:table-cell>
          <table:table-cell office:value-type="float" office:value="6.6" calcext:value-type="float">
            <text:p>6,6</text:p>
          </table:table-cell>
          <table:table-cell table:number-columns-repeated="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4" calcext:value-type="float">
            <text:p>13,4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8.7" calcext:value-type="float">
            <text:p>8,7</text:p>
          </table:table-cell>
          <table:table-cell table:number-columns-repeated="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7.05" calcext:value-type="float">
            <text:p>7,05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11.2" calcext:value-type="float">
            <text:p>11,2</text:p>
          </table:table-cell>
          <table:table-cell office:value-type="float" office:value="2.4" calcext:value-type="float">
            <text:p>2,4</text:p>
          </table:table-cell>
          <table:table-cell office:value-type="float" office:value="7.3" calcext:value-type="float">
            <text:p>7,3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7.6" calcext:value-type="float">
            <text:p>7,6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8.55" calcext:value-type="float">
            <text:p>8,55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2.2" calcext:value-type="float">
            <text:p>12,2</text:p>
          </table:table-cell>
          <table:table-cell office:value-type="float" office:value="3.4" calcext:value-type="float">
            <text:p>3,4</text:p>
          </table:table-cell>
          <table:table-cell office:value-type="float" office:value="8.4" calcext:value-type="float">
            <text:p>8,4</text:p>
          </table:table-cell>
          <table:table-cell office:value-type="float" office:value="6.1" calcext:value-type="float">
            <text:p>6,1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1.6" calcext:value-type="float">
            <text:p>11,6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7.75" calcext:value-type="float">
            <text:p>7,75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12.2" calcext:value-type="float">
            <text:p>12,2</text:p>
          </table:table-cell>
          <table:table-cell table:number-columns-repeated="2"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0.1" calcext:value-type="float">
            <text:p>10,1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6.4" calcext:value-type="float">
            <text:p>6,4</text:p>
          </table:table-cell>
          <table:table-cell office:value-type="float" office:value="8.25" calcext:value-type="float">
            <text:p>8,25</text:p>
          </table:table-cell>
          <table:table-cell table:number-columns-repeated="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4" calcext:value-type="float">
            <text:p>14,4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0.1" calcext:value-type="float">
            <text:p>10,1</text:p>
          </table:table-cell>
          <table:table-cell table:number-columns-repeated="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16.4" calcext:value-type="float">
            <text:p>16,4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,25</text:p>
          </table:table-cell>
          <table:table-cell table:number-columns-repeated="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office:value-type="float" office:value="10.6" calcext:value-type="float">
            <text:p>10,6</text:p>
          </table:table-cell>
          <table:table-cell office:value-type="float" office:value="5.4" calcext:value-type="float">
            <text:p>5,4</text:p>
          </table:table-cell>
          <table:table-cell office:value-type="float" office:value="7.45" calcext:value-type="float">
            <text:p>7,45</text:p>
          </table:table-cell>
          <table:table-cell table:number-columns-repeated="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7.25" calcext:value-type="float">
            <text:p>7,25</text:p>
          </table:table-cell>
          <table:table-cell table:number-columns-repeated="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8.75" calcext:value-type="float">
            <text:p>8,75</text:p>
          </table:table-cell>
          <table:table-cell table:number-columns-repeated="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4" calcext:value-type="float">
            <text:p>6,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office:value-type="float" office:value="6.4" calcext:value-type="float">
            <text:p>6,4</text:p>
          </table:table-cell>
          <table:table-cell office:value-type="float" office:value="7.05" calcext:value-type="float">
            <text:p>7,0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7.2" calcext:value-type="float">
            <text:p>7,2</text:p>
          </table:table-cell>
          <table:table-cell office:value-type="float" office:value="4.2" calcext:value-type="float">
            <text:p>4,2</text:p>
          </table:table-cell>
          <table:table-cell office:value-type="float" office:value="6.95" calcext:value-type="float">
            <text:p>6,95</text:p>
          </table:table-cell>
          <table:table-cell table:number-columns-repeated="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8.8" calcext:value-type="float">
            <text:p>8,8</text:p>
          </table:table-cell>
          <table:table-cell office:value-type="float" office:value="7.4" calcext:value-type="float">
            <text:p>7,4</text:p>
          </table:table-cell>
          <table:table-cell office:value-type="float" office:value="7.95" calcext:value-type="float">
            <text:p>7,95</text:p>
          </table:table-cell>
          <table:table-cell table:number-columns-repeated="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,2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4" calcext:value-type="float">
            <text:p>5,4</text:p>
          </table:table-cell>
          <table:table-cell office:value-type="float" office:value="11.2" calcext:value-type="float">
            <text:p>11,2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table:number-columns-repeated="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17.2" calcext:value-type="float">
            <text:p>17,2</text:p>
          </table:table-cell>
          <table:table-cell office:value-type="float" office:value="4.4" calcext:value-type="float">
            <text:p>4,4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number-columns-repeated="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4" calcext:value-type="float">
            <text:p>7,4</text:p>
          </table:table-cell>
          <table:table-cell office:value-type="float" office:value="9.2" calcext:value-type="float">
            <text:p>9,2</text:p>
          </table:table-cell>
          <table:table-cell office:value-type="float" office:value="12.2" calcext:value-type="float">
            <text:p>12,2</text:p>
          </table:table-cell>
          <table:table-cell office:value-type="float" office:value="8.4" calcext:value-type="float">
            <text:p>8,4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2" calcext:value-type="float">
            <text:p>10,2</text:p>
          </table:table-cell>
          <table:table-cell office:value-type="float" office:value="4.4" calcext:value-type="float">
            <text:p>4,4</text:p>
          </table:table-cell>
          <table:table-cell office:value-type="float" office:value="8.6" calcext:value-type="float">
            <text:p>8,6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table:number-columns-repeated="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2" calcext:value-type="float">
            <text:p>9,2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6.2" calcext:value-type="float">
            <text:p>16,2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5.4" calcext:value-type="float">
            <text:p>15,4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office:value-type="float" office:value="12.2" calcext:value-type="float">
            <text:p>12,2</text:p>
          </table:table-cell>
          <table:table-cell office:value-type="float" office:value="7.4" calcext:value-type="float">
            <text:p>7,4</text:p>
          </table:table-cell>
          <table:table-cell office:value-type="float" office:value="17.8" calcext:value-type="float">
            <text:p>17,8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8.5" calcext:value-type="float">
            <text:p>8,5</text:p>
          </table:table-cell>
          <table:table-cell table:number-columns-repeated="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8.65" calcext:value-type="float">
            <text:p>8,65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,4</text:p>
          </table:table-cell>
          <table:table-cell office:value-type="float" office:value="2.4" calcext:value-type="float">
            <text:p>2,4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2" calcext:value-type="float">
            <text:p>8,2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" calcext:value-type="float">
            <text:p>12,6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10.2" calcext:value-type="float">
            <text:p>10,2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.2" calcext:value-type="float">
            <text:p>1,2</text:p>
          </table:table-cell>
          <table:table-cell office:value-type="float" office:value="4.55" calcext:value-type="float">
            <text:p>4,55</text:p>
          </table:table-cell>
          <table:table-cell table:number-columns-repeated="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4.2" calcext:value-type="float">
            <text:p>14,2</text:p>
          </table:table-cell>
          <table:table-cell office:value-type="float" office:value="-7.8" calcext:value-type="float">
            <text:p>-7,8</text:p>
          </table:table-cell>
          <table:table-cell office:value-type="float" office:value="7.35" calcext:value-type="float">
            <text:p>7,35</text:p>
          </table:table-cell>
          <table:table-cell table:number-columns-repeated="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-7.8" calcext:value-type="float">
            <text:p>-7,8</text:p>
          </table:table-cell>
          <table:table-cell office:value-type="float" office:value="3.9" calcext:value-type="float">
            <text:p>3,9</text:p>
          </table:table-cell>
          <table:table-cell table:number-columns-repeated="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4" calcext:value-type="float">
            <text:p>16,4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" calcext:value-type="float">
            <text:p>12,4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9.4" calcext:value-type="float">
            <text:p>19,4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6" calcext:value-type="float">
            <text:p>12,6</text:p>
          </table:table-cell>
          <table:table-cell office:value-type="float" office:value="16.4" calcext:value-type="float">
            <text:p>16,4</text:p>
          </table:table-cell>
          <table:table-cell office:value-type="float" office:value="7.6" calcext:value-type="float">
            <text:p>7,6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,4</text:p>
          </table:table-cell>
          <table:table-cell office:value-type="float" office:value="16.2" calcext:value-type="float">
            <text:p>16,2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office:value-type="float" office:value="5.4" calcext:value-type="float">
            <text:p>5,4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10.1" calcext:value-type="float">
            <text:p>10,1</text:p>
          </table:table-cell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10.4" calcext:value-type="float">
            <text:p>10,4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7.85" calcext:value-type="float">
            <text:p>7,85</text:p>
          </table:table-cell>
          <table:table-cell table:number-columns-repeated="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,6</text:p>
          </table:table-cell>
          <table:table-cell office:value-type="float" office:value="3.2" calcext:value-type="float">
            <text:p>3,2</text:p>
          </table:table-cell>
          <table:table-cell office:value-type="float" office:value="8.4" calcext:value-type="float">
            <text:p>8,4</text:p>
          </table:table-cell>
          <table:table-cell office:value-type="float" office:value="12.2" calcext:value-type="float">
            <text:p>12,2</text:p>
          </table:table-cell>
          <table:table-cell office:value-type="float" office:value="7.6" calcext:value-type="float">
            <text:p>7,6</text:p>
          </table:table-cell>
          <table:table-cell table:number-columns-repeated="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6.4" calcext:value-type="float">
            <text:p>6,4</text:p>
          </table:table-cell>
          <table:table-cell office:value-type="float" office:value="5.55" calcext:value-type="float">
            <text:p>5,55</text:p>
          </table:table-cell>
          <table:table-cell table:number-columns-repeated="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,4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7.15" calcext:value-type="float">
            <text:p>7,15</text:p>
          </table:table-cell>
          <table:table-cell table:number-columns-repeated="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2" calcext:value-type="float">
            <text:p>12,2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7.55" calcext:value-type="float">
            <text:p>7,55</text:p>
          </table:table-cell>
          <table:table-cell table:number-columns-repeated="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,2</text:p>
          </table:table-cell>
          <table:table-cell office:value-type="float" office:value="5.4" calcext:value-type="float">
            <text:p>5,4</text:p>
          </table:table-cell>
          <table:table-cell office:value-type="float" office:value="13.4" calcext:value-type="float">
            <text:p>13,4</text:p>
          </table:table-cell>
          <table:table-cell office:value-type="float" office:value="5.2" calcext:value-type="float">
            <text:p>5,2</text:p>
          </table:table-cell>
          <table:table-cell office:value-type="float" office:value="8.55" calcext:value-type="float">
            <text:p>8,55</text:p>
          </table:table-cell>
          <table:table-cell table:number-columns-repeated="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office:value-type="float" office:value="7.4" calcext:value-type="float">
            <text:p>7,4</text:p>
          </table:table-cell>
          <table:table-cell office:value-type="float" office:value="3.2" calcext:value-type="float">
            <text:p>3,2</text:p>
          </table:table-cell>
          <table:table-cell office:value-type="float" office:value="6.2" calcext:value-type="float">
            <text:p>6,2</text:p>
          </table:table-cell>
          <table:table-cell office:value-type="float" office:value="5.35" calcext:value-type="float">
            <text:p>5,35</text:p>
          </table:table-cell>
          <table:table-cell table:number-columns-repeated="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,6</text:p>
          </table:table-cell>
          <table:table-cell office:value-type="float" office:value="6.4" calcext:value-type="float">
            <text:p>6,4</text:p>
          </table:table-cell>
          <table:table-cell office:value-type="float" office:value="6.85" calcext:value-type="float">
            <text:p>6,85</text:p>
          </table:table-cell>
          <table:table-cell table:number-columns-repeated="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8.15" calcext:value-type="float">
            <text:p>8,15</text:p>
          </table:table-cell>
          <table:table-cell table:number-columns-repeated="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6" calcext:value-type="float">
            <text:p>9,6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7.75" calcext:value-type="float">
            <text:p>7,75</text:p>
          </table:table-cell>
          <table:table-cell table:number-columns-repeated="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6.8" calcext:value-type="float">
            <text:p>6,8</text:p>
          </table:table-cell>
          <table:table-cell table:number-columns-repeated="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6.2" calcext:value-type="float">
            <text:p>6,2</text:p>
          </table:table-cell>
          <table:table-cell office:value-type="float" office:value="4.6" calcext:value-type="float">
            <text:p>4,6</text:p>
          </table:table-cell>
          <table:table-cell office:value-type="float" office:value="6.35" calcext:value-type="float">
            <text:p>6,35</text:p>
          </table:table-cell>
          <table:table-cell table:number-columns-repeated="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4" calcext:value-type="float">
            <text:p>8,4</text:p>
          </table:table-cell>
          <table:table-cell office:value-type="float" office:value="2.2" calcext:value-type="float">
            <text:p>2,2</text:p>
          </table:table-cell>
          <table:table-cell office:value-type="float" office:value="10.2" calcext:value-type="float">
            <text:p>10,2</text:p>
          </table:table-cell>
          <table:table-cell office:value-type="float" office:value="4.6" calcext:value-type="float">
            <text:p>4,6</text:p>
          </table:table-cell>
          <table:table-cell office:value-type="float" office:value="6.35" calcext:value-type="float">
            <text:p>6,35</text:p>
          </table:table-cell>
          <table:table-cell table:number-columns-repeated="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8.7" calcext:value-type="float">
            <text:p>8,7</text:p>
          </table:table-cell>
          <table:table-cell table:number-columns-repeated="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10.2" calcext:value-type="float">
            <text:p>10,2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table:number-columns-repeated="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2" calcext:value-type="float">
            <text:p>7,2</text:p>
          </table:table-cell>
          <table:table-cell office:value-type="float" office:value="5.2" calcext:value-type="float">
            <text:p>5,2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7.35" calcext:value-type="float">
            <text:p>7,35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6.9" calcext:value-type="float">
            <text:p>6,9</text:p>
          </table:table-cell>
          <table:table-cell table:number-columns-repeated="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table:number-columns-repeated="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office:value-type="float" office:value="6.6" calcext:value-type="float">
            <text:p>6,6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6.95" calcext:value-type="float">
            <text:p>6,95</text:p>
          </table:table-cell>
          <table:table-cell table:number-columns-repeated="1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6" calcext:value-type="float">
            <text:p>8,6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5.2" calcext:value-type="float">
            <text:p>15,2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6" calcext:value-type="float">
            <text:p>8,6</text:p>
          </table:table-cell>
          <table:table-cell office:value-type="float" office:value="2.4" calcext:value-type="float">
            <text:p>2,4</text:p>
          </table:table-cell>
          <table:table-cell office:value-type="float" office:value="8.6" calcext:value-type="float">
            <text:p>8,6</text:p>
          </table:table-cell>
          <table:table-cell office:value-type="float" office:value="9.6" calcext:value-type="float">
            <text:p>9,6</text:p>
          </table:table-cell>
          <table:table-cell office:value-type="float" office:value="7.3" calcext:value-type="float">
            <text:p>7,3</text:p>
          </table:table-cell>
          <table:table-cell table:number-columns-repeated="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7.55" calcext:value-type="float">
            <text:p>7,55</text:p>
          </table:table-cell>
          <table:table-cell table:number-columns-repeated="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" calcext:value-type="float">
            <text:p>6,6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8.5" calcext:value-type="float">
            <text:p>8,5</text:p>
          </table:table-cell>
          <table:table-cell table:number-columns-repeated="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6.4" calcext:value-type="float">
            <text:p>6,4</text:p>
          </table:table-cell>
          <table:table-cell office:value-type="float" office:value="9.6" calcext:value-type="float">
            <text:p>9,6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" calcext:value-type="float">
            <text:p>6,6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7.7" calcext:value-type="float">
            <text:p>7,7</text:p>
          </table:table-cell>
          <table:table-cell table:number-columns-repeated="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4" calcext:value-type="float">
            <text:p>5,4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office:value-type="float" office:value="5.4" calcext:value-type="float">
            <text:p>5,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4" calcext:value-type="float">
            <text:p>17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1.7" calcext:value-type="float">
            <text:p>11,7</text:p>
          </table:table-cell>
          <table:table-cell table:number-columns-repeated="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5.2" calcext:value-type="float">
            <text:p>5,2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table:number-columns-repeated="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4" calcext:value-type="float">
            <text:p>5,4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7.6" calcext:value-type="float">
            <text:p>7,6</text:p>
          </table:table-cell>
          <table:table-cell office:value-type="float" office:value="7.5" calcext:value-type="float">
            <text:p>7,5</text:p>
          </table:table-cell>
          <table:table-cell table:number-columns-repeated="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6" calcext:value-type="float">
            <text:p>14,6</text:p>
          </table:table-cell>
          <table:table-cell office:value-type="float" office:value="4.2" calcext:value-type="float">
            <text:p>4,2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4" calcext:value-type="float">
            <text:p>12,4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6" calcext:value-type="float">
            <text:p>13,6</text:p>
          </table:table-cell>
          <table:table-cell office:value-type="float" office:value="1.2" calcext:value-type="float">
            <text:p>1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" calcext:value-type="float">
            <text:p>6,4</text:p>
          </table:table-cell>
          <table:table-cell office:value-type="float" office:value="5.2" calcext:value-type="float">
            <text:p>5,2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office:value-type="float" office:value="7.85" calcext:value-type="float">
            <text:p>7,85</text:p>
          </table:table-cell>
          <table:table-cell table:number-columns-repeated="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.8" calcext:value-type="float">
            <text:p>-7,8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4.25" calcext:value-type="float">
            <text:p>4,25</text:p>
          </table:table-cell>
          <table:table-cell table:number-columns-repeated="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6" calcext:value-type="float">
            <text:p>8,6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,4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,2</text:p>
          </table:table-cell>
          <table:table-cell office:value-type="float" office:value="7.55" calcext:value-type="float">
            <text:p>7,55</text:p>
          </table:table-cell>
          <table:table-cell table:number-columns-repeated="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table:number-columns-repeated="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,6</text:p>
          </table:table-cell>
          <table:table-cell office:value-type="float" office:value="6.4" calcext:value-type="float">
            <text:p>6,4</text:p>
          </table:table-cell>
          <table:table-cell office:value-type="float" office:value="4.4" calcext:value-type="float">
            <text:p>4,4</text:p>
          </table:table-cell>
          <table:table-cell office:value-type="float" office:value="11.4" calcext:value-type="float">
            <text:p>11,4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2" calcext:value-type="float">
            <text:p>9,2</text:p>
          </table:table-cell>
          <table:table-cell office:value-type="float" office:value="10.6" calcext:value-type="float">
            <text:p>10,6</text:p>
          </table:table-cell>
          <table:table-cell office:value-type="float" office:value="4.6" calcext:value-type="float">
            <text:p>4,6</text:p>
          </table:table-cell>
          <table:table-cell office:value-type="float" office:value="7.6" calcext:value-type="float">
            <text:p>7,6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.2" calcext:value-type="float">
            <text:p>19,2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number-columns-repeated="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6.3" calcext:value-type="float">
            <text:p>6,3</text:p>
          </table:table-cell>
          <table:table-cell table:number-columns-repeated="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4.2" calcext:value-type="float">
            <text:p>4,2</text:p>
          </table:table-cell>
          <table:table-cell office:value-type="float" office:value="7.4" calcext:value-type="float">
            <text:p>7,4</text:p>
          </table:table-cell>
          <table:table-cell office:value-type="float" office:value="6.8" calcext:value-type="float">
            <text:p>6,8</text:p>
          </table:table-cell>
          <table:table-cell table:number-columns-repeated="1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.55" calcext:value-type="float">
            <text:p>8,55</text:p>
          </table:table-cell>
          <table:table-cell table:number-columns-repeated="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6" calcext:value-type="float">
            <text:p>12,6</text:p>
          </table:table-cell>
          <table:table-cell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office:value-type="float" office:value="10.6" calcext:value-type="float">
            <text:p>10,6</text:p>
          </table:table-cell>
          <table:table-cell office:value-type="float" office:value="8.65" calcext:value-type="float">
            <text:p>8,65</text:p>
          </table:table-cell>
          <table:table-cell table:number-columns-repeated="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7.4" calcext:value-type="float">
            <text:p>7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2" calcext:value-type="float">
            <text:p>6,2</text:p>
          </table:table-cell>
          <table:table-cell office:value-type="float" office:value="8.4" calcext:value-type="float">
            <text:p>8,4</text:p>
          </table:table-cell>
          <table:table-cell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office:value-type="float" office:value="6.1" calcext:value-type="float">
            <text:p>6,1</text:p>
          </table:table-cell>
          <table:table-cell table:number-columns-repeated="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8.05" calcext:value-type="float">
            <text:p>8,05</text:p>
          </table:table-cell>
          <table:table-cell table:number-columns-repeated="1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table:number-columns-repeated="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4" calcext:value-type="float">
            <text:p>10,4</text:p>
          </table:table-cell>
          <table:table-cell office:value-type="float" office:value="4.2" calcext:value-type="float">
            <text:p>4,2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8.1" calcext:value-type="float">
            <text:p>8,1</text:p>
          </table:table-cell>
          <table:table-cell table:number-columns-repeated="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5.2" calcext:value-type="float">
            <text:p>5,2</text:p>
          </table:table-cell>
          <table:table-cell office:value-type="float" office:value="5.4" calcext:value-type="float">
            <text:p>5,4</text:p>
          </table:table-cell>
          <table:table-cell office:value-type="float" office:value="7.05" calcext:value-type="float">
            <text:p>7,05</text:p>
          </table:table-cell>
          <table:table-cell table:number-columns-repeated="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4" calcext:value-type="float">
            <text:p>7,4</text:p>
          </table:table-cell>
          <table:table-cell office:value-type="float" office:value="18.6" calcext:value-type="float">
            <text:p>18,6</text:p>
          </table:table-cell>
          <table:table-cell office:value-type="float" office:value="13.2" calcext:value-type="float">
            <text:p>13,2</text:p>
          </table:table-cell>
          <table:table-cell office:value-type="float" office:value="5.4" calcext:value-type="float">
            <text:p>5,4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6" calcext:value-type="float">
            <text:p>4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75" calcext:value-type="float">
            <text:p>8,75</text:p>
          </table:table-cell>
          <table:table-cell table:number-columns-repeated="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8" calcext:value-type="float">
            <text:p>11,8</text:p>
          </table:table-cell>
          <table:table-cell office:value-type="float" office:value="5.6" calcext:value-type="float">
            <text:p>5,6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2" calcext:value-type="float">
            <text:p>4,2</text:p>
          </table:table-cell>
          <table:table-cell office:value-type="float" office:value="14.6" calcext:value-type="float">
            <text:p>14,6</text:p>
          </table:table-cell>
          <table:table-cell office:value-type="float" office:value="9.8" calcext:value-type="float">
            <text:p>9,8</text:p>
          </table:table-cell>
          <table:table-cell office:value-type="float" office:value="11.6" calcext:value-type="float">
            <text:p>11,6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2" calcext:value-type="float">
            <text:p>8,2</text:p>
          </table:table-cell>
          <table:table-cell office:value-type="float" office:value="13.2" calcext:value-type="float">
            <text:p>13,2</text:p>
          </table:table-cell>
          <table:table-cell office:value-type="float" office:value="7.4" calcext:value-type="float">
            <text:p>7,4</text:p>
          </table:table-cell>
          <table:table-cell office:value-type="float" office:value="18.6" calcext:value-type="float">
            <text:p>18,6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6.3" calcext:value-type="float">
            <text:p>6,3</text:p>
          </table:table-cell>
          <table:table-cell table:number-columns-repeated="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4" calcext:value-type="float">
            <text:p>8,4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4" calcext:value-type="float">
            <text:p>7,4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7.1" calcext:value-type="float">
            <text:p>7,1</text:p>
          </table:table-cell>
          <table:table-cell table:number-columns-repeated="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2" calcext:value-type="float">
            <text:p>7,2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7.95" calcext:value-type="float">
            <text:p>7,95</text:p>
          </table:table-cell>
          <table:table-cell table:number-columns-repeated="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2" calcext:value-type="float">
            <text:p>7,2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8.25" calcext:value-type="float">
            <text:p>8,25</text:p>
          </table:table-cell>
          <table:table-cell table:number-columns-repeated="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6" calcext:value-type="float">
            <text:p>14,6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7.6" calcext:value-type="float">
            <text:p>7,6</text:p>
          </table:table-cell>
          <table:table-cell office:value-type="float" office:value="8.7" calcext:value-type="float">
            <text:p>8,7</text:p>
          </table:table-cell>
          <table:table-cell table:number-columns-repeated="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18.6" calcext:value-type="float">
            <text:p>18,6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8.35" calcext:value-type="float">
            <text:p>8,35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.8" calcext:value-type="float">
            <text:p>-3,8</text:p>
          </table:table-cell>
          <table:table-cell office:value-type="float" office:value="5.6" calcext:value-type="float">
            <text:p>5,6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5.6" calcext:value-type="float">
            <text:p>5,6</text:p>
          </table:table-cell>
          <table:table-cell table:number-columns-repeated="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4" calcext:value-type="float">
            <text:p>11,4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9.2" calcext:value-type="float">
            <text:p>9,2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,4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,2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4" calcext:value-type="float">
            <text:p>5,4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5.95" calcext:value-type="float">
            <text:p>5,95</text:p>
          </table:table-cell>
          <table:table-cell table:number-columns-repeated="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2" calcext:value-type="float">
            <text:p>15,2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11.8" calcext:value-type="float">
            <text:p>11,8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2" calcext:value-type="float">
            <text:p>5,2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13" calcext:value-type="float">
            <text:p>13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,4</text:p>
          </table:table-cell>
          <table:table-cell office:value-type="float" office:value="13.4" calcext:value-type="float">
            <text:p>13,4</text:p>
          </table:table-cell>
          <table:table-cell office:value-type="float" office:value="5.4" calcext:value-type="float">
            <text:p>5,4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3.4" calcext:value-type="float">
            <text:p>13,4</text:p>
          </table:table-cell>
          <table:table-cell office:value-type="float" office:value="11.45" calcext:value-type="float">
            <text:p>11,45</text:p>
          </table:table-cell>
          <table:table-cell table:number-columns-repeated="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2" calcext:value-type="float">
            <text:p>11,2</text:p>
          </table:table-cell>
          <table:table-cell office:value-type="float" office:value="18.4" calcext:value-type="float">
            <text:p>18,4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2" calcext:value-type="float">
            <text:p>7,2</text:p>
          </table:table-cell>
          <table:table-cell office:value-type="float" office:value="13.6" calcext:value-type="float">
            <text:p>13,6</text:p>
          </table:table-cell>
          <table:table-cell office:value-type="float" office:value="15.2" calcext:value-type="float">
            <text:p>15,2</text:p>
          </table:table-cell>
          <table:table-cell office:value-type="float" office:value="9.4" calcext:value-type="float">
            <text:p>9,4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office:value-type="float" office:value="14.2" calcext:value-type="float">
            <text:p>14,2</text:p>
          </table:table-cell>
          <table:table-cell table:number-columns-repeated="2"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15.6" calcext:value-type="float">
            <text:p>15,6</text:p>
          </table:table-cell>
          <table:table-cell office:value-type="float" office:value="10.2" calcext:value-type="float">
            <text:p>10,2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2" calcext:value-type="float">
            <text:p>6,2</text:p>
          </table:table-cell>
          <table:table-cell office:value-type="float" office:value="6.4" calcext:value-type="float">
            <text:p>6,4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number-columns-repeated="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4" calcext:value-type="float">
            <text:p>7,4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office:value-type="float" office:value="6.4" calcext:value-type="float">
            <text:p>6,4</text:p>
          </table:table-cell>
          <table:table-cell office:value-type="float" office:value="6.55" calcext:value-type="float">
            <text:p>6,55</text:p>
          </table:table-cell>
          <table:table-cell table:number-columns-repeated="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6" calcext:value-type="float">
            <text:p>5,6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8.65" calcext:value-type="float">
            <text:p>8,65</text:p>
          </table:table-cell>
          <table:table-cell table:number-columns-repeated="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2" calcext:value-type="float">
            <text:p>8,2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10.2" calcext:value-type="float">
            <text:p>10,2</text:p>
          </table:table-cell>
          <table:table-cell office:value-type="float" office:value="7.15" calcext:value-type="float">
            <text:p>7,15</text:p>
          </table:table-cell>
          <table:table-cell table:number-columns-repeated="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5.2" calcext:value-type="float">
            <text:p>5,2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table:number-columns-repeated="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2" calcext:value-type="float">
            <text:p>7,2</text:p>
          </table:table-cell>
          <table:table-cell office:value-type="float" office:value="12.8" calcext:value-type="float">
            <text:p>12,8</text:p>
          </table:table-cell>
          <table:table-cell office:value-type="float" office:value="8.2" calcext:value-type="float">
            <text:p>8,2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2" calcext:value-type="float">
            <text:p>14,2</text:p>
          </table:table-cell>
          <table:table-cell office:value-type="float" office:value="9.6" calcext:value-type="float">
            <text:p>9,6</text:p>
          </table:table-cell>
          <table:table-cell office:value-type="float" office:value="12.2" calcext:value-type="float">
            <text:p>12,2</text:p>
          </table:table-cell>
          <table:table-cell office:value-type="float" office:value="9.2" calcext:value-type="float">
            <text:p>9,2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7.2" calcext:value-type="float">
            <text:p>7,2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table:number-columns-repeated="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.2" calcext:value-type="float">
            <text:p>13,2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4.4" calcext:value-type="float">
            <text:p>4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.2" calcext:value-type="float">
            <text:p>14,2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table:number-columns-repeated="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14.2" calcext:value-type="float">
            <text:p>14,2</text:p>
          </table:table-cell>
          <table:table-cell office:value-type="float" office:value="8.2" calcext:value-type="float">
            <text:p>8,2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4" calcext:value-type="float">
            <text:p>20,4</text:p>
          </table:table-cell>
          <table:table-cell office:value-type="float" office:value="11.4" calcext:value-type="float">
            <text:p>11,4</text:p>
          </table:table-cell>
          <table:table-cell office:value-type="float" office:value="-6.8" calcext:value-type="float">
            <text:p>-6,8</text:p>
          </table:table-cell>
          <table:table-cell office:value-type="float" office:value="2.4" calcext:value-type="float">
            <text:p>2,4</text:p>
          </table:table-cell>
          <table:table-cell office:value-type="float" office:value="6.85" calcext:value-type="float">
            <text:p>6,85</text:p>
          </table:table-cell>
          <table:table-cell table:number-columns-repeated="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.2" calcext:value-type="float">
            <text:p>19,2</text:p>
          </table:table-cell>
          <table:table-cell office:value-type="float" office:value="8.4" calcext:value-type="float">
            <text:p>8,4</text:p>
          </table:table-cell>
          <table:table-cell office:value-type="float" office:value="3.6" calcext:value-type="float">
            <text:p>3,6</text:p>
          </table:table-cell>
          <table:table-cell office:value-type="float" office:value="9.8" calcext:value-type="float">
            <text:p>9,8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18.6" calcext:value-type="float">
            <text:p>18,6</text:p>
          </table:table-cell>
          <table:table-cell office:value-type="float" office:value="5.2" calcext:value-type="float">
            <text:p>5,2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8.8" calcext:value-type="float">
            <text:p>-8,8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table:number-columns-repeated="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6" calcext:value-type="float">
            <text:p>9,6</text:p>
          </table:table-cell>
          <table:table-cell office:value-type="float" office:value="14.4" calcext:value-type="float">
            <text:p>14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6" calcext:value-type="float">
            <text:p>3,6</text:p>
          </table:table-cell>
          <table:table-cell office:value-type="float" office:value="6.2" calcext:value-type="float">
            <text:p>6,2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table:number-columns-repeated="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4" calcext:value-type="float">
            <text:p>12,4</text:p>
          </table:table-cell>
          <table:table-cell office:value-type="float" office:value="5.4" calcext:value-type="float">
            <text:p>5,4</text:p>
          </table:table-cell>
          <table:table-cell office:value-type="float" office:value="4.4" calcext:value-type="float">
            <text:p>4,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4" calcext:value-type="float">
            <text:p>4,4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7.15" calcext:value-type="float">
            <text:p>7,15</text:p>
          </table:table-cell>
          <table:table-cell table:number-columns-repeated="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table:number-columns-repeated="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2" calcext:value-type="float">
            <text:p>3,2</text:p>
          </table:table-cell>
          <table:table-cell office:value-type="float" office:value="10.2" calcext:value-type="float">
            <text:p>10,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,1</text:p>
          </table:table-cell>
          <table:table-cell table:number-columns-repeated="1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28.2" calcext:value-type="float">
            <text:p>28,2</text:p>
          </table:table-cell>
          <table:table-cell office:value-type="float" office:value="12.2" calcext:value-type="float">
            <text:p>12,2</text:p>
          </table:table-cell>
          <table:table-cell office:value-type="float" office:value="13.8" calcext:value-type="float">
            <text:p>13,8</text:p>
          </table:table-cell>
          <table:table-cell table:number-columns-repeated="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99999999999999" calcext:value-type="float">
            <text:p>0,199999999999999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table:number-columns-repeated="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8.4" calcext:value-type="float">
            <text:p>8,4</text:p>
          </table:table-cell>
          <table:table-cell office:value-type="float" office:value="6.9" calcext:value-type="float">
            <text:p>6,9</text:p>
          </table:table-cell>
          <table:table-cell table:number-columns-repeated="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.6" calcext:value-type="float">
            <text:p>13,6</text:p>
          </table:table-cell>
          <table:table-cell office:value-type="float" office:value="6.4" calcext:value-type="float">
            <text:p>6,4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4" calcext:value-type="float">
            <text:p>10,4</text:p>
          </table:table-cell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2" calcext:value-type="float">
            <text:p>6,2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0.5" calcext:value-type="float">
            <text:p>10,5</text:p>
          </table:table-cell>
          <table:table-cell table:number-columns-repeated="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7.2" calcext:value-type="float">
            <text:p>17,2</text:p>
          </table:table-cell>
          <table:table-cell office:value-type="float" office:value="14.6" calcext:value-type="float">
            <text:p>14,6</text:p>
          </table:table-cell>
          <table:table-cell office:value-type="float" office:value="14.95" calcext:value-type="float">
            <text:p>14,95</text:p>
          </table:table-cell>
          <table:table-cell table:number-columns-repeated="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4" calcext:value-type="float">
            <text:p>6,4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2" calcext:value-type="float">
            <text:p>5,2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4" calcext:value-type="float">
            <text:p>7,4</text:p>
          </table:table-cell>
          <table:table-cell office:value-type="float" office:value="10.6" calcext:value-type="float">
            <text:p>10,6</text:p>
          </table:table-cell>
          <table:table-cell office:value-type="float" office:value="7.8" calcext:value-type="float">
            <text:p>7,8</text:p>
          </table:table-cell>
          <table:table-cell office:value-type="float" office:value="10.8" calcext:value-type="float">
            <text:p>10,8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4" calcext:value-type="float">
            <text:p>13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.8" calcext:value-type="float">
            <text:p>-3,8</text:p>
          </table:table-cell>
          <table:table-cell office:value-type="float" office:value="13.6" calcext:value-type="float">
            <text:p>13,6</text:p>
          </table:table-cell>
          <table:table-cell office:value-type="float" office:value="6.2" calcext:value-type="float">
            <text:p>6,2</text:p>
          </table:table-cell>
          <table:table-cell office:value-type="float" office:value="12.2" calcext:value-type="float">
            <text:p>12,2</text:p>
          </table:table-cell>
          <table:table-cell office:value-type="float" office:value="7.05" calcext:value-type="float">
            <text:p>7,05</text:p>
          </table:table-cell>
          <table:table-cell table:number-columns-repeated="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8" calcext:value-type="float">
            <text:p>18</text:p>
          </table:table-cell>
          <table:table-cell office:value-type="float" office:value="10.2" calcext:value-type="float">
            <text:p>10,2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16.8" calcext:value-type="float">
            <text:p>16,8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2" calcext:value-type="float">
            <text:p>19,2</text:p>
          </table:table-cell>
          <table:table-cell office:value-type="float" office:value="8.8" calcext:value-type="float">
            <text:p>8,8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,8</text:p>
          </table:table-cell>
          <table:table-cell office:value-type="float" office:value="7.2" calcext:value-type="float">
            <text:p>7,2</text:p>
          </table:table-cell>
          <table:table-cell table:number-columns-repeated="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0.2" calcext:value-type="float">
            <text:p>10,2</text:p>
          </table:table-cell>
          <table:table-cell office:value-type="float" office:value="13.4" calcext:value-type="float">
            <text:p>13,4</text:p>
          </table:table-cell>
          <table:table-cell office:value-type="float" office:value="6.2" calcext:value-type="float">
            <text:p>6,2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1.2" calcext:value-type="float">
            <text:p>11,2</text:p>
          </table:table-cell>
          <table:table-cell office:value-type="float" office:value="8.4" calcext:value-type="float">
            <text:p>8,4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6" calcext:value-type="float">
            <text:p>7,6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6.3" calcext:value-type="float">
            <text:p>6,3</text:p>
          </table:table-cell>
          <table:table-cell table:number-columns-repeated="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20.8" calcext:value-type="float">
            <text:p>20,8</text:p>
          </table:table-cell>
          <table:table-cell office:value-type="float" office:value="7.4" calcext:value-type="float">
            <text:p>7,4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2" calcext:value-type="float">
            <text:p>12,2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.6" calcext:value-type="float">
            <text:p>23,6</text:p>
          </table:table-cell>
          <table:table-cell office:value-type="float" office:value="10.8" calcext:value-type="float">
            <text:p>10,8</text:p>
          </table:table-cell>
          <table:table-cell office:value-type="float" office:value="4.4" calcext:value-type="float">
            <text:p>4,4</text:p>
          </table:table-cell>
          <table:table-cell office:value-type="float" office:value="5.4" calcext:value-type="float">
            <text:p>5,4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3.2" calcext:value-type="float">
            <text:p>13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6.75" calcext:value-type="float">
            <text:p>6,75</text:p>
          </table:table-cell>
          <table:table-cell table:number-columns-repeated="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6" calcext:value-type="float">
            <text:p>10,6</text:p>
          </table:table-cell>
          <table:table-cell office:value-type="float" office:value="14.4" calcext:value-type="float">
            <text:p>14,4</text:p>
          </table:table-cell>
          <table:table-cell office:value-type="float" office:value="7.4" calcext:value-type="float">
            <text:p>7,4</text:p>
          </table:table-cell>
          <table:table-cell office:value-type="float" office:value="14.6" calcext:value-type="float">
            <text:p>14,6</text:p>
          </table:table-cell>
          <table:table-cell office:value-type="float" office:value="11.75" calcext:value-type="float">
            <text:p>11,75</text:p>
          </table:table-cell>
          <table:table-cell table:number-columns-repeated="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2" calcext:value-type="float">
            <text:p>9,2</text:p>
          </table:table-cell>
          <table:table-cell office:value-type="float" office:value="7.4" calcext:value-type="float">
            <text:p>7,4</text:p>
          </table:table-cell>
          <table:table-cell office:value-type="float" office:value="8" calcext:value-type="float">
            <text:p>8</text:p>
          </table:table-cell>
          <table:table-cell office:value-type="float" office:value="-3.8" calcext:value-type="float">
            <text:p>-3,8</text:p>
          </table:table-cell>
          <table:table-cell office:value-type="float" office:value="5.2" calcext:value-type="float">
            <text:p>5,2</text:p>
          </table:table-cell>
          <table:table-cell table:number-columns-repeated="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2" calcext:value-type="float">
            <text:p>7,2</text:p>
          </table:table-cell>
          <table:table-cell office:value-type="float" office:value="14.4" calcext:value-type="float">
            <text:p>14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6" calcext:value-type="float">
            <text:p>5,6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17.4" calcext:value-type="float">
            <text:p>17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7.6" calcext:value-type="float">
            <text:p>7,6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6.75" calcext:value-type="float">
            <text:p>6,75</text:p>
          </table:table-cell>
          <table:table-cell table:number-columns-repeated="1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-7.8" calcext:value-type="float">
            <text:p>-7,8</text:p>
          </table:table-cell>
          <table:table-cell office:value-type="float" office:value="3.8" calcext:value-type="float">
            <text:p>3,8</text:p>
          </table:table-cell>
          <table:table-cell table:number-columns-repeated="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4" calcext:value-type="float">
            <text:p>4,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,2</text:p>
          </table:table-cell>
          <table:table-cell office:value-type="float" office:value="7.4" calcext:value-type="float">
            <text:p>7,4</text:p>
          </table:table-cell>
          <table:table-cell table:number-columns-repeated="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5.6" calcext:value-type="float">
            <text:p>5,6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7.4" calcext:value-type="float">
            <text:p>7,4</text:p>
          </table:table-cell>
          <table:table-cell office:value-type="float" office:value="1.4" calcext:value-type="float">
            <text:p>1,4</text:p>
          </table:table-cell>
          <table:table-cell office:value-type="float" office:value="5.35" calcext:value-type="float">
            <text:p>5,35</text:p>
          </table:table-cell>
          <table:table-cell table:number-columns-repeated="1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6.4" calcext:value-type="float">
            <text:p>6,4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4" calcext:value-type="float">
            <text:p>13,4</text:p>
          </table:table-cell>
          <table:table-cell office:value-type="float" office:value="28.2" calcext:value-type="float">
            <text:p>28,2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6.85" calcext:value-type="float">
            <text:p>16,85</text:p>
          </table:table-cell>
          <table:table-cell table:number-columns-repeated="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.4" calcext:value-type="float">
            <text:p>13,4</text:p>
          </table:table-cell>
          <table:table-cell office:value-type="float" office:value="15.4" calcext:value-type="float">
            <text:p>15,4</text:p>
          </table:table-cell>
          <table:table-cell office:value-type="float" office:value="4.4" calcext:value-type="float">
            <text:p>4,4</text:p>
          </table:table-cell>
          <table:table-cell office:value-type="float" office:value="-2.8" calcext:value-type="float">
            <text:p>-2,8</text:p>
          </table:table-cell>
          <table:table-cell office:value-type="float" office:value="7.6" calcext:value-type="float">
            <text:p>7,6</text:p>
          </table:table-cell>
          <table:table-cell table:number-columns-repeated="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6" calcext:value-type="float">
            <text:p>10,6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table:number-columns-repeated="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5.2" calcext:value-type="float">
            <text:p>5,2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office:value-type="float" office:value="4.6" calcext:value-type="float">
            <text:p>4,6</text:p>
          </table:table-cell>
          <table:table-cell office:value-type="float" office:value="6.45" calcext:value-type="float">
            <text:p>6,45</text:p>
          </table:table-cell>
          <table:table-cell table:number-columns-repeated="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8.05" calcext:value-type="float">
            <text:p>8,05</text:p>
          </table:table-cell>
          <table:table-cell table:number-columns-repeated="1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6" calcext:value-type="float">
            <text:p>14,6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2.4" calcext:value-type="float">
            <text:p>2,4</text:p>
          </table:table-cell>
          <table:table-cell office:value-type="float" office:value="12.2" calcext:value-type="float">
            <text:p>12,2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4" calcext:value-type="float">
            <text:p>4,4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8" calcext:value-type="float">
            <text:p>5,8</text:p>
          </table:table-cell>
          <table:table-cell office:value-type="float" office:value="5.6" calcext:value-type="float">
            <text:p>5,6</text:p>
          </table:table-cell>
          <table:table-cell office:value-type="float" office:value="9.8" calcext:value-type="float">
            <text:p>9,8</text:p>
          </table:table-cell>
          <table:table-cell office:value-type="float" office:value="7.4" calcext:value-type="float">
            <text:p>7,4</text:p>
          </table:table-cell>
          <table:table-cell office:value-type="float" office:value="7.15" calcext:value-type="float">
            <text:p>7,15</text:p>
          </table:table-cell>
          <table:table-cell table:number-columns-repeated="1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8.25" calcext:value-type="float">
            <text:p>8,25</text:p>
          </table:table-cell>
          <table:table-cell table:number-columns-repeated="1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5.2" calcext:value-type="float">
            <text:p>5,2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2" calcext:value-type="float">
            <text:p>3,2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8" calcext:value-type="float">
            <text:p>8,8</text:p>
          </table:table-cell>
          <table:table-cell office:value-type="float" office:value="3.4" calcext:value-type="float">
            <text:p>3,4</text:p>
          </table:table-cell>
          <table:table-cell office:value-type="float" office:value="10.4" calcext:value-type="float">
            <text:p>10,4</text:p>
          </table:table-cell>
          <table:table-cell office:value-type="float" office:value="-8.8" calcext:value-type="float">
            <text:p>-8,8</text:p>
          </table:table-cell>
          <table:table-cell office:value-type="float" office:value="3.45" calcext:value-type="float">
            <text:p>3,45</text:p>
          </table:table-cell>
          <table:table-cell table:number-columns-repeated="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5.2" calcext:value-type="float">
            <text:p>5,2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4" calcext:value-type="float">
            <text:p>9,4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6" calcext:value-type="float">
            <text:p>7,6</text:p>
          </table:table-cell>
          <table:table-cell office:value-type="float" office:value="15.6" calcext:value-type="float">
            <text:p>15,6</text:p>
          </table:table-cell>
          <table:table-cell office:value-type="float" office:value="8.4" calcext:value-type="float">
            <text:p>8,4</text:p>
          </table:table-cell>
          <table:table-cell office:value-type="float" office:value="13.2" calcext:value-type="float">
            <text:p>13,2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18.4" calcext:value-type="float">
            <text:p>18,4</text:p>
          </table:table-cell>
          <table:table-cell office:value-type="float" office:value="11.4" calcext:value-type="float">
            <text:p>11,4</text:p>
          </table:table-cell>
          <table:table-cell office:value-type="float" office:value="12.65" calcext:value-type="float">
            <text:p>12,65</text:p>
          </table:table-cell>
          <table:table-cell table:number-columns-repeated="1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.6" calcext:value-type="float">
            <text:p>12,6</text:p>
          </table:table-cell>
          <table:table-cell office:value-type="float" office:value="17.6" calcext:value-type="float">
            <text:p>17,6</text:p>
          </table:table-cell>
          <table:table-cell office:value-type="float" office:value="13.2" calcext:value-type="float">
            <text:p>13,2</text:p>
          </table:table-cell>
          <table:table-cell office:value-type="float" office:value="7.4" calcext:value-type="float">
            <text:p>7,4</text:p>
          </table:table-cell>
          <table:table-cell office:value-type="float" office:value="12.7" calcext:value-type="float">
            <text:p>12,7</text:p>
          </table:table-cell>
          <table:table-cell table:number-columns-repeated="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5.4" calcext:value-type="float">
            <text:p>5,4</text:p>
          </table:table-cell>
          <table:table-cell office:value-type="float" office:value="7.8" calcext:value-type="float">
            <text:p>7,8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4" calcext:value-type="float">
            <text:p>11,4</text:p>
          </table:table-cell>
          <table:table-cell office:value-type="float" office:value="2.2" calcext:value-type="float">
            <text:p>2,2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8.35" calcext:value-type="float">
            <text:p>8,35</text:p>
          </table:table-cell>
          <table:table-cell table:number-columns-repeated="1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.2" calcext:value-type="float">
            <text:p>21,2</text:p>
          </table:table-cell>
          <table:table-cell office:value-type="float" office:value="15.4" calcext:value-type="float">
            <text:p>15,4</text:p>
          </table:table-cell>
          <table:table-cell office:value-type="float" office:value="21.4" calcext:value-type="float">
            <text:p>21,4</text:p>
          </table:table-cell>
          <table:table-cell office:value-type="float" office:value="9.2" calcext:value-type="float">
            <text:p>9,2</text:p>
          </table:table-cell>
          <table:table-cell office:value-type="float" office:value="16.8" calcext:value-type="float">
            <text:p>16,8</text:p>
          </table:table-cell>
          <table:table-cell table:number-columns-repeated="1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2" calcext:value-type="float">
            <text:p>10,2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.2" calcext:value-type="float">
            <text:p>20,2</text:p>
          </table:table-cell>
          <table:table-cell table:number-columns-repeated="2" office:value-type="float" office:value="9.2" calcext:value-type="float">
            <text:p>9,2</text:p>
          </table:table-cell>
          <table:table-cell office:value-type="float" office:value="12.6" calcext:value-type="float">
            <text:p>12,6</text:p>
          </table:table-cell>
          <table:table-cell office:value-type="float" office:value="12.8" calcext:value-type="float">
            <text:p>12,8</text:p>
          </table:table-cell>
          <table:table-cell table:number-columns-repeated="1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.4" calcext:value-type="float">
            <text:p>16,4</text:p>
          </table:table-cell>
          <table:table-cell office:value-type="float" office:value="14.4" calcext:value-type="float">
            <text:p>14,4</text:p>
          </table:table-cell>
          <table:table-cell office:value-type="float" office:value="8.2" calcext:value-type="float">
            <text:p>8,2</text:p>
          </table:table-cell>
          <table:table-cell office:value-type="float" office:value="8.6" calcext:value-type="float">
            <text:p>8,6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8.6" calcext:value-type="float">
            <text:p>8,6</text:p>
          </table:table-cell>
          <table:table-cell office:value-type="float" office:value="10.2" calcext:value-type="float">
            <text:p>10,2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.6" calcext:value-type="float">
            <text:p>16,6</text:p>
          </table:table-cell>
          <table:table-cell office:value-type="float" office:value="5.2" calcext:value-type="float">
            <text:p>5,2</text:p>
          </table:table-cell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4" calcext:value-type="float">
            <text:p>15,4</text:p>
          </table:table-cell>
          <table:table-cell office:value-type="float" office:value="14.8" calcext:value-type="float">
            <text:p>14,8</text:p>
          </table:table-cell>
          <table:table-cell office:value-type="float" office:value="6.6" calcext:value-type="float">
            <text:p>6,6</text:p>
          </table:table-cell>
          <table:table-cell office:value-type="float" office:value="19.2" calcext:value-type="float">
            <text:p>19,2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4" calcext:value-type="float">
            <text:p>9,4</text:p>
          </table:table-cell>
          <table:table-cell office:value-type="float" office:value="14.8" calcext:value-type="float">
            <text:p>14,8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5" calcext:value-type="float">
            <text:p>10,75</text:p>
          </table:table-cell>
          <table:table-cell table:number-columns-repeated="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.8" calcext:value-type="float">
            <text:p>16,8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6.6" calcext:value-type="float">
            <text:p>16,6</text:p>
          </table:table-cell>
          <table:table-cell office:value-type="float" office:value="13.6" calcext:value-type="float">
            <text:p>13,6</text:p>
          </table:table-cell>
          <table:table-cell table:number-columns-repeated="1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.8" calcext:value-type="float">
            <text:p>12,8</text:p>
          </table:table-cell>
          <table:table-cell office:value-type="float" office:value="16.6" calcext:value-type="float">
            <text:p>16,6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8" calcext:value-type="float">
            <text:p>10,8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,8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table:number-columns-repeated="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6" calcext:value-type="float">
            <text:p>5,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.6" calcext:value-type="float">
            <text:p>16,6</text:p>
          </table:table-cell>
          <table:table-cell office:value-type="float" office:value="9.4" calcext:value-type="float">
            <text:p>9,4</text:p>
          </table:table-cell>
          <table:table-cell office:value-type="float" office:value="16.4" calcext:value-type="float">
            <text:p>16,4</text:p>
          </table:table-cell>
          <table:table-cell office:value-type="float" office:value="11.4" calcext:value-type="float">
            <text:p>11,4</text:p>
          </table:table-cell>
          <table:table-cell office:value-type="float" office:value="13.45" calcext:value-type="float">
            <text:p>13,45</text:p>
          </table:table-cell>
          <table:table-cell table:number-columns-repeated="1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9.85" calcext:value-type="float">
            <text:p>9,85</text:p>
          </table:table-cell>
          <table:table-cell table:number-columns-repeated="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8.8" calcext:value-type="float">
            <text:p>8,8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2" calcext:value-type="float">
            <text:p>4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8.9" calcext:value-type="float">
            <text:p>8,9</text:p>
          </table:table-cell>
          <table:table-cell table:number-columns-repeated="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2" calcext:value-type="float">
            <text:p>8,2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7.8" calcext:value-type="float">
            <text:p>7,8</text:p>
          </table:table-cell>
          <table:table-cell table:number-columns-repeated="1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7.2" calcext:value-type="float">
            <text:p>7,2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.6" calcext:value-type="float">
            <text:p>13,6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.6" calcext:value-type="float">
            <text:p>13,6</text:p>
          </table:table-cell>
          <table:table-cell office:value-type="float" office:value="6.4" calcext:value-type="float">
            <text:p>6,4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10.5" calcext:value-type="float">
            <text:p>10,5</text:p>
          </table:table-cell>
          <table:table-cell table:number-columns-repeated="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17.2" calcext:value-type="float">
            <text:p>17,2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4" calcext:value-type="float">
            <text:p>8,4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22.4" calcext:value-type="float">
            <text:p>22,4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1.6" calcext:value-type="float">
            <text:p>11,6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16.4" calcext:value-type="float">
            <text:p>16,4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3.2" calcext:value-type="float">
            <text:p>3,2</text:p>
          </table:table-cell>
          <table:table-cell office:value-type="float" office:value="17.2" calcext:value-type="float">
            <text:p>17,2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.2" calcext:value-type="float">
            <text:p>12,2</text:p>
          </table:table-cell>
          <table:table-cell office:value-type="float" office:value="12.4" calcext:value-type="float">
            <text:p>12,4</text:p>
          </table:table-cell>
          <table:table-cell office:value-type="float" office:value="6.2" calcext:value-type="float">
            <text:p>6,2</text:p>
          </table:table-cell>
          <table:table-cell office:value-type="float" office:value="3.2" calcext:value-type="float">
            <text:p>3,2</text:p>
          </table:table-cell>
          <table:table-cell office:value-type="float" office:value="8.5" calcext:value-type="float">
            <text:p>8,5</text:p>
          </table:table-cell>
          <table:table-cell table:number-columns-repeated="1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.2" calcext:value-type="float">
            <text:p>13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4" calcext:value-type="float">
            <text:p>10,4</text:p>
          </table:table-cell>
          <table:table-cell office:value-type="float" office:value="18.4" calcext:value-type="float">
            <text:p>18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2.85" calcext:value-type="float">
            <text:p>12,85</text:p>
          </table:table-cell>
          <table:table-cell table:number-columns-repeated="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9.6" calcext:value-type="float">
            <text:p>19,6</text:p>
          </table:table-cell>
          <table:table-cell office:value-type="float" office:value="1.2" calcext:value-type="float">
            <text:p>1,2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2.6" calcext:value-type="float">
            <text:p>12,6</text:p>
          </table:table-cell>
          <table:table-cell office:value-type="float" office:value="13.4" calcext:value-type="float">
            <text:p>13,4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8.1" calcext:value-type="float">
            <text:p>8,1</text:p>
          </table:table-cell>
          <table:table-cell table:number-columns-repeated="1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4.2" calcext:value-type="float">
            <text:p>4,2</text:p>
          </table:table-cell>
          <table:table-cell office:value-type="float" office:value="8.6" calcext:value-type="float">
            <text:p>8,6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8.2" calcext:value-type="float">
            <text:p>8,2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.4" calcext:value-type="float">
            <text:p>13,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15.8" calcext:value-type="float">
            <text:p>15,8</text:p>
          </table:table-cell>
          <table:table-cell office:value-type="float" office:value="9.2" calcext:value-type="float">
            <text:p>9,2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3.25" calcext:value-type="float">
            <text:p>13,25</text:p>
          </table:table-cell>
          <table:table-cell table:number-columns-repeated="1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2" calcext:value-type="float">
            <text:p>6,2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8.35" calcext:value-type="float">
            <text:p>8,35</text:p>
          </table:table-cell>
          <table:table-cell table:number-columns-repeated="1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8.9" calcext:value-type="float">
            <text:p>8,9</text:p>
          </table:table-cell>
          <table:table-cell table:number-columns-repeated="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2" calcext:value-type="float">
            <text:p>7,2</text:p>
          </table:table-cell>
          <table:table-cell table:number-columns-repeated="3"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9.75" calcext:value-type="float">
            <text:p>9,75</text:p>
          </table:table-cell>
          <table:table-cell table:number-columns-repeated="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8.65" calcext:value-type="float">
            <text:p>8,65</text:p>
          </table:table-cell>
          <table:table-cell table:number-columns-repeated="1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11.4" calcext:value-type="float">
            <text:p>11,4</text:p>
          </table:table-cell>
          <table:table-cell office:value-type="float" office:value="7.7" calcext:value-type="float">
            <text:p>7,7</text:p>
          </table:table-cell>
          <table:table-cell table:number-columns-repeated="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.4" calcext:value-type="float">
            <text:p>16,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.6" calcext:value-type="float">
            <text:p>11,6</text:p>
          </table:table-cell>
          <table:table-cell office:value-type="float" office:value="3.2" calcext:value-type="float">
            <text:p>3,2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6.9" calcext:value-type="float">
            <text:p>6,9</text:p>
          </table:table-cell>
          <table:table-cell table:number-columns-repeated="1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16.2" calcext:value-type="float">
            <text:p>16,2</text:p>
          </table:table-cell>
          <table:table-cell office:value-type="float" office:value="15.4" calcext:value-type="float">
            <text:p>15,4</text:p>
          </table:table-cell>
          <table:table-cell office:value-type="float" office:value="13.85" calcext:value-type="float">
            <text:p>13,85</text:p>
          </table:table-cell>
          <table:table-cell table:number-columns-repeated="1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2" calcext:value-type="float">
            <text:p>10,2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6.05" calcext:value-type="float">
            <text:p>6,05</text:p>
          </table:table-cell>
          <table:table-cell table:number-columns-repeated="1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2" calcext:value-type="float">
            <text:p>4,2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 table:number-columns-repeated="1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2" calcext:value-type="float">
            <text:p>5,2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75" calcext:value-type="float">
            <text:p>9,75</text:p>
          </table:table-cell>
          <table:table-cell table:number-columns-repeated="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2" calcext:value-type="float">
            <text:p>6,2</text:p>
          </table:table-cell>
          <table:table-cell office:value-type="float" office:value="16.4" calcext:value-type="float">
            <text:p>16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8.7" calcext:value-type="float">
            <text:p>8,7</text:p>
          </table:table-cell>
          <table:table-cell table:number-columns-repeated="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4" calcext:value-type="float">
            <text:p>7,4</text:p>
          </table:table-cell>
          <table:table-cell office:value-type="float" office:value="4.2" calcext:value-type="float">
            <text:p>4,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2" calcext:value-type="float">
            <text:p>5,2</text:p>
          </table:table-cell>
          <table:table-cell office:value-type="float" office:value="3.2" calcext:value-type="float">
            <text:p>3,2</text:p>
          </table:table-cell>
          <table:table-cell office:value-type="float" office:value="11.2" calcext:value-type="float">
            <text:p>11,2</text:p>
          </table:table-cell>
          <table:table-cell office:value-type="float" office:value="12.2" calcext:value-type="float">
            <text:p>12,2</text:p>
          </table:table-cell>
          <table:table-cell office:value-type="float" office:value="7.95" calcext:value-type="float">
            <text:p>7,95</text:p>
          </table:table-cell>
          <table:table-cell table:number-columns-repeated="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,4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2" calcext:value-type="float">
            <text:p>8,2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office:value-type="float" office:value="9.75" calcext:value-type="float">
            <text:p>9,75</text:p>
          </table:table-cell>
          <table:table-cell table:number-columns-repeated="1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4.6" calcext:value-type="float">
            <text:p>14,6</text:p>
          </table:table-cell>
          <table:table-cell office:value-type="float" office:value="9.2" calcext:value-type="float">
            <text:p>9,2</text:p>
          </table:table-cell>
          <table:table-cell office:value-type="float" office:value="12.45" calcext:value-type="float">
            <text:p>12,45</text:p>
          </table:table-cell>
          <table:table-cell table:number-columns-repeated="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7.6" calcext:value-type="float">
            <text:p>7,6</text:p>
          </table:table-cell>
          <table:table-cell office:value-type="float" office:value="6.6" calcext:value-type="float">
            <text:p>6,6</text:p>
          </table:table-cell>
          <table:table-cell office:value-type="float" office:value="8.05" calcext:value-type="float">
            <text:p>8,05</text:p>
          </table:table-cell>
          <table:table-cell table:number-columns-repeated="1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,4</text:p>
          </table:table-cell>
          <table:table-cell office:value-type="float" office:value="8.25" calcext:value-type="float">
            <text:p>8,25</text:p>
          </table:table-cell>
          <table:table-cell table:number-columns-repeated="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2" calcext:value-type="float">
            <text:p>6,2</text:p>
          </table:table-cell>
          <table:table-cell office:value-type="float" office:value="11.8" calcext:value-type="float">
            <text:p>11,8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11.4" calcext:value-type="float">
            <text:p>11,4</text:p>
          </table:table-cell>
          <table:table-cell office:value-type="float" office:value="7.6" calcext:value-type="float">
            <text:p>7,6</text:p>
          </table:table-cell>
          <table:table-cell office:value-type="float" office:value="8.15" calcext:value-type="float">
            <text:p>8,15</text:p>
          </table:table-cell>
          <table:table-cell table:number-columns-repeated="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2" calcext:value-type="float">
            <text:p>9,2</text:p>
          </table:table-cell>
          <table:table-cell office:value-type="float" office:value="6.4" calcext:value-type="float">
            <text:p>6,4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2" calcext:value-type="float">
            <text:p>9,2</text:p>
          </table:table-cell>
          <table:table-cell office:value-type="float" office:value="7.6" calcext:value-type="float">
            <text:p>7,6</text:p>
          </table:table-cell>
          <table:table-cell office:value-type="float" office:value="14.6" calcext:value-type="float">
            <text:p>14,6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,4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5.2" calcext:value-type="float">
            <text:p>5,2</text:p>
          </table:table-cell>
          <table:table-cell office:value-type="float" office:value="6.4" calcext:value-type="float">
            <text:p>6,4</text:p>
          </table:table-cell>
          <table:table-cell office:value-type="float" office:value="6.95" calcext:value-type="float">
            <text:p>6,95</text:p>
          </table:table-cell>
          <table:table-cell table:number-columns-repeated="1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.2" calcext:value-type="float">
            <text:p>12,2</text:p>
          </table:table-cell>
          <table:table-cell office:value-type="float" office:value="13.2" calcext:value-type="float">
            <text:p>13,2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9.8" calcext:value-type="float">
            <text:p>19,8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,6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office:value-type="float" office:value="10.2" calcext:value-type="float">
            <text:p>10,2</text:p>
          </table:table-cell>
          <table:table-cell office:value-type="float" office:value="6.4" calcext:value-type="float">
            <text:p>6,4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4" calcext:value-type="float">
            <text:p>3,4</text:p>
          </table:table-cell>
          <table:table-cell office:value-type="float" office:value="5.2" calcext:value-type="float">
            <text:p>5,2</text:p>
          </table:table-cell>
          <table:table-cell office:value-type="float" office:value="11.8" calcext:value-type="float">
            <text:p>11,8</text:p>
          </table:table-cell>
          <table:table-cell office:value-type="float" office:value="6.2" calcext:value-type="float">
            <text:p>6,2</text:p>
          </table:table-cell>
          <table:table-cell office:value-type="float" office:value="6.65" calcext:value-type="float">
            <text:p>6,65</text:p>
          </table:table-cell>
          <table:table-cell table:number-columns-repeated="1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.8" calcext:value-type="float">
            <text:p>11,8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.4" calcext:value-type="float">
            <text:p>13,4</text:p>
          </table:table-cell>
          <table:table-cell office:value-type="float" office:value="14.6" calcext:value-type="float">
            <text:p>14,6</text:p>
          </table:table-cell>
          <table:table-cell office:value-type="float" office:value="8.2" calcext:value-type="float">
            <text:p>8,2</text:p>
          </table:table-cell>
          <table:table-cell office:value-type="float" office:value="9.2" calcext:value-type="float">
            <text:p>9,2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9.6" calcext:value-type="float">
            <text:p>19,6</text:p>
          </table:table-cell>
          <table:table-cell office:value-type="float" office:value="13.2" calcext:value-type="float">
            <text:p>13,2</text:p>
          </table:table-cell>
          <table:table-cell office:value-type="float" office:value="14.95" calcext:value-type="float">
            <text:p>14,95</text:p>
          </table:table-cell>
          <table:table-cell table:number-columns-repeated="1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8.75" calcext:value-type="float">
            <text:p>8,75</text:p>
          </table:table-cell>
          <table:table-cell table:number-columns-repeated="1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office:value-type="float" office:value="13.2" calcext:value-type="float">
            <text:p>13,2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8.6" calcext:value-type="float">
            <text:p>18,6</text:p>
          </table:table-cell>
          <table:table-cell office:value-type="float" office:value="12.6" calcext:value-type="float">
            <text:p>12,6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5.2" calcext:value-type="float">
            <text:p>5,2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3.2" calcext:value-type="float">
            <text:p>13,2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2" calcext:value-type="float">
            <text:p>9,2</text:p>
          </table:table-cell>
          <table:table-cell office:value-type="float" office:value="12.2" calcext:value-type="float">
            <text:p>12,2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.2" calcext:value-type="float">
            <text:p>15,2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,4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10.6" calcext:value-type="float">
            <text:p>10,6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.6" calcext:value-type="float">
            <text:p>-5,6</text:p>
          </table:table-cell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8.05" calcext:value-type="float">
            <text:p>8,05</text:p>
          </table:table-cell>
          <table:table-cell table:number-columns-repeated="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office:value-type="float" office:value="12.6" calcext:value-type="float">
            <text:p>12,6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7.35" calcext:value-type="float">
            <text:p>7,35</text:p>
          </table:table-cell>
          <table:table-cell table:number-columns-repeated="1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8" calcext:value-type="float">
            <text:p>11,8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4" calcext:value-type="float">
            <text:p>12,4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2" calcext:value-type="float">
            <text:p>8,2</text:p>
          </table:table-cell>
          <table:table-cell office:value-type="float" office:value="12.2" calcext:value-type="float">
            <text:p>12,2</text:p>
          </table:table-cell>
          <table:table-cell office:value-type="float" office:value="19.6" calcext:value-type="float">
            <text:p>19,6</text:p>
          </table:table-cell>
          <table:table-cell office:value-type="float" office:value="10.6" calcext:value-type="float">
            <text:p>10,6</text:p>
          </table:table-cell>
          <table:table-cell office:value-type="float" office:value="12.65" calcext:value-type="float">
            <text:p>12,65</text:p>
          </table:table-cell>
          <table:table-cell table:number-columns-repeated="1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.4" calcext:value-type="float">
            <text:p>16,4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,4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75" calcext:value-type="float">
            <text:p>9,75</text:p>
          </table:table-cell>
          <table:table-cell table:number-columns-repeated="1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4" calcext:value-type="float">
            <text:p>8,4</text:p>
          </table:table-cell>
          <table:table-cell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office:value-type="float" office:value="10.4" calcext:value-type="float">
            <text:p>10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4" calcext:value-type="float">
            <text:p>10,4</text:p>
          </table:table-cell>
          <table:table-cell office:value-type="float" office:value="13.2" calcext:value-type="float">
            <text:p>13,2</text:p>
          </table:table-cell>
          <table:table-cell office:value-type="float" office:value="5.2" calcext:value-type="float">
            <text:p>5,2</text:p>
          </table:table-cell>
          <table:table-cell office:value-type="float" office:value="7.4" calcext:value-type="float">
            <text:p>7,4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.2" calcext:value-type="float">
            <text:p>12,2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2" calcext:value-type="float">
            <text:p>10,2</text:p>
          </table:table-cell>
          <table:table-cell office:value-type="float" office:value="14.2" calcext:value-type="float">
            <text:p>14,2</text:p>
          </table:table-cell>
          <table:table-cell office:value-type="float" office:value="17.4" calcext:value-type="float">
            <text:p>17,4</text:p>
          </table:table-cell>
          <table:table-cell office:value-type="float" office:value="10.6" calcext:value-type="float">
            <text:p>10,6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16.2" calcext:value-type="float">
            <text:p>16,2</text:p>
          </table:table-cell>
          <table:table-cell office:value-type="float" office:value="12.4" calcext:value-type="float">
            <text:p>12,4</text:p>
          </table:table-cell>
          <table:table-cell table:number-columns-repeated="1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.8" calcext:value-type="float">
            <text:p>13,8</text:p>
          </table:table-cell>
          <table:table-cell office:value-type="float" office:value="13.2" calcext:value-type="float">
            <text:p>13,2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7.8" calcext:value-type="float">
            <text:p>-7,8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.6" calcext:value-type="float">
            <text:p>14,6</text:p>
          </table:table-cell>
          <table:table-cell office:value-type="float" office:value="12.2" calcext:value-type="float">
            <text:p>12,2</text:p>
          </table:table-cell>
          <table:table-cell office:value-type="float" office:value="21.8" calcext:value-type="float">
            <text:p>21,8</text:p>
          </table:table-cell>
          <table:table-cell office:value-type="float" office:value="6.2" calcext:value-type="float">
            <text:p>6,2</text:p>
          </table:table-cell>
          <table:table-cell office:value-type="float" office:value="13.7" calcext:value-type="float">
            <text:p>13,7</text:p>
          </table:table-cell>
          <table:table-cell table:number-columns-repeated="1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.4" calcext:value-type="float">
            <text:p>15,4</text:p>
          </table:table-cell>
          <table:table-cell office:value-type="float" office:value="10.2" calcext:value-type="float">
            <text:p>10,2</text:p>
          </table:table-cell>
          <table:table-cell office:value-type="float" office:value="16.2" calcext:value-type="float">
            <text:p>16,2</text:p>
          </table:table-cell>
          <table:table-cell office:value-type="float" office:value="14.4" calcext:value-type="float">
            <text:p>14,4</text:p>
          </table:table-cell>
          <table:table-cell office:value-type="float" office:value="14.05" calcext:value-type="float">
            <text:p>14,05</text:p>
          </table:table-cell>
          <table:table-cell table:number-columns-repeated="1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.4" calcext:value-type="float">
            <text:p>13,4</text:p>
          </table:table-cell>
          <table:table-cell office:value-type="float" office:value="16.6" calcext:value-type="float">
            <text:p>16,6</text:p>
          </table:table-cell>
          <table:table-cell office:value-type="float" office:value="7.2" calcext:value-type="float">
            <text:p>7,2</text:p>
          </table:table-cell>
          <table:table-cell office:value-type="float" office:value="15.2" calcext:value-type="float">
            <text:p>15,2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4" calcext:value-type="float">
            <text:p>7,4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1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7.4" calcext:value-type="float">
            <text:p>7,4</text:p>
          </table:table-cell>
          <table:table-cell office:value-type="float" office:value="8.05" calcext:value-type="float">
            <text:p>8,05</text:p>
          </table:table-cell>
          <table:table-cell table:number-columns-repeated="1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6.4" calcext:value-type="float">
            <text:p>6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4.4" calcext:value-type="float">
            <text:p>4,4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.2" calcext:value-type="float">
            <text:p>19,2</text:p>
          </table:table-cell>
          <table:table-cell office:value-type="float" office:value="4.2" calcext:value-type="float">
            <text:p>4,2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2.2" calcext:value-type="float">
            <text:p>12,2</text:p>
          </table:table-cell>
          <table:table-cell office:value-type="float" office:value="10.2" calcext:value-type="float">
            <text:p>10,2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4" calcext:value-type="float">
            <text:p>8,4</text:p>
          </table:table-cell>
          <table:table-cell office:value-type="float" office:value="-8.8" calcext:value-type="float">
            <text:p>-8,8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3.5" calcext:value-type="float">
            <text:p>3,5</text:p>
          </table:table-cell>
          <table:table-cell table:number-columns-repeated="19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.2" calcext:value-type="float">
            <text:p>14,2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13.4" calcext:value-type="float">
            <text:p>13,4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.6" calcext:value-type="float">
            <text:p>13,6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.2" calcext:value-type="float">
            <text:p>12,2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5.2" calcext:value-type="float">
            <text:p>15,2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1.45" calcext:value-type="float">
            <text:p>11,45</text:p>
          </table:table-cell>
          <table:table-cell table:number-columns-repeated="1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9.6" calcext:value-type="float">
            <text:p>9,6</text:p>
          </table:table-cell>
          <table:table-cell office:value-type="float" office:value="5.4" calcext:value-type="float">
            <text:p>5,4</text:p>
          </table:table-cell>
          <table:table-cell office:value-type="float" office:value="7.85" calcext:value-type="float">
            <text:p>7,85</text:p>
          </table:table-cell>
          <table:table-cell table:number-columns-repeated="1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2" calcext:value-type="float">
            <text:p>2,2</text:p>
          </table:table-cell>
          <table:table-cell office:value-type="float" office:value="10.6" calcext:value-type="float">
            <text:p>10,6</text:p>
          </table:table-cell>
          <table:table-cell office:value-type="float" office:value="5.2" calcext:value-type="float">
            <text:p>5,2</text:p>
          </table:table-cell>
          <table:table-cell office:value-type="float" office:value="15.4" calcext:value-type="float">
            <text:p>15,4</text:p>
          </table:table-cell>
          <table:table-cell office:value-type="float" office:value="8.35" calcext:value-type="float">
            <text:p>8,35</text:p>
          </table:table-cell>
          <table:table-cell table:number-columns-repeated="1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2" calcext:value-type="float">
            <text:p>5,2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.2" calcext:value-type="float">
            <text:p>14,2</text:p>
          </table:table-cell>
          <table:table-cell office:value-type="float" office:value="12.2" calcext:value-type="float">
            <text:p>12,2</text:p>
          </table:table-cell>
          <table:table-cell office:value-type="float" office:value="18.6" calcext:value-type="float">
            <text:p>18,6</text:p>
          </table:table-cell>
          <table:table-cell office:value-type="float" office:value="7.4" calcext:value-type="float">
            <text:p>7,4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.4" calcext:value-type="float">
            <text:p>22,4</text:p>
          </table:table-cell>
          <table:table-cell office:value-type="float" office:value="11.4" calcext:value-type="float">
            <text:p>11,4</text:p>
          </table:table-cell>
          <table:table-cell office:value-type="float" office:value="17.6" calcext:value-type="float">
            <text:p>17,6</text:p>
          </table:table-cell>
          <table:table-cell office:value-type="float" office:value="18.2" calcext:value-type="float">
            <text:p>18,2</text:p>
          </table:table-cell>
          <table:table-cell office:value-type="float" office:value="17.4" calcext:value-type="float">
            <text:p>17,4</text:p>
          </table:table-cell>
          <table:table-cell table:number-columns-repeated="1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.4" calcext:value-type="float">
            <text:p>13,4</text:p>
          </table:table-cell>
          <table:table-cell office:value-type="float" office:value="17.6" calcext:value-type="float">
            <text:p>17,6</text:p>
          </table:table-cell>
          <table:table-cell office:value-type="float" office:value="1.2" calcext:value-type="float">
            <text:p>1,2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2" calcext:value-type="float">
            <text:p>4,2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17.4" calcext:value-type="float">
            <text:p>17,4</text:p>
          </table:table-cell>
          <table:table-cell office:value-type="float" office:value="10.6" calcext:value-type="float">
            <text:p>10,6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13.2" calcext:value-type="float">
            <text:p>13,2</text:p>
          </table:table-cell>
          <table:table-cell office:value-type="float" office:value="8.7" calcext:value-type="float">
            <text:p>8,7</text:p>
          </table:table-cell>
          <table:table-cell table:number-columns-repeated="1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.6" calcext:value-type="float">
            <text:p>19,6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8" calcext:value-type="float">
            <text:p>10,8</text:p>
          </table:table-cell>
          <table:table-cell office:value-type="float" office:value="9.6" calcext:value-type="float">
            <text:p>9,6</text:p>
          </table:table-cell>
          <table:table-cell office:value-type="float" office:value="15.8" calcext:value-type="float">
            <text:p>15,8</text:p>
          </table:table-cell>
          <table:table-cell office:value-type="float" office:value="11.4" calcext:value-type="float">
            <text:p>11,4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6" calcext:value-type="float">
            <text:p>4,6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7.95" calcext:value-type="float">
            <text:p>7,95</text:p>
          </table:table-cell>
          <table:table-cell table:number-columns-repeated="1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7.8" calcext:value-type="float">
            <text:p>7,8</text:p>
          </table:table-cell>
          <table:table-cell table:number-columns-repeated="1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11.2" calcext:value-type="float">
            <text:p>11,2</text:p>
          </table:table-cell>
          <table:table-cell office:value-type="float" office:value="6.8" calcext:value-type="float">
            <text:p>6,8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.75" calcext:value-type="float">
            <text:p>10,75</text:p>
          </table:table-cell>
          <table:table-cell table:number-columns-repeated="1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.8" calcext:value-type="float">
            <text:p>15,8</text:p>
          </table:table-cell>
          <table:table-cell office:value-type="float" office:value="16.4" calcext:value-type="float">
            <text:p>16,4</text:p>
          </table:table-cell>
          <table:table-cell office:value-type="float" office:value="5.2" calcext:value-type="float">
            <text:p>5,2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,1</text:p>
          </table:table-cell>
          <table:table-cell table:number-columns-repeated="1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7.6" calcext:value-type="float">
            <text:p>7,6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8.35" calcext:value-type="float">
            <text:p>8,35</text:p>
          </table:table-cell>
          <table:table-cell table:number-columns-repeated="1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8.3" calcext:value-type="float">
            <text:p>8,3</text:p>
          </table:table-cell>
          <table:table-cell table:number-columns-repeated="1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.8" calcext:value-type="float">
            <text:p>12,8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5.2" calcext:value-type="float">
            <text:p>5,2</text:p>
          </table:table-cell>
          <table:table-cell office:value-type="float" office:value="12.8" calcext:value-type="float">
            <text:p>12,8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.4" calcext:value-type="float">
            <text:p>14,4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10.8" calcext:value-type="float">
            <text:p>10,8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2" calcext:value-type="float">
            <text:p>5,2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.6" calcext:value-type="float">
            <text:p>13,6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15.4" calcext:value-type="float">
            <text:p>15,4</text:p>
          </table:table-cell>
          <table:table-cell office:value-type="float" office:value="13.05" calcext:value-type="float">
            <text:p>13,05</text:p>
          </table:table-cell>
          <table:table-cell table:number-columns-repeated="1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4" calcext:value-type="float">
            <text:p>6,4</text:p>
          </table:table-cell>
          <table:table-cell office:value-type="float" office:value="13.2" calcext:value-type="float">
            <text:p>13,2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4" calcext:value-type="float">
            <text:p>15,4</text:p>
          </table:table-cell>
          <table:table-cell office:value-type="float" office:value="16.8" calcext:value-type="float">
            <text:p>16,8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3.75" calcext:value-type="float">
            <text:p>13,75</text:p>
          </table:table-cell>
          <table:table-cell table:number-columns-repeated="1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.8" calcext:value-type="float">
            <text:p>15,8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0.55" calcext:value-type="float">
            <text:p>10,55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3.2" calcext:value-type="float">
            <text:p>3,2</text:p>
          </table:table-cell>
          <table:table-cell office:value-type="float" office:value="7.55" calcext:value-type="float">
            <text:p>7,55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3.45" calcext:value-type="float">
            <text:p>13,45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2" calcext:value-type="float">
            <text:p>4,2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7.85" calcext:value-type="float">
            <text:p>7,85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4.2" calcext:value-type="float">
            <text:p>4,2</text:p>
          </table:table-cell>
          <table:table-cell office:value-type="float" office:value="6.9" calcext:value-type="float">
            <text:p>6,9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.2" calcext:value-type="float">
            <text:p>13,2</text:p>
          </table:table-cell>
          <table:table-cell office:value-type="float" office:value="14.6" calcext:value-type="float">
            <text:p>14,6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3.8" calcext:value-type="float">
            <text:p>13,8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12.2" calcext:value-type="float">
            <text:p>12,2</text:p>
          </table:table-cell>
          <table:table-cell office:value-type="float" office:value="23.2" calcext:value-type="float">
            <text:p>23,2</text:p>
          </table:table-cell>
          <table:table-cell office:value-type="float" office:value="16.2" calcext:value-type="float">
            <text:p>16,2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6" calcext:value-type="float">
            <text:p>9,6</text:p>
          </table:table-cell>
          <table:table-cell office:value-type="float" office:value="6.4" calcext:value-type="float">
            <text:p>6,4</text:p>
          </table:table-cell>
          <table:table-cell office:value-type="float" office:value="11.6" calcext:value-type="float">
            <text:p>11,6</text:p>
          </table:table-cell>
          <table:table-cell office:value-type="float" office:value="14.4" calcext:value-type="float">
            <text:p>14,4</text:p>
          </table:table-cell>
          <table:table-cell office:value-type="float" office:value="10.5" calcext:value-type="float">
            <text:p>10,5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3.2" calcext:value-type="float">
            <text:p>13,2</text:p>
          </table:table-cell>
          <table:table-cell office:value-type="float" office:value="18.8" calcext:value-type="float">
            <text:p>18,8</text:p>
          </table:table-cell>
          <table:table-cell office:value-type="float" office:value="12.6" calcext:value-type="float">
            <text:p>12,6</text:p>
          </table:table-cell>
          <table:table-cell office:value-type="float" office:value="26.6" calcext:value-type="float">
            <text:p>26,6</text:p>
          </table:table-cell>
          <table:table-cell office:value-type="float" office:value="17.8" calcext:value-type="float">
            <text:p>17,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,6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office:value-type="float" office:value="14.4" calcext:value-type="float">
            <text:p>14,4</text:p>
          </table:table-cell>
          <table:table-cell office:value-type="float" office:value="12.2" calcext:value-type="float">
            <text:p>12,2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2.4" calcext:value-type="float">
            <text:p>2,4</text:p>
          </table:table-cell>
          <table:table-cell office:value-type="float" office:value="7.6" calcext:value-type="float">
            <text:p>7,6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6" calcext:value-type="float">
            <text:p>9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4" calcext:value-type="float">
            <text:p>7,4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8.4" calcext:value-type="float">
            <text:p>18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.4" calcext:value-type="float">
            <text:p>18,4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3.2" calcext:value-type="float">
            <text:p>13,2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75" calcext:value-type="float">
            <text:p>11,75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18.4" calcext:value-type="float">
            <text:p>18,4</text:p>
          </table:table-cell>
          <table:table-cell office:value-type="float" office:value="9.2" calcext:value-type="float">
            <text:p>9,2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.2" calcext:value-type="float">
            <text:p>11,2</text:p>
          </table:table-cell>
          <table:table-cell office:value-type="float" office:value="11.4" calcext:value-type="float">
            <text:p>11,4</text:p>
          </table:table-cell>
          <table:table-cell office:value-type="float" office:value="13.2" calcext:value-type="float">
            <text:p>13,2</text:p>
          </table:table-cell>
          <table:table-cell office:value-type="float" office:value="13.4" calcext:value-type="float">
            <text:p>13,4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.4" calcext:value-type="float">
            <text:p>12,4</text:p>
          </table:table-cell>
          <table:table-cell office:value-type="float" office:value="16.8" calcext:value-type="float">
            <text:p>16,8</text:p>
          </table:table-cell>
          <table:table-cell office:value-type="float" office:value="11.6" calcext:value-type="float">
            <text:p>11,6</text:p>
          </table:table-cell>
          <table:table-cell office:value-type="float" office:value="12.8" calcext:value-type="float">
            <text:p>12,8</text:p>
          </table:table-cell>
          <table:table-cell office:value-type="float" office:value="13.4" calcext:value-type="float">
            <text:p>13,4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,4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.6" calcext:value-type="float">
            <text:p>15,6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8.4" calcext:value-type="float">
            <text:p>8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2" calcext:value-type="float">
            <text:p>6,2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5.8" calcext:value-type="float">
            <text:p>15,8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7.6" calcext:value-type="float">
            <text:p>17,6</text:p>
          </table:table-cell>
          <table:table-cell office:value-type="float" office:value="14.9" calcext:value-type="float">
            <text:p>14,9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.6" calcext:value-type="float">
            <text:p>13,6</text:p>
          </table:table-cell>
          <table:table-cell office:value-type="float" office:value="16.6" calcext:value-type="float">
            <text:p>16,6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4.05" calcext:value-type="float">
            <text:p>14,05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.4" calcext:value-type="float">
            <text:p>13,4</text:p>
          </table:table-cell>
          <table:table-cell office:value-type="float" office:value="15.4" calcext:value-type="float">
            <text:p>15,4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.6" calcext:value-type="float">
            <text:p>17,6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.2" calcext:value-type="float">
            <text:p>12,2</text:p>
          </table:table-cell>
          <table:table-cell office:value-type="float" office:value="20.6" calcext:value-type="float">
            <text:p>20,6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14.5" calcext:value-type="float">
            <text:p>14,5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5.8" calcext:value-type="float">
            <text:p>15,8</text:p>
          </table:table-cell>
          <table:table-cell office:value-type="float" office:value="8.6" calcext:value-type="float">
            <text:p>8,6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10.55" calcext:value-type="float">
            <text:p>10,55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.6" calcext:value-type="float">
            <text:p>10,6</text:p>
          </table:table-cell>
          <table:table-cell office:value-type="float" office:value="4.4" calcext:value-type="float">
            <text:p>4,4</text:p>
          </table:table-cell>
          <table:table-cell office:value-type="float" office:value="11.4" calcext:value-type="float">
            <text:p>11,4</text:p>
          </table:table-cell>
          <table:table-cell office:value-type="float" office:value="3.2" calcext:value-type="float">
            <text:p>3,2</text:p>
          </table:table-cell>
          <table:table-cell office:value-type="float" office:value="7.4" calcext:value-type="float">
            <text:p>7,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17.6" calcext:value-type="float">
            <text:p>17,6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.4" calcext:value-type="float">
            <text:p>14,4</text:p>
          </table:table-cell>
          <table:table-cell office:value-type="float" office:value="15.6" calcext:value-type="float">
            <text:p>15,6</text:p>
          </table:table-cell>
          <table:table-cell office:value-type="float" office:value="16.6" calcext:value-type="float">
            <text:p>16,6</text:p>
          </table:table-cell>
          <table:table-cell office:value-type="float" office:value="7.4" calcext:value-type="float">
            <text:p>7,4</text:p>
          </table:table-cell>
          <table:table-cell office:value-type="float" office:value="13.5" calcext:value-type="float">
            <text:p>13,5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" calcext:value-type="float">
            <text:p>6,4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4.2" calcext:value-type="float">
            <text:p>14,2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.4" calcext:value-type="float">
            <text:p>15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17.2" calcext:value-type="float">
            <text:p>17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9.8" calcext:value-type="float">
            <text:p>9,8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.4" calcext:value-type="float">
            <text:p>22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2.8" calcext:value-type="float">
            <text:p>12,8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6" calcext:value-type="float">
            <text:p>8,6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,2</text:p>
          </table:table-cell>
          <table:table-cell office:value-type="float" office:value="16.4" calcext:value-type="float">
            <text:p>16,4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2" calcext:value-type="float">
            <text:p>8,2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,8</text:p>
          </table:table-cell>
          <table:table-cell office:value-type="float" office:value="12.4" calcext:value-type="float">
            <text:p>12,4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15.6" calcext:value-type="float">
            <text:p>15,6</text:p>
          </table:table-cell>
          <table:table-cell office:value-type="float" office:value="11.4" calcext:value-type="float">
            <text:p>11,4</text:p>
          </table:table-cell>
          <table:table-cell office:value-type="float" office:value="12.2" calcext:value-type="float">
            <text:p>12,2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.4" calcext:value-type="float">
            <text:p>11,4</text:p>
          </table:table-cell>
          <table:table-cell office:value-type="float" office:value="16.2" calcext:value-type="float">
            <text:p>16,2</text:p>
          </table:table-cell>
          <table:table-cell office:value-type="float" office:value="6.4" calcext:value-type="float">
            <text:p>6,4</text:p>
          </table:table-cell>
          <table:table-cell office:value-type="float" office:value="10.4" calcext:value-type="float">
            <text:p>10,4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7.4" calcext:value-type="float">
            <text:p>7,4</text:p>
          </table:table-cell>
          <table:table-cell office:value-type="float" office:value="16.4" calcext:value-type="float">
            <text:p>16,4</text:p>
          </table:table-cell>
          <table:table-cell office:value-type="float" office:value="13.45" calcext:value-type="float">
            <text:p>13,45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5.6" calcext:value-type="float">
            <text:p>5,6</text:p>
          </table:table-cell>
          <table:table-cell office:value-type="float" office:value="9.45" calcext:value-type="float">
            <text:p>9,45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4" calcext:value-type="float">
            <text:p>8,4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.4" calcext:value-type="float">
            <text:p>10,4</text:p>
          </table:table-cell>
          <table:table-cell office:value-type="float" office:value="8.8" calcext:value-type="float">
            <text:p>8,8</text:p>
          </table:table-cell>
          <table:table-cell office:value-type="float" office:value="5.4" calcext:value-type="float">
            <text:p>5,4</text:p>
          </table:table-cell>
          <table:table-cell office:value-type="float" office:value="9.8" calcext:value-type="float">
            <text:p>9,8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0.6" calcext:value-type="float">
            <text:p>10,6</text:p>
          </table:table-cell>
          <table:table-cell office:value-type="float" office:value="17.2" calcext:value-type="float">
            <text:p>17,2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.2" calcext:value-type="float">
            <text:p>10,2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5.6" calcext:value-type="float">
            <text:p>5,6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7.6" calcext:value-type="float">
            <text:p>17,6</text:p>
          </table:table-cell>
          <table:table-cell office:value-type="float" office:value="11.6" calcext:value-type="float">
            <text:p>11,6</text:p>
          </table:table-cell>
          <table:table-cell office:value-type="float" office:value="14.2" calcext:value-type="float">
            <text:p>14,2</text:p>
          </table:table-cell>
          <table:table-cell office:value-type="float" office:value="14" calcext:value-type="float">
            <text:p>14</text:p>
          </table:table-cell>
          <table:table-cell office:value-type="float" office:value="14.35" calcext:value-type="float">
            <text:p>14,35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.8" calcext:value-type="float">
            <text:p>12,8</text:p>
          </table:table-cell>
          <table:table-cell office:value-type="float" office:value="7.8" calcext:value-type="float">
            <text:p>7,8</text:p>
          </table:table-cell>
          <table:table-cell office:value-type="float" office:value="18.6" calcext:value-type="float">
            <text:p>18,6</text:p>
          </table:table-cell>
          <table:table-cell office:value-type="float" office:value="16.8" calcext:value-type="float">
            <text:p>16,8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4" calcext:value-type="float">
            <text:p>9,4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7.8" calcext:value-type="float">
            <text:p>-7,8</text:p>
          </table:table-cell>
          <table:table-cell office:value-type="float" office:value="14.6" calcext:value-type="float">
            <text:p>14,6</text:p>
          </table:table-cell>
          <table:table-cell office:value-type="float" office:value="18.6" calcext:value-type="float">
            <text:p>18,6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4" calcext:value-type="float">
            <text:p>5,4</text:p>
          </table:table-cell>
          <table:table-cell office:value-type="float" office:value="17.8" calcext:value-type="float">
            <text:p>17,8</text:p>
          </table:table-cell>
          <table:table-cell office:value-type="float" office:value="11.4" calcext:value-type="float">
            <text:p>11,4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,2</text:p>
          </table:table-cell>
          <table:table-cell office:value-type="float" office:value="11.4" calcext:value-type="float">
            <text:p>11,4</text:p>
          </table:table-cell>
          <table:table-cell office:value-type="float" office:value="12.55" calcext:value-type="float">
            <text:p>12,55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4" calcext:value-type="float">
            <text:p>8,4</text:p>
          </table:table-cell>
          <table:table-cell office:value-type="float" office:value="15.2" calcext:value-type="float">
            <text:p>15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22.4" calcext:value-type="float">
            <text:p>22,4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2" calcext:value-type="float">
            <text:p>4,2</text:p>
          </table:table-cell>
          <table:table-cell office:value-type="float" office:value="12.4" calcext:value-type="float">
            <text:p>12,4</text:p>
          </table:table-cell>
          <table:table-cell office:value-type="float" office:value="16.6" calcext:value-type="float">
            <text:p>16,6</text:p>
          </table:table-cell>
          <table:table-cell office:value-type="float" office:value="14.4" calcext:value-type="float">
            <text:p>14,4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,6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  <table:table-cell office:value-type="float" office:value="8.6" calcext:value-type="float">
            <text:p>8,6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2" calcext:value-type="float">
            <text:p>9,2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.2" calcext:value-type="float">
            <text:p>20,2</text:p>
          </table:table-cell>
          <table:table-cell office:value-type="float" office:value="7.4" calcext:value-type="float">
            <text:p>7,4</text:p>
          </table:table-cell>
          <table:table-cell office:value-type="float" office:value="12.6" calcext:value-type="float">
            <text:p>12,6</text:p>
          </table:table-cell>
          <table:table-cell office:value-type="float" office:value="14.6" calcext:value-type="float">
            <text:p>14,6</text:p>
          </table:table-cell>
          <table:table-cell office:value-type="float" office:value="13.7" calcext:value-type="float">
            <text:p>13,7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.4" calcext:value-type="float">
            <text:p>14,4</text:p>
          </table:table-cell>
          <table:table-cell office:value-type="float" office:value="13.8" calcext:value-type="float">
            <text:p>13,8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12.05" calcext:value-type="float">
            <text:p>12,05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office:value-type="float" office:value="12.2" calcext:value-type="float">
            <text:p>12,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2" calcext:value-type="float">
            <text:p>7,2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.2" calcext:value-type="float">
            <text:p>12,2</text:p>
          </table:table-cell>
          <table:table-cell office:value-type="float" office:value="10.6" calcext:value-type="float">
            <text:p>10,6</text:p>
          </table:table-cell>
          <table:table-cell office:value-type="float" office:value="14.4" calcext:value-type="float">
            <text:p>14,4</text:p>
          </table:table-cell>
          <table:table-cell office:value-type="float" office:value="17.2" calcext:value-type="float">
            <text:p>17,2</text:p>
          </table:table-cell>
          <table:table-cell office:value-type="float" office:value="13.6" calcext:value-type="float">
            <text:p>13,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.8" calcext:value-type="float">
            <text:p>10,8</text:p>
          </table:table-cell>
          <table:table-cell office:value-type="float" office:value="14.6" calcext:value-type="float">
            <text:p>14,6</text:p>
          </table:table-cell>
          <table:table-cell office:value-type="float" office:value="14.2" calcext:value-type="float">
            <text:p>14,2</text:p>
          </table:table-cell>
          <table:table-cell office:value-type="float" office:value="9.2" calcext:value-type="float">
            <text:p>9,2</text:p>
          </table:table-cell>
          <table:table-cell office:value-type="float" office:value="12.2" calcext:value-type="float">
            <text:p>12,2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2" calcext:value-type="float">
            <text:p>9,2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2.7" calcext:value-type="float">
            <text:p>12,7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4" calcext:value-type="float">
            <text:p>9,4</text:p>
          </table:table-cell>
          <table:table-cell office:value-type="float" office:value="17.2" calcext:value-type="float">
            <text:p>17,2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55" calcext:value-type="float">
            <text:p>12,55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1.8" calcext:value-type="float">
            <text:p>11,8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.2" calcext:value-type="float">
            <text:p>10,2</text:p>
          </table:table-cell>
          <table:table-cell office:value-type="float" office:value="15.8" calcext:value-type="float">
            <text:p>15,8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1.75" calcext:value-type="float">
            <text:p>11,75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.8" calcext:value-type="float">
            <text:p>12,8</text:p>
          </table:table-cell>
          <table:table-cell office:value-type="float" office:value="9.6" calcext:value-type="float">
            <text:p>9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.6" calcext:value-type="float">
            <text:p>12,6</text:p>
          </table:table-cell>
          <table:table-cell office:value-type="float" office:value="22.2" calcext:value-type="float">
            <text:p>22,2</text:p>
          </table:table-cell>
          <table:table-cell office:value-type="float" office:value="14.8" calcext:value-type="float">
            <text:p>14,8</text:p>
          </table:table-cell>
          <table:table-cell office:value-type="float" office:value="6.4" calcext:value-type="float">
            <text:p>6,4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,4</text:p>
          </table:table-cell>
          <table:table-cell office:value-type="float" office:value="12.8" calcext:value-type="float">
            <text:p>12,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.4" calcext:value-type="float">
            <text:p>12,4</text:p>
          </table:table-cell>
          <table:table-cell office:value-type="float" office:value="18.8" calcext:value-type="float">
            <text:p>18,8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4.25" calcext:value-type="float">
            <text:p>14,25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2.1" calcext:value-type="float">
            <text:p>12,1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.4" calcext:value-type="float">
            <text:p>15,4</text:p>
          </table:table-cell>
          <table:table-cell office:value-type="float" office:value="7.6" calcext:value-type="float">
            <text:p>7,6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office:value-type="float" office:value="12.75" calcext:value-type="float">
            <text:p>12,75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.2" calcext:value-type="float">
            <text:p>12,2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2.2" calcext:value-type="float">
            <text:p>12,2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.6" calcext:value-type="float">
            <text:p>10,6</text:p>
          </table:table-cell>
          <table:table-cell office:value-type="float" office:value="12.6" calcext:value-type="float">
            <text:p>12,6</text:p>
          </table:table-cell>
          <table:table-cell office:value-type="float" office:value="22.2" calcext:value-type="float">
            <text:p>22,2</text:p>
          </table:table-cell>
          <table:table-cell office:value-type="float" office:value="12.4" calcext:value-type="float">
            <text:p>12,4</text:p>
          </table:table-cell>
          <table:table-cell office:value-type="float" office:value="14.45" calcext:value-type="float">
            <text:p>14,45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.4" calcext:value-type="float">
            <text:p>19,4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4.75" calcext:value-type="float">
            <text:p>14,7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12.8" calcext:value-type="float">
            <text:p>12,8</text:p>
          </table:table-cell>
          <table:table-cell office:value-type="float" office:value="9.2" calcext:value-type="float">
            <text:p>9,2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6.8" calcext:value-type="float">
            <text:p>16,8</text:p>
          </table:table-cell>
          <table:table-cell office:value-type="float" office:value="10.4" calcext:value-type="float">
            <text:p>10,4</text:p>
          </table:table-cell>
          <table:table-cell office:value-type="float" office:value="13.5" calcext:value-type="float">
            <text:p>13,5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.8" calcext:value-type="float">
            <text:p>12,8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.4" calcext:value-type="float">
            <text:p>12,4</text:p>
          </table:table-cell>
          <table:table-cell office:value-type="float" office:value="16.2" calcext:value-type="float">
            <text:p>16,2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12.1" calcext:value-type="float">
            <text:p>12,1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9.85" calcext:value-type="float">
            <text:p>9,85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.8" calcext:value-type="float">
            <text:p>13,8</text:p>
          </table:table-cell>
          <table:table-cell office:value-type="float" office:value="17.4" calcext:value-type="float">
            <text:p>17,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8.8" calcext:value-type="float">
            <text:p>18,8</text:p>
          </table:table-cell>
          <table:table-cell office:value-type="float" office:value="12.4" calcext:value-type="float">
            <text:p>12,4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3.25" calcext:value-type="float">
            <text:p>13,25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.4" calcext:value-type="float">
            <text:p>11,4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.4" calcext:value-type="float">
            <text:p>16,4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5.2" calcext:value-type="float">
            <text:p>5,2</text:p>
          </table:table-cell>
          <table:table-cell office:value-type="float" office:value="9.85" calcext:value-type="float">
            <text:p>9,85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.4" calcext:value-type="float">
            <text:p>11,4</text:p>
          </table:table-cell>
          <table:table-cell office:value-type="float" office:value="19.4" calcext:value-type="float">
            <text:p>19,4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3.45" calcext:value-type="float">
            <text:p>13,45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2.2" calcext:value-type="float">
            <text:p>2,2</text:p>
          </table:table-cell>
          <table:table-cell office:value-type="float" office:value="9.4" calcext:value-type="float">
            <text:p>9,4</text:p>
          </table:table-cell>
          <table:table-cell office:value-type="float" office:value="7.65" calcext:value-type="float">
            <text:p>7,65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2" calcext:value-type="float">
            <text:p>8,2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8.6" calcext:value-type="float">
            <text:p>8,6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3.2" calcext:value-type="float">
            <text:p>13,2</text:p>
          </table:table-cell>
          <table:table-cell office:value-type="float" office:value="7.2" calcext:value-type="float">
            <text:p>7,2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.4" calcext:value-type="float">
            <text:p>13,4</text:p>
          </table:table-cell>
          <table:table-cell office:value-type="float" office:value="19.8" calcext:value-type="float">
            <text:p>19,8</text:p>
          </table:table-cell>
          <table:table-cell office:value-type="float" office:value="8.4" calcext:value-type="float">
            <text:p>8,4</text:p>
          </table:table-cell>
          <table:table-cell office:value-type="float" office:value="15.4" calcext:value-type="float">
            <text:p>15,4</text:p>
          </table:table-cell>
          <table:table-cell office:value-type="float" office:value="14.25" calcext:value-type="float">
            <text:p>14,25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2.2" calcext:value-type="float">
            <text:p>2,2</text:p>
          </table:table-cell>
          <table:table-cell office:value-type="float" office:value="8.55" calcext:value-type="float">
            <text:p>8,55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2" calcext:value-type="float">
            <text:p>3,2</text:p>
          </table:table-cell>
          <table:table-cell office:value-type="float" office:value="12.8" calcext:value-type="float">
            <text:p>12,8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7.65" calcext:value-type="float">
            <text:p>7,65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.2" calcext:value-type="float">
            <text:p>14,2</text:p>
          </table:table-cell>
          <table:table-cell office:value-type="float" office:value="10.8" calcext:value-type="float">
            <text:p>10,8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25.2" calcext:value-type="float">
            <text:p>25,2</text:p>
          </table:table-cell>
          <table:table-cell office:value-type="float" office:value="13.4" calcext:value-type="float">
            <text:p>13,4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5.2" calcext:value-type="float">
            <text:p>15,2</text:p>
          </table:table-cell>
          <table:table-cell office:value-type="float" office:value="12.6" calcext:value-type="float">
            <text:p>12,6</text:p>
          </table:table-cell>
          <table:table-cell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8" calcext:value-type="float">
            <text:p>7,8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.6" calcext:value-type="float">
            <text:p>13,6</text:p>
          </table:table-cell>
          <table:table-cell office:value-type="float" office:value="8.4" calcext:value-type="float">
            <text:p>8,4</text:p>
          </table:table-cell>
          <table:table-cell office:value-type="float" office:value="12.8" calcext:value-type="float">
            <text:p>12,8</text:p>
          </table:table-cell>
          <table:table-cell office:value-type="float" office:value="10.2" calcext:value-type="float">
            <text:p>10,2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19" calcext:value-type="float">
            <text:p>19</text:p>
          </table:table-cell>
          <table:table-cell office:value-type="float" office:value="12.2" calcext:value-type="float">
            <text:p>12,2</text:p>
          </table:table-cell>
          <table:table-cell office:value-type="float" office:value="14.3" calcext:value-type="float">
            <text:p>14,3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2.75" calcext:value-type="float">
            <text:p>12,75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.4" calcext:value-type="float">
            <text:p>11,4</text:p>
          </table:table-cell>
          <table:table-cell office:value-type="float" office:value="17.2" calcext:value-type="float">
            <text:p>17,2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2.05" calcext:value-type="float">
            <text:p>12,05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3.2" calcext:value-type="float">
            <text:p>13,2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5.4" calcext:value-type="float">
            <text:p>15,4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2" calcext:value-type="float">
            <text:p>5,2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8.05" calcext:value-type="float">
            <text:p>8,0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12.2" calcext:value-type="float">
            <text:p>12,2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10.55" calcext:value-type="float">
            <text:p>10,55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.2" calcext:value-type="float">
            <text:p>11,2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3.15" calcext:value-type="float">
            <text:p>13,15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6" calcext:value-type="float">
            <text:p>8,6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1.8" calcext:value-type="float">
            <text:p>11,8</text:p>
          </table:table-cell>
          <table:table-cell office:value-type="float" office:value="11.4" calcext:value-type="float">
            <text:p>11,4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.8" calcext:value-type="float">
            <text:p>17,8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.2" calcext:value-type="float">
            <text:p>16,2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office:value-type="float" office:value="14.4" calcext:value-type="float">
            <text:p>14,4</text:p>
          </table:table-cell>
          <table:table-cell office:value-type="float" office:value="14.5" calcext:value-type="float">
            <text:p>14,5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2.55" calcext:value-type="float">
            <text:p>12,5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.2" calcext:value-type="float">
            <text:p>15,2</text:p>
          </table:table-cell>
          <table:table-cell office:value-type="float" office:value="9.2" calcext:value-type="float">
            <text:p>9,2</text:p>
          </table:table-cell>
          <table:table-cell office:value-type="float" office:value="23.4" calcext:value-type="float">
            <text:p>23,4</text:p>
          </table:table-cell>
          <table:table-cell office:value-type="float" office:value="8.2" calcext:value-type="float">
            <text:p>8,2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7.2" calcext:value-type="float">
            <text:p>7,2</text:p>
          </table:table-cell>
          <table:table-cell office:value-type="float" office:value="8.1" calcext:value-type="float">
            <text:p>8,1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.6" calcext:value-type="float">
            <text:p>12,6</text:p>
          </table:table-cell>
          <table:table-cell office:value-type="float" office:value="3" calcext:value-type="float">
            <text:p>3</text:p>
          </table:table-cell>
          <table:table-cell office:value-type="float" office:value="15.4" calcext:value-type="float">
            <text:p>15,4</text:p>
          </table:table-cell>
          <table:table-cell office:value-type="float" office:value="12.4" calcext:value-type="float">
            <text:p>12,4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6.4" calcext:value-type="float">
            <text:p>16,4</text:p>
          </table:table-cell>
          <table:table-cell office:value-type="float" office:value="14.4" calcext:value-type="float">
            <text:p>14,4</text:p>
          </table:table-cell>
          <table:table-cell office:value-type="float" office:value="15.4" calcext:value-type="float">
            <text:p>15,4</text:p>
          </table:table-cell>
          <table:table-cell office:value-type="float" office:value="10.4" calcext:value-type="float">
            <text:p>10,4</text:p>
          </table:table-cell>
          <table:table-cell office:value-type="float" office:value="14.15" calcext:value-type="float">
            <text:p>14,15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6" calcext:value-type="float">
            <text:p>9,6</text:p>
          </table:table-cell>
          <table:table-cell office:value-type="float" office:value="8.8" calcext:value-type="float">
            <text:p>8,8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.2" calcext:value-type="float">
            <text:p>11,2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6.4" calcext:value-type="float">
            <text:p>16,4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7" calcext:value-type="float">
            <text:p>11,7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,8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3" calcext:value-type="float">
            <text:p>13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.2" calcext:value-type="float">
            <text:p>21,2</text:p>
          </table:table-cell>
          <table:table-cell table:number-columns-repeated="3" office:value-type="float" office:value="10.4" calcext:value-type="float">
            <text:p>10,4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,2</text:p>
          </table:table-cell>
          <table:table-cell office:value-type="float" office:value="13.8" calcext:value-type="float">
            <text:p>13,8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7.4" calcext:value-type="float">
            <text:p>17,4</text:p>
          </table:table-cell>
          <table:table-cell office:value-type="float" office:value="8.6" calcext:value-type="float">
            <text:p>8,6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3.2" calcext:value-type="float">
            <text:p>3,2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5.8" calcext:value-type="float">
            <text:p>-5,8</text:p>
          </table:table-cell>
          <table:table-cell office:value-type="float" office:value="1.4" calcext:value-type="float">
            <text:p>1,4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4.4" calcext:value-type="float">
            <text:p>4,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7.2" calcext:value-type="float">
            <text:p>17,2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4" calcext:value-type="float">
            <text:p>9,4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 office:value-type="float" office:value="12.2" calcext:value-type="float">
            <text:p>12,2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5.4" calcext:value-type="float">
            <text:p>15,4</text:p>
          </table:table-cell>
          <table:table-cell office:value-type="float" office:value="13.45" calcext:value-type="float">
            <text:p>13,45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6.6" calcext:value-type="float">
            <text:p>16,6</text:p>
          </table:table-cell>
          <table:table-cell office:value-type="float" office:value="8.2" calcext:value-type="float">
            <text:p>8,2</text:p>
          </table:table-cell>
          <table:table-cell office:value-type="float" office:value="13.2" calcext:value-type="float">
            <text:p>13,2</text:p>
          </table:table-cell>
          <table:table-cell office:value-type="float" office:value="15.6" calcext:value-type="float">
            <text:p>15,6</text:p>
          </table:table-cell>
          <table:table-cell office:value-type="float" office:value="13.4" calcext:value-type="float">
            <text:p>13,4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,6</text:p>
          </table:table-cell>
          <table:table-cell office:value-type="float" office:value="14.8" calcext:value-type="float">
            <text:p>14,8</text:p>
          </table:table-cell>
          <table:table-cell office:value-type="float" office:value="13.6" calcext:value-type="float">
            <text:p>13,6</text:p>
          </table:table-cell>
          <table:table-cell office:value-type="float" office:value="13.25" calcext:value-type="float">
            <text:p>13,25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.2" calcext:value-type="float">
            <text:p>17,2</text:p>
          </table:table-cell>
          <table:table-cell office:value-type="float" office:value="18.4" calcext:value-type="float">
            <text:p>18,4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14.1" calcext:value-type="float">
            <text:p>14,1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.6" calcext:value-type="float">
            <text:p>16,6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5.2" calcext:value-type="float">
            <text:p>15,2</text:p>
          </table:table-cell>
          <table:table-cell office:value-type="float" office:value="13.35" calcext:value-type="float">
            <text:p>13,35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7.4" calcext:value-type="float">
            <text:p>17,4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.6" calcext:value-type="float">
            <text:p>13,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2" calcext:value-type="float">
            <text:p>15,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" calcext:value-type="float">
            <text:p>9</text:p>
          </table:table-cell>
          <table:table-cell office:value-type="float" office:value="30.2" calcext:value-type="float">
            <text:p>30,2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5.5" calcext:value-type="float">
            <text:p>15,5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12.45" calcext:value-type="float">
            <text:p>12,45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.6" calcext:value-type="float">
            <text:p>19,6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.2" calcext:value-type="float">
            <text:p>11,2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.2" calcext:value-type="float">
            <text:p>10,2</text:p>
          </table:table-cell>
          <table:table-cell office:value-type="float" office:value="14.6" calcext:value-type="float">
            <text:p>14,6</text:p>
          </table:table-cell>
          <table:table-cell office:value-type="float" office:value="8.6" calcext:value-type="float">
            <text:p>8,6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.6" calcext:value-type="float">
            <text:p>13,6</text:p>
          </table:table-cell>
          <table:table-cell office:value-type="float" office:value="19.6" calcext:value-type="float">
            <text:p>19,6</text:p>
          </table:table-cell>
          <table:table-cell office:value-type="float" office:value="15.2" calcext:value-type="float">
            <text:p>15,2</text:p>
          </table:table-cell>
          <table:table-cell office:value-type="float" office:value="9.4" calcext:value-type="float">
            <text:p>9,4</text:p>
          </table:table-cell>
          <table:table-cell office:value-type="float" office:value="14.45" calcext:value-type="float">
            <text:p>14,45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5.6" calcext:value-type="float">
            <text:p>15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office:value-type="float" office:value="12.2" calcext:value-type="float">
            <text:p>12,2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9.2" calcext:value-type="float">
            <text:p>9,2</text:p>
          </table:table-cell>
          <table:table-cell office:value-type="float" office:value="13.2" calcext:value-type="float">
            <text:p>13,2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2" calcext:value-type="float">
            <text:p>8,2</text:p>
          </table:table-cell>
          <table:table-cell office:value-type="float" office:value="17.6" calcext:value-type="float">
            <text:p>17,6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2.45" calcext:value-type="float">
            <text:p>12,45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9.6" calcext:value-type="float">
            <text:p>9,6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3.4" calcext:value-type="float">
            <text:p>3,4</text:p>
          </table:table-cell>
          <table:table-cell office:value-type="float" office:value="8.4" calcext:value-type="float">
            <text:p>8,4</text:p>
          </table:table-cell>
          <table:table-cell office:value-type="float" office:value="8.45" calcext:value-type="float">
            <text:p>8,4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7.25" calcext:value-type="float">
            <text:p>7,25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8" calcext:value-type="float">
            <text:p>9,8</text:p>
          </table:table-cell>
          <table:table-cell office:value-type="float" office:value="12.2" calcext:value-type="float">
            <text:p>12,2</text:p>
          </table:table-cell>
          <table:table-cell office:value-type="float" office:value="8.4" calcext:value-type="float">
            <text:p>8,4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9.6" calcext:value-type="float">
            <text:p>19,6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" calcext:value-type="float">
            <text:p>6,4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7.2" calcext:value-type="float">
            <text:p>17,2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.6" calcext:value-type="float">
            <text:p>14,6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7.4" calcext:value-type="float">
            <text:p>17,4</text:p>
          </table:table-cell>
          <table:table-cell office:value-type="float" office:value="12.6" calcext:value-type="float">
            <text:p>12,6</text:p>
          </table:table-cell>
          <table:table-cell office:value-type="float" office:value="8.8" calcext:value-type="float">
            <text:p>8,8</text:p>
          </table:table-cell>
          <table:table-cell office:value-type="float" office:value="12.6" calcext:value-type="float">
            <text:p>12,6</text:p>
          </table:table-cell>
          <table:table-cell office:value-type="float" office:value="12.85" calcext:value-type="float">
            <text:p>12,85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8.85" calcext:value-type="float">
            <text:p>8,85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4" calcext:value-type="float">
            <text:p>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6" calcext:value-type="float">
            <text:p>15,6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.4" calcext:value-type="float">
            <text:p>15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2" calcext:value-type="float">
            <text:p>8,2</text:p>
          </table:table-cell>
          <table:table-cell office:value-type="float" office:value="13.8" calcext:value-type="float">
            <text:p>13,8</text:p>
          </table:table-cell>
          <table:table-cell office:value-type="float" office:value="11.4" calcext:value-type="float">
            <text:p>11,4</text:p>
          </table:table-cell>
          <table:table-cell office:value-type="float" office:value="16.6" calcext:value-type="float">
            <text:p>16,6</text:p>
          </table:table-cell>
          <table:table-cell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17.6" calcext:value-type="float">
            <text:p>17,6</text:p>
          </table:table-cell>
          <table:table-cell office:value-type="float" office:value="12.4" calcext:value-type="float">
            <text:p>12,4</text:p>
          </table:table-cell>
          <table:table-cell office:value-type="float" office:value="12.7" calcext:value-type="float">
            <text:p>12,7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.2" calcext:value-type="float">
            <text:p>10,2</text:p>
          </table:table-cell>
          <table:table-cell office:value-type="float" office:value="15.6" calcext:value-type="float">
            <text:p>15,6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.4" calcext:value-type="float">
            <text:p>11,4</text:p>
          </table:table-cell>
          <table:table-cell office:value-type="float" office:value="6.6" calcext:value-type="float">
            <text:p>6,6</text:p>
          </table:table-cell>
          <table:table-cell office:value-type="float" office:value="14.6" calcext:value-type="float">
            <text:p>14,6</text:p>
          </table:table-cell>
          <table:table-cell office:value-type="float" office:value="9.8" calcext:value-type="float">
            <text:p>9,8</text:p>
          </table:table-cell>
          <table:table-cell office:value-type="float" office:value="10.6" calcext:value-type="float">
            <text:p>10,6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2" calcext:value-type="float">
            <text:p>7,2</text:p>
          </table:table-cell>
          <table:table-cell office:value-type="float" office:value="15.6" calcext:value-type="float">
            <text:p>15,6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2.9" calcext:value-type="float">
            <text:p>12,9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.8" calcext:value-type="float">
            <text:p>14,8</text:p>
          </table:table-cell>
          <table:table-cell office:value-type="float" office:value="16.4" calcext:value-type="float">
            <text:p>16,4</text:p>
          </table:table-cell>
          <table:table-cell office:value-type="float" office:value="12.6" calcext:value-type="float">
            <text:p>12,6</text:p>
          </table:table-cell>
          <table:table-cell office:value-type="float" office:value="8.8" calcext:value-type="float">
            <text:p>8,8</text:p>
          </table:table-cell>
          <table:table-cell office:value-type="float" office:value="13.15" calcext:value-type="float">
            <text:p>13,15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6" calcext:value-type="float">
            <text:p>8,6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7.6" calcext:value-type="float">
            <text:p>7,6</text:p>
          </table:table-cell>
          <table:table-cell office:value-type="float" office:value="20.6" calcext:value-type="float">
            <text:p>20,6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6.2" calcext:value-type="float">
            <text:p>16,2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.6" calcext:value-type="float">
            <text:p>16,6</text:p>
          </table:table-cell>
          <table:table-cell office:value-type="float" office:value="18.6" calcext:value-type="float">
            <text:p>18,6</text:p>
          </table:table-cell>
          <table:table-cell office:value-type="float" office:value="16.6" calcext:value-type="float">
            <text:p>16,6</text:p>
          </table:table-cell>
          <table:table-cell office:value-type="float" office:value="10.2" calcext:value-type="float">
            <text:p>10,2</text:p>
          </table:table-cell>
          <table:table-cell office:value-type="float" office:value="15.5" calcext:value-type="float">
            <text:p>15,5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1.45" calcext:value-type="float">
            <text:p>11,45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8.55" calcext:value-type="float">
            <text:p>8,55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.2" calcext:value-type="float">
            <text:p>12,2</text:p>
          </table:table-cell>
          <table:table-cell office:value-type="float" office:value="5.2" calcext:value-type="float">
            <text:p>5,2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1.75" calcext:value-type="float">
            <text:p>11,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.4" calcext:value-type="float">
            <text:p>14,4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7.8" calcext:value-type="float">
            <text:p>17,8</text:p>
          </table:table-cell>
          <table:table-cell office:value-type="float" office:value="13.2" calcext:value-type="float">
            <text:p>13,2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6.2" calcext:value-type="float">
            <text:p>16,2</text:p>
          </table:table-cell>
          <table:table-cell office:value-type="float" office:value="17.8" calcext:value-type="float">
            <text:p>17,8</text:p>
          </table:table-cell>
          <table:table-cell office:value-type="float" office:value="14.5" calcext:value-type="float">
            <text:p>14,5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11.2" calcext:value-type="float">
            <text:p>11,2</text:p>
          </table:table-cell>
          <table:table-cell office:value-type="float" office:value="10.75" calcext:value-type="float">
            <text:p>10,75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2.2" calcext:value-type="float">
            <text:p>12,2</text:p>
          </table:table-cell>
          <table:table-cell office:value-type="float" office:value="15.8" calcext:value-type="float">
            <text:p>15,8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16.6" calcext:value-type="float">
            <text:p>16,6</text:p>
          </table:table-cell>
          <table:table-cell office:value-type="float" office:value="9.6" calcext:value-type="float">
            <text:p>9,6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.2" calcext:value-type="float">
            <text:p>13,2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12.4" calcext:value-type="float">
            <text:p>12,4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7.4" calcext:value-type="float">
            <text:p>17,4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,8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5.6" calcext:value-type="float">
            <text:p>15,6</text:p>
          </table:table-cell>
          <table:table-cell office:value-type="float" office:value="14.05" calcext:value-type="float">
            <text:p>14,05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6" calcext:value-type="float">
            <text:p>9,6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.8" calcext:value-type="float">
            <text:p>16,8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.2" calcext:value-type="float">
            <text:p>10,2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4" calcext:value-type="float">
            <text:p>6,4</text:p>
          </table:table-cell>
          <table:table-cell office:value-type="float" office:value="15.4" calcext:value-type="float">
            <text:p>15,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.6" calcext:value-type="float">
            <text:p>11,6</text:p>
          </table:table-cell>
          <table:table-cell office:value-type="float" office:value="17.6" calcext:value-type="float">
            <text:p>17,6</text:p>
          </table:table-cell>
          <table:table-cell office:value-type="float" office:value="1.2" calcext:value-type="float">
            <text:p>1,2</text:p>
          </table:table-cell>
          <table:table-cell office:value-type="float" office:value="13.2" calcext:value-type="float">
            <text:p>13,2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6.8" calcext:value-type="float">
            <text:p>16,8</text:p>
          </table:table-cell>
          <table:table-cell office:value-type="float" office:value="15.8" calcext:value-type="float">
            <text:p>15,8</text:p>
          </table:table-cell>
          <table:table-cell office:value-type="float" office:value="14.05" calcext:value-type="float">
            <text:p>14,05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4.8" calcext:value-type="float">
            <text:p>14,8</text:p>
          </table:table-cell>
          <table:table-cell office:value-type="float" office:value="13.2" calcext:value-type="float">
            <text:p>13,2</text:p>
          </table:table-cell>
          <table:table-cell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12.45" calcext:value-type="float">
            <text:p>12,45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5.2" calcext:value-type="float">
            <text:p>15,2</text:p>
          </table:table-cell>
          <table:table-cell office:value-type="float" office:value="7.4" calcext:value-type="float">
            <text:p>7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6.6" calcext:value-type="float">
            <text:p>16,6</text:p>
          </table:table-cell>
          <table:table-cell office:value-type="float" office:value="11.6" calcext:value-type="float">
            <text:p>11,6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4" calcext:value-type="float">
            <text:p>9,4</text:p>
          </table:table-cell>
          <table:table-cell office:value-type="float" office:value="12.8" calcext:value-type="float">
            <text:p>12,8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,2</text:p>
          </table:table-cell>
          <table:table-cell office:value-type="float" office:value="7.8" calcext:value-type="float">
            <text:p>7,8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.4" calcext:value-type="float">
            <text:p>14,4</text:p>
          </table:table-cell>
          <table:table-cell office:value-type="float" office:value="19.4" calcext:value-type="float">
            <text:p>19,4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office:value-type="float" office:value="14.2" calcext:value-type="float">
            <text:p>14,2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12.6" calcext:value-type="float">
            <text:p>12,6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1.15" calcext:value-type="float">
            <text:p>11,15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4.8" calcext:value-type="float">
            <text:p>14,8</text:p>
          </table:table-cell>
          <table:table-cell office:value-type="float" office:value="11.2" calcext:value-type="float">
            <text:p>11,2</text:p>
          </table:table-cell>
          <table:table-cell office:value-type="float" office:value="12.75" calcext:value-type="float">
            <text:p>12,75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7.6" calcext:value-type="float">
            <text:p>17,6</text:p>
          </table:table-cell>
          <table:table-cell office:value-type="float" office:value="5.4" calcext:value-type="float">
            <text:p>5,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4" calcext:value-type="float">
            <text:p>6,4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4.4" calcext:value-type="float">
            <text:p>4,4</text:p>
          </table:table-cell>
          <table:table-cell office:value-type="float" office:value="8.2" calcext:value-type="float">
            <text:p>8,2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4.4" calcext:value-type="float">
            <text:p>4,4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office:value-type="float" office:value="12.9" calcext:value-type="float">
            <text:p>12,9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.6" calcext:value-type="float">
            <text:p>10,6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4" calcext:value-type="float">
            <text:p>9,4</text:p>
          </table:table-cell>
          <table:table-cell office:value-type="float" office:value="18.4" calcext:value-type="float">
            <text:p>18,4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10.1" calcext:value-type="float">
            <text:p>10,1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8" calcext:value-type="float">
            <text:p>9,8</text:p>
          </table:table-cell>
          <table:table-cell office:value-type="float" office:value="12.2" calcext:value-type="float">
            <text:p>12,2</text:p>
          </table:table-cell>
          <table:table-cell office:value-type="float" office:value="10.8" calcext:value-type="float">
            <text:p>10,8</text:p>
          </table:table-cell>
          <table:table-cell office:value-type="float" office:value="8.8" calcext:value-type="float">
            <text:p>8,8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.2" calcext:value-type="float">
            <text:p>12,2</text:p>
          </table:table-cell>
          <table:table-cell office:value-type="float" office:value="16.4" calcext:value-type="float">
            <text:p>16,4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.8" calcext:value-type="float">
            <text:p>19,8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9.2" calcext:value-type="float">
            <text:p>9,2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6.4" calcext:value-type="float">
            <text:p>16,4</text:p>
          </table:table-cell>
          <table:table-cell office:value-type="float" office:value="14.05" calcext:value-type="float">
            <text:p>14,05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7.2" calcext:value-type="float">
            <text:p>17,2</text:p>
          </table:table-cell>
          <table:table-cell office:value-type="float" office:value="12.4" calcext:value-type="float">
            <text:p>12,4</text:p>
          </table:table-cell>
          <table:table-cell office:value-type="float" office:value="20.6" calcext:value-type="float">
            <text:p>20,6</text:p>
          </table:table-cell>
          <table:table-cell office:value-type="float" office:value="8.6" calcext:value-type="float">
            <text:p>8,6</text:p>
          </table:table-cell>
          <table:table-cell office:value-type="float" office:value="14.7" calcext:value-type="float">
            <text:p>14,7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.2" calcext:value-type="float">
            <text:p>12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.6" calcext:value-type="float">
            <text:p>11,6</text:p>
          </table:table-cell>
          <table:table-cell office:value-type="float" office:value="6.6" calcext:value-type="float">
            <text:p>6,6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8" calcext:value-type="float">
            <text:p>7,8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,6</text:p>
          </table:table-cell>
          <table:table-cell office:value-type="float" office:value="9.05" calcext:value-type="float">
            <text:p>9,05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9.25" calcext:value-type="float">
            <text:p>9,25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,8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0.25" calcext:value-type="float">
            <text:p>10,2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9.2" calcext:value-type="float">
            <text:p>9,2</text:p>
          </table:table-cell>
          <table:table-cell office:value-type="float" office:value="5.2" calcext:value-type="float">
            <text:p>5,2</text:p>
          </table:table-cell>
          <table:table-cell office:value-type="float" office:value="6.85" calcext:value-type="float">
            <text:p>6,85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,4</text:p>
          </table:table-cell>
          <table:table-cell office:value-type="float" office:value="11.9" calcext:value-type="float">
            <text:p>11,9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6" calcext:value-type="float">
            <text:p>9,6</text:p>
          </table:table-cell>
          <table:table-cell office:value-type="float" office:value="11" calcext:value-type="float">
            <text:p>11</text:p>
          </table:table-cell>
          <table:table-cell office:value-type="float" office:value="21.6" calcext:value-type="float">
            <text:p>21,6</text:p>
          </table:table-cell>
          <table:table-cell office:value-type="float" office:value="18.8" calcext:value-type="float">
            <text:p>18,8</text:p>
          </table:table-cell>
          <table:table-cell office:value-type="float" office:value="15.25" calcext:value-type="float">
            <text:p>15,25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2" calcext:value-type="float">
            <text:p>15,2</text:p>
          </table:table-cell>
          <table:table-cell office:value-type="float" office:value="5.8" calcext:value-type="float">
            <text:p>5,8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0.5" calcext:value-type="float">
            <text:p>10,5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18.4" calcext:value-type="float">
            <text:p>18,4</text:p>
          </table:table-cell>
          <table:table-cell office:value-type="float" office:value="7" calcext:value-type="float">
            <text:p>7</text:p>
          </table:table-cell>
          <table:table-cell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.6" calcext:value-type="float">
            <text:p>13,6</text:p>
          </table:table-cell>
          <table:table-cell office:value-type="float" office:value="12.8" calcext:value-type="float">
            <text:p>12,8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" calcext:value-type="float">
            <text:p>6,4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5.2" calcext:value-type="float">
            <text:p>5,2</text:p>
          </table:table-cell>
          <table:table-cell office:value-type="float" office:value="7.9" calcext:value-type="float">
            <text:p>7,9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8.4" calcext:value-type="float">
            <text:p>8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7.8" calcext:value-type="float">
            <text:p>7,8</text:p>
          </table:table-cell>
          <table:table-cell office:value-type="float" office:value="9.55" calcext:value-type="float">
            <text:p>9,55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.4" calcext:value-type="float">
            <text:p>12,4</text:p>
          </table:table-cell>
          <table:table-cell office:value-type="float" office:value="20.4" calcext:value-type="float">
            <text:p>20,4</text:p>
          </table:table-cell>
          <table:table-cell office:value-type="float" office:value="16.6" calcext:value-type="float">
            <text:p>16,6</text:p>
          </table:table-cell>
          <table:table-cell office:value-type="float" office:value="14.8" calcext:value-type="float">
            <text:p>14,8</text:p>
          </table:table-cell>
          <table:table-cell office:value-type="float" office:value="16.05" calcext:value-type="float">
            <text:p>16,05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3.2" calcext:value-type="float">
            <text:p>23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4.4" calcext:value-type="float">
            <text:p>4,4</text:p>
          </table:table-cell>
          <table:table-cell office:value-type="float" office:value="12.85" calcext:value-type="float">
            <text:p>12,85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8.8" calcext:value-type="float">
            <text:p>8,8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.4" calcext:value-type="float">
            <text:p>16,4</text:p>
          </table:table-cell>
          <table:table-cell office:value-type="float" office:value="5.4" calcext:value-type="float">
            <text:p>5,4</text:p>
          </table:table-cell>
          <table:table-cell office:value-type="float" office:value="16.2" calcext:value-type="float">
            <text:p>16,2</text:p>
          </table:table-cell>
          <table:table-cell office:value-type="float" office:value="13.4" calcext:value-type="float">
            <text:p>13,4</text:p>
          </table:table-cell>
          <table:table-cell office:value-type="float" office:value="12.85" calcext:value-type="float">
            <text:p>12,85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.6" calcext:value-type="float">
            <text:p>16,6</text:p>
          </table:table-cell>
          <table:table-cell office:value-type="float" office:value="7.2" calcext:value-type="float">
            <text:p>7,2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4.6" calcext:value-type="float">
            <text:p>14,6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.2" calcext:value-type="float">
            <text:p>18,2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14.1" calcext:value-type="float">
            <text:p>14,1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10.8" calcext:value-type="float">
            <text:p>10,8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2" calcext:value-type="float">
            <text:p>9,2</text:p>
          </table:table-cell>
          <table:table-cell office:value-type="float" office:value="13.2" calcext:value-type="float">
            <text:p>13,2</text:p>
          </table:table-cell>
          <table:table-cell office:value-type="float" office:value="16" calcext:value-type="float">
            <text:p>16</text:p>
          </table:table-cell>
          <table:table-cell office:value-type="float" office:value="7.4" calcext:value-type="float">
            <text:p>7,4</text:p>
          </table:table-cell>
          <table:table-cell office:value-type="float" office:value="11.45" calcext:value-type="float">
            <text:p>11,45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4" calcext:value-type="float">
            <text:p>9,4</text:p>
          </table:table-cell>
          <table:table-cell office:value-type="float" office:value="20.4" calcext:value-type="float">
            <text:p>20,4</text:p>
          </table:table-cell>
          <table:table-cell office:value-type="float" office:value="11.2" calcext:value-type="float">
            <text:p>11,2</text:p>
          </table:table-cell>
          <table:table-cell office:value-type="float" office:value="20.2" calcext:value-type="float">
            <text:p>20,2</text:p>
          </table:table-cell>
          <table:table-cell office:value-type="float" office:value="15.3" calcext:value-type="float">
            <text:p>15,3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2.2" calcext:value-type="float">
            <text:p>12,2</text:p>
          </table:table-cell>
          <table:table-cell office:value-type="float" office:value="9.2" calcext:value-type="float">
            <text:p>9,2</text:p>
          </table:table-cell>
          <table:table-cell office:value-type="float" office:value="8.6" calcext:value-type="float">
            <text:p>8,6</text:p>
          </table:table-cell>
          <table:table-cell office:value-type="float" office:value="5.8" calcext:value-type="float">
            <text:p>5,8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2" calcext:value-type="float">
            <text:p>3,2</text:p>
          </table:table-cell>
          <table:table-cell office:value-type="float" office:value="11.6" calcext:value-type="float">
            <text:p>11,6</text:p>
          </table:table-cell>
          <table:table-cell office:value-type="float" office:value="16.6" calcext:value-type="float">
            <text:p>16,6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2" calcext:value-type="float">
            <text:p>7,2</text:p>
          </table:table-cell>
          <table:table-cell office:value-type="float" office:value="20.4" calcext:value-type="float">
            <text:p>20,4</text:p>
          </table:table-cell>
          <table:table-cell office:value-type="float" office:value="16.4" calcext:value-type="float">
            <text:p>16,4</text:p>
          </table:table-cell>
          <table:table-cell office:value-type="float" office:value="4.6" calcext:value-type="float">
            <text:p>4,6</text:p>
          </table:table-cell>
          <table:table-cell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4" calcext:value-type="float">
            <text:p>3,4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8.15" calcext:value-type="float">
            <text:p>8,15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6.4" calcext:value-type="float">
            <text:p>16,4</text:p>
          </table:table-cell>
          <table:table-cell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8.95" calcext:value-type="float">
            <text:p>8,95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.6" calcext:value-type="float">
            <text:p>16,6</text:p>
          </table:table-cell>
          <table:table-cell office:value-type="float" office:value="14.8" calcext:value-type="float">
            <text:p>14,8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3.55" calcext:value-type="float">
            <text:p>13,55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.6" calcext:value-type="float">
            <text:p>14,6</text:p>
          </table:table-cell>
          <table:table-cell office:value-type="float" office:value="7.2" calcext:value-type="float">
            <text:p>7,2</text:p>
          </table:table-cell>
          <table:table-cell office:value-type="float" office:value="14.2" calcext:value-type="float">
            <text:p>14,2</text:p>
          </table:table-cell>
          <table:table-cell office:value-type="float" office:value="16.8" calcext:value-type="float">
            <text:p>16,8</text:p>
          </table:table-cell>
          <table:table-cell office:value-type="float" office:value="13.2" calcext:value-type="float">
            <text:p>13,2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8.9" calcext:value-type="float">
            <text:p>8,9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6" calcext:value-type="float">
            <text:p>9,6</text:p>
          </table:table-cell>
          <table:table-cell office:value-type="float" office:value="13.8" calcext:value-type="float">
            <text:p>13,8</text:p>
          </table:table-cell>
          <table:table-cell office:value-type="float" office:value="10.4" calcext:value-type="float">
            <text:p>10,4</text:p>
          </table:table-cell>
          <table:table-cell office:value-type="float" office:value="17.6" calcext:value-type="float">
            <text:p>17,6</text:p>
          </table:table-cell>
          <table:table-cell office:value-type="float" office:value="12.85" calcext:value-type="float">
            <text:p>12,85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2.2" calcext:value-type="float">
            <text:p>12,2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5.4" calcext:value-type="float">
            <text:p>15,4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.4" calcext:value-type="float">
            <text:p>11,4</text:p>
          </table:table-cell>
          <table:table-cell office:value-type="float" office:value="17.2" calcext:value-type="float">
            <text:p>17,2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6.4" calcext:value-type="float">
            <text:p>16,4</text:p>
          </table:table-cell>
          <table:table-cell office:value-type="float" office:value="11.2" calcext:value-type="float">
            <text:p>11,2</text:p>
          </table:table-cell>
          <table:table-cell office:value-type="float" office:value="5.4" calcext:value-type="float">
            <text:p>5,4</text:p>
          </table:table-cell>
          <table:table-cell office:value-type="float" office:value="16.4" calcext:value-type="float">
            <text:p>16,4</text:p>
          </table:table-cell>
          <table:table-cell office:value-type="float" office:value="12.35" calcext:value-type="float">
            <text:p>12,3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0.35" calcext:value-type="float">
            <text:p>10,35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8" calcext:value-type="float">
            <text:p>9,8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4.2" calcext:value-type="float">
            <text:p>14,2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5.8" calcext:value-type="float">
            <text:p>15,8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1.75" calcext:value-type="float">
            <text:p>11,75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6" calcext:value-type="float">
            <text:p>9,6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2.4" calcext:value-type="float">
            <text:p>12,4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9.15" calcext:value-type="float">
            <text:p>9,1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85" calcext:value-type="float">
            <text:p>11,85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3.6" calcext:value-type="float">
            <text:p>13,6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5.8" calcext:value-type="float">
            <text:p>15,8</text:p>
          </table:table-cell>
          <table:table-cell office:value-type="float" office:value="11.6" calcext:value-type="float">
            <text:p>11,6</text:p>
          </table:table-cell>
          <table:table-cell office:value-type="float" office:value="13.55" calcext:value-type="float">
            <text:p>13,55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4" calcext:value-type="float">
            <text:p>7,4</text:p>
          </table:table-cell>
          <table:table-cell office:value-type="float" office:value="7.8" calcext:value-type="float">
            <text:p>7,8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8.4" calcext:value-type="float">
            <text:p>18,4</text:p>
          </table:table-cell>
          <table:table-cell office:value-type="float" office:value="11.95" calcext:value-type="float">
            <text:p>11,95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9.5" calcext:value-type="float">
            <text:p>9,5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.4" calcext:value-type="float">
            <text:p>10,4</text:p>
          </table:table-cell>
          <table:table-cell office:value-type="float" office:value="19.6" calcext:value-type="float">
            <text:p>19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" calcext:value-type="float">
            <text:p>6,6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0.15" calcext:value-type="float">
            <text:p>10,1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6" calcext:value-type="float">
            <text:p>8,6</text:p>
          </table:table-cell>
          <table:table-cell office:value-type="float" office:value="14.8" calcext:value-type="float">
            <text:p>14,8</text:p>
          </table:table-cell>
          <table:table-cell office:value-type="float" office:value="7.4" calcext:value-type="float">
            <text:p>7,4</text:p>
          </table:table-cell>
          <table:table-cell office:value-type="float" office:value="6.6" calcext:value-type="float">
            <text:p>6,6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3.05" calcext:value-type="float">
            <text:p>13,05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4" calcext:value-type="float">
            <text:p>8,4</text:p>
          </table:table-cell>
          <table:table-cell office:value-type="float" office:value="14.4" calcext:value-type="float">
            <text:p>14,4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3.2" calcext:value-type="float">
            <text:p>13,2</text:p>
          </table:table-cell>
          <table:table-cell office:value-type="float" office:value="9.8" calcext:value-type="float">
            <text:p>9,8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.2" calcext:value-type="float">
            <text:p>11,2</text:p>
          </table:table-cell>
          <table:table-cell office:value-type="float" office:value="16.6" calcext:value-type="float">
            <text:p>16,6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20" calcext:value-type="float">
            <text:p>20</text:p>
          </table:table-cell>
          <table:table-cell office:value-type="float" office:value="12.3" calcext:value-type="float">
            <text:p>12,3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5" calcext:value-type="float">
            <text:p>10,45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.4" calcext:value-type="float">
            <text:p>12,4</text:p>
          </table:table-cell>
          <table:table-cell office:value-type="float" office:value="6.6" calcext:value-type="float">
            <text:p>6,6</text:p>
          </table:table-cell>
          <table:table-cell office:value-type="float" office:value="7" calcext:value-type="float">
            <text:p>7</text:p>
          </table:table-cell>
          <table:table-cell office:value-type="float" office:value="16.2" calcext:value-type="float">
            <text:p>16,2</text:p>
          </table:table-cell>
          <table:table-cell office:value-type="float" office:value="10.55" calcext:value-type="float">
            <text:p>10,55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.4" calcext:value-type="float">
            <text:p>10,4</text:p>
          </table:table-cell>
          <table:table-cell office:value-type="float" office:value="13.8" calcext:value-type="float">
            <text:p>13,8</text:p>
          </table:table-cell>
          <table:table-cell office:value-type="float" office:value="9.4" calcext:value-type="float">
            <text:p>9,4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13.6" calcext:value-type="float">
            <text:p>13,6</text:p>
          </table:table-cell>
          <table:table-cell office:value-type="float" office:value="10.65" calcext:value-type="float">
            <text:p>10,65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9.7" calcext:value-type="float">
            <text:p>9,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.6" calcext:value-type="float">
            <text:p>15,6</text:p>
          </table:table-cell>
          <table:table-cell office:value-type="float" office:value="4.2" calcext:value-type="float">
            <text:p>4,2</text:p>
          </table:table-cell>
          <table:table-cell office:value-type="float" office:value="16.4" calcext:value-type="float">
            <text:p>16,4</text:p>
          </table:table-cell>
          <table:table-cell office:value-type="float" office:value="1.2" calcext:value-type="float">
            <text:p>1,2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9.65" calcext:value-type="float">
            <text:p>9,65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4.4" calcext:value-type="float">
            <text:p>4,4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.2" calcext:value-type="float">
            <text:p>20,2</text:p>
          </table:table-cell>
          <table:table-cell office:value-type="float" office:value="14.6" calcext:value-type="float">
            <text:p>14,6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4.4" calcext:value-type="float">
            <text:p>14,4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20.6" calcext:value-type="float">
            <text:p>20,6</text:p>
          </table:table-cell>
          <table:table-cell office:value-type="float" office:value="10.8" calcext:value-type="float">
            <text:p>10,8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6" calcext:value-type="float">
            <text:p>9,6</text:p>
          </table:table-cell>
          <table:table-cell office:value-type="float" office:value="4.2" calcext:value-type="float">
            <text:p>4,2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7" calcext:value-type="float">
            <text:p>7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1.6" calcext:value-type="float">
            <text:p>21,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3.5" calcext:value-type="float">
            <text:p>13,5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office:value-type="float" office:value="13.05" calcext:value-type="float">
            <text:p>13,05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1.2" calcext:value-type="float">
            <text:p>11,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9" calcext:value-type="float">
            <text:p>9,9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9.75" calcext:value-type="float">
            <text:p>9,75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9.5" calcext:value-type="float">
            <text:p>9,5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.4" calcext:value-type="float">
            <text:p>14,4</text:p>
          </table:table-cell>
          <table:table-cell office:value-type="float" office:value="15.4" calcext:value-type="float">
            <text:p>15,4</text:p>
          </table:table-cell>
          <table:table-cell office:value-type="float" office:value="10.8" calcext:value-type="float">
            <text:p>10,8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8.4" calcext:value-type="float">
            <text:p>8,4</text:p>
          </table:table-cell>
          <table:table-cell office:value-type="float" office:value="9.8" calcext:value-type="float">
            <text:p>9,8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.4" calcext:value-type="float">
            <text:p>11,4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9.35" calcext:value-type="float">
            <text:p>9,35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9.95" calcext:value-type="float">
            <text:p>9,95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3.05" calcext:value-type="float">
            <text:p>13,05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.4" calcext:value-type="float">
            <text:p>17,4</text:p>
          </table:table-cell>
          <table:table-cell office:value-type="float" office:value="7.2" calcext:value-type="float">
            <text:p>7,2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2.65" calcext:value-type="float">
            <text:p>12,65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.2" calcext:value-type="float">
            <text:p>12,2</text:p>
          </table:table-cell>
          <table:table-cell office:value-type="float" office:value="10.8" calcext:value-type="float">
            <text:p>10,8</text:p>
          </table:table-cell>
          <table:table-cell office:value-type="float" office:value="8.2" calcext:value-type="float">
            <text:p>8,2</text:p>
          </table:table-cell>
          <table:table-cell office:value-type="float" office:value="13.6" calcext:value-type="float">
            <text:p>13,6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6" calcext:value-type="float">
            <text:p>9,6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  <table:table-cell office:value-type="float" office:value="15.4" calcext:value-type="float">
            <text:p>15,4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0.95" calcext:value-type="float">
            <text:p>10,95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office:value-type="float" office:value="11.35" calcext:value-type="float">
            <text:p>11,35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.2" calcext:value-type="float">
            <text:p>18,2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2.9" calcext:value-type="float">
            <text:p>12,9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6" calcext:value-type="float">
            <text:p>9,6</text:p>
          </table:table-cell>
          <table:table-cell office:value-type="float" office:value="26.6" calcext:value-type="float">
            <text:p>26,6</text:p>
          </table:table-cell>
          <table:table-cell office:value-type="float" office:value="5.4" calcext:value-type="float">
            <text:p>5,4</text:p>
          </table:table-cell>
          <table:table-cell office:value-type="float" office:value="11.6" calcext:value-type="float">
            <text:p>11,6</text:p>
          </table:table-cell>
          <table:table-cell office:value-type="float" office:value="13.3" calcext:value-type="float">
            <text:p>13,3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.2" calcext:value-type="float">
            <text:p>11,2</text:p>
          </table:table-cell>
          <table:table-cell office:value-type="float" office:value="15" calcext:value-type="float">
            <text:p>15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0.75" calcext:value-type="float">
            <text:p>10,75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16.6" calcext:value-type="float">
            <text:p>16,6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,8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1.8" calcext:value-type="float">
            <text:p>11,8</text:p>
          </table:table-cell>
          <table:table-cell office:value-type="float" office:value="3.2" calcext:value-type="float">
            <text:p>3,2</text:p>
          </table:table-cell>
          <table:table-cell office:value-type="float" office:value="9.4" calcext:value-type="float">
            <text:p>9,4</text:p>
          </table:table-cell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,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4" calcext:value-type="float">
            <text:p>5,4</text:p>
          </table:table-cell>
          <table:table-cell office:value-type="float" office:value="16.4" calcext:value-type="float">
            <text:p>16,4</text:p>
          </table:table-cell>
          <table:table-cell office:value-type="float" office:value="6.4" calcext:value-type="float">
            <text:p>6,4</text:p>
          </table:table-cell>
          <table:table-cell office:value-type="float" office:value="16.8" calcext:value-type="float">
            <text:p>16,8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8.75" calcext:value-type="float">
            <text:p>8,75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15.8" calcext:value-type="float">
            <text:p>15,8</text:p>
          </table:table-cell>
          <table:table-cell office:value-type="float" office:value="10.85" calcext:value-type="float">
            <text:p>10,85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,6</text:p>
          </table:table-cell>
          <table:table-cell office:value-type="float" office:value="9.6" calcext:value-type="float">
            <text:p>9,6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3.6" calcext:value-type="float">
            <text:p>13,6</text:p>
          </table:table-cell>
          <table:table-cell office:value-type="float" office:value="12.8" calcext:value-type="float">
            <text:p>12,8</text:p>
          </table:table-cell>
          <table:table-cell office:value-type="float" office:value="21.4" calcext:value-type="float">
            <text:p>21,4</text:p>
          </table:table-cell>
          <table:table-cell office:value-type="float" office:value="2.2" calcext:value-type="float">
            <text:p>2,2</text:p>
          </table:table-cell>
          <table:table-cell office:value-type="float" office:value="12.5" calcext:value-type="float">
            <text:p>12,5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95" calcext:value-type="float">
            <text:p>12,95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1.65" calcext:value-type="float">
            <text:p>11,65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4.25" calcext:value-type="float">
            <text:p>14,25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6.8" calcext:value-type="float">
            <text:p>16,8</text:p>
          </table:table-cell>
          <table:table-cell office:value-type="float" office:value="15.4" calcext:value-type="float">
            <text:p>15,4</text:p>
          </table:table-cell>
          <table:table-cell office:value-type="float" office:value="12.95" calcext:value-type="float">
            <text:p>12,95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10.55" calcext:value-type="float">
            <text:p>10,55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10.05" calcext:value-type="float">
            <text:p>10,0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.8" calcext:value-type="float">
            <text:p>11,8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,4</text:p>
          </table:table-cell>
          <table:table-cell office:value-type="float" office:value="13.2" calcext:value-type="float">
            <text:p>13,2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 office:value-type="float" office:value="11.45" calcext:value-type="float">
            <text:p>11,45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4.8" calcext:value-type="float">
            <text:p>14,8</text:p>
          </table:table-cell>
          <table:table-cell office:value-type="float" office:value="14.35" calcext:value-type="float">
            <text:p>14,35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8.6" calcext:value-type="float">
            <text:p>18,6</text:p>
          </table:table-cell>
          <table:table-cell office:value-type="float" office:value="13.8" calcext:value-type="float">
            <text:p>13,8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1.55" calcext:value-type="float">
            <text:p>11,55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9.75" calcext:value-type="float">
            <text:p>9,75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7.6" calcext:value-type="float">
            <text:p>7,6</text:p>
          </table:table-cell>
          <table:table-cell office:value-type="float" office:value="10.1" calcext:value-type="float">
            <text:p>10,1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11.3" calcext:value-type="float">
            <text:p>11,3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1.75" calcext:value-type="float">
            <text:p>11,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office:value-type="float" office:value="2.2" calcext:value-type="float">
            <text:p>2,2</text:p>
          </table:table-cell>
          <table:table-cell office:value-type="float" office:value="11.6" calcext:value-type="float">
            <text:p>11,6</text:p>
          </table:table-cell>
          <table:table-cell office:value-type="float" office:value="9.3" calcext:value-type="float">
            <text:p>9,3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11.4" calcext:value-type="float">
            <text:p>11,4</text:p>
          </table:table-cell>
          <table:table-cell office:value-type="float" office:value="17.8" calcext:value-type="float">
            <text:p>17,8</text:p>
          </table:table-cell>
          <table:table-cell office:value-type="float" office:value="12.95" calcext:value-type="float">
            <text:p>12,95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2" calcext:value-type="float">
            <text:p>5,2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.4" calcext:value-type="float">
            <text:p>10,4</text:p>
          </table:table-cell>
          <table:table-cell office:value-type="float" office:value="15.6" calcext:value-type="float">
            <text:p>15,6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2.55" calcext:value-type="float">
            <text:p>12,55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3" calcext:value-type="float">
            <text:p>3</text:p>
          </table:table-cell>
          <table:table-cell office:value-type="float" office:value="17.6" calcext:value-type="float">
            <text:p>17,6</text:p>
          </table:table-cell>
          <table:table-cell office:value-type="float" office:value="10.9" calcext:value-type="float">
            <text:p>10,9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.6" calcext:value-type="float">
            <text:p>11,6</text:p>
          </table:table-cell>
          <table:table-cell office:value-type="float" office:value="14.2" calcext:value-type="float">
            <text:p>14,2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,4</text:p>
          </table:table-cell>
          <table:table-cell office:value-type="float" office:value="14.05" calcext:value-type="float">
            <text:p>14,0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5" calcext:value-type="float">
            <text:p>11,5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7.6" calcext:value-type="float">
            <text:p>17,6</text:p>
          </table:table-cell>
          <table:table-cell office:value-type="float" office:value="16.8" calcext:value-type="float">
            <text:p>16,8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5.6" calcext:value-type="float">
            <text:p>15,6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.4" calcext:value-type="float">
            <text:p>11,4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7" calcext:value-type="float">
            <text:p>17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.8" calcext:value-type="float">
            <text:p>15,8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1.1" calcext:value-type="float">
            <text:p>11,1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2.05" calcext:value-type="float">
            <text:p>12,05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7.8" calcext:value-type="float">
            <text:p>17,8</text:p>
          </table:table-cell>
          <table:table-cell office:value-type="float" office:value="13.6" calcext:value-type="float">
            <text:p>13,6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05" calcext:value-type="float">
            <text:p>11,05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.4" calcext:value-type="float">
            <text:p>15,4</text:p>
          </table:table-cell>
          <table:table-cell office:value-type="float" office:value="15.8" calcext:value-type="float">
            <text:p>15,8</text:p>
          </table:table-cell>
          <table:table-cell office:value-type="float" office:value="11.6" calcext:value-type="float">
            <text:p>11,6</text:p>
          </table:table-cell>
          <table:table-cell office:value-type="float" office:value="15.4" calcext:value-type="float">
            <text:p>15,4</text:p>
          </table:table-cell>
          <table:table-cell office:value-type="float" office:value="14.55" calcext:value-type="float">
            <text:p>14,55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.8" calcext:value-type="float">
            <text:p>11,8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11.6" calcext:value-type="float">
            <text:p>11,6</text:p>
          </table:table-cell>
          <table:table-cell office:value-type="float" office:value="10.3" calcext:value-type="float">
            <text:p>10,3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6" calcext:value-type="float">
            <text:p>8,6</text:p>
          </table:table-cell>
          <table:table-cell office:value-type="float" office:value="19.6" calcext:value-type="float">
            <text:p>19,6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2.25" calcext:value-type="float">
            <text:p>12,25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.8" calcext:value-type="float">
            <text:p>20,8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4.15" calcext:value-type="float">
            <text:p>14,15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.2" calcext:value-type="float">
            <text:p>21,2</text:p>
          </table:table-cell>
          <table:table-cell office:value-type="float" office:value="13.4" calcext:value-type="float">
            <text:p>13,4</text:p>
          </table:table-cell>
          <table:table-cell office:value-type="float" office:value="18.8" calcext:value-type="float">
            <text:p>18,8</text:p>
          </table:table-cell>
          <table:table-cell office:value-type="float" office:value="16.8" calcext:value-type="float">
            <text:p>16,8</text:p>
          </table:table-cell>
          <table:table-cell office:value-type="float" office:value="17.55" calcext:value-type="float">
            <text:p>17,55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5T23:14:01.054548606</dc:date>
    <meta:editing-duration>PT10M19S</meta:editing-duration>
    <meta:editing-cycles>1</meta:editing-cycles>
    <meta:document-statistic meta:table-count="1" meta:cell-count="600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style:rotation-angle="90"/>
      <style:text-properties fo:font-size="2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167cm" svg:height="25.405cm" xlink:href=".." xlink:type="simple" chart:class="chart:line" chart:style-name="ch1">
        <chart:title svg:x="17.954cm" svg:y="0.069cm" chart:style-name="ch2">
          <text:p>Epochs vs Rewards</text:p>
        </chart:title>
        <chart:legend chart:legend-position="end" svg:x="41.94cm" svg:y="10.848cm" style:legend-expansion="custom" chartooo:width="2.85cm" chartooo:height="3.362cm" style:legend-expansion-aspect-ratio="0.847709696609161" chart:style-name="ch3"/>
        <chart:plot-area chart:style-name="ch4" table:cell-range-address="15_sept.A1:15_sept.E1001" chart:data-source-has-labels="both" svg:x="2.936cm" svg:y="2.734cm" svg:width="38.422cm" svg:height="20.16cm">
          <chartooo:coordinate-region svg:x="4.219cm" svg:y="3.132cm" svg:width="37.081cm" svg:height="19.365cm"/>
          <chart:axis chart:dimension="x" chart:name="primary-x" chart:style-name="ch5" chartooo:axis-type="auto">
            <chartooo:date-scale/>
            <chart:title svg:x="20.447cm" svg:y="23.402cm" chart:style-name="ch6">
              <text:p>Epocas</text:p>
            </chart:title>
            <chart:categories table:cell-range-address="15_sept.A2:15_sept.A1001"/>
          </chart:axis>
          <chart:axis chart:dimension="y" chart:name="primary-y" chart:style-name="ch7">
            <chart:title svg:x="0.254cm" svg:y="15.236cm" chart:style-name="ch8">
              <text:p>Recompensa</text:p>
            </chart:title>
            <chart:grid chart:style-name="ch9" chart:class="major"/>
          </chart:axis>
          <chart:series chart:style-name="ch10" chart:values-cell-range-address="15_sept.B2:15_sept.B1001" chart:label-cell-address="15_sept.B1:15_sept.B1" chart:class="chart:line">
            <chart:data-point chart:repeated="1000"/>
          </chart:series>
          <chart:series chart:style-name="ch11" chart:values-cell-range-address="15_sept.C2:15_sept.C1001" chart:label-cell-address="15_sept.C1:15_sept.C1" chart:class="chart:line">
            <chart:data-point chart:repeated="1000"/>
          </chart:series>
          <chart:series chart:style-name="ch12" chart:values-cell-range-address="15_sept.D2:15_sept.D1001" chart:label-cell-address="15_sept.D1:15_sept.D1" chart:class="chart:line">
            <chart:data-point chart:repeated="1000"/>
          </chart:series>
          <chart:series chart:style-name="ch13" chart:values-cell-range-address="15_sept.E2:15_sept.E1001" chart:label-cell-address="15_sept.E1:15_sept.E1" chart:class="chart:line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v_0</text:p>
                <draw:g>
                  <svg:desc>15_sept.B1:15_sept.B1</svg:desc>
                </draw:g>
              </table:table-cell>
              <table:table-cell office:value-type="string">
                <text:p>env_1</text:p>
                <draw:g>
                  <svg:desc>15_sept.C1:15_sept.C1</svg:desc>
                </draw:g>
              </table:table-cell>
              <table:table-cell office:value-type="string">
                <text:p>env_2</text:p>
                <draw:g>
                  <svg:desc>15_sept.D1:15_sept.D1</svg:desc>
                </draw:g>
              </table:table-cell>
              <table:table-cell office:value-type="string">
                <text:p>env_3</text:p>
                <draw:g>
                  <svg:desc>15_sept.E1:15_sep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5_sept.A2:15_sept.A1001</svg:desc>
                </draw:g>
              </table:table-cell>
              <table:table-cell office:value-type="float" office:value="-8.8">
                <text:p>-8.8</text:p>
                <draw:g>
                  <svg:desc>15_sept.B2:15_sept.B1001</svg:desc>
                </draw:g>
              </table:table-cell>
              <table:table-cell office:value-type="float" office:value="10">
                <text:p>10</text:p>
                <draw:g>
                  <svg:desc>15_sept.C2:15_sept.C1001</svg:desc>
                </draw:g>
              </table:table-cell>
              <table:table-cell office:value-type="float" office:value="-8.8">
                <text:p>-8.8</text:p>
                <draw:g>
                  <svg:desc>15_sept.D2:15_sept.D1001</svg:desc>
                </draw:g>
              </table:table-cell>
              <table:table-cell office:value-type="float" office:value="6">
                <text:p>6</text:p>
                <draw:g>
                  <svg:desc>15_sept.E2:15_sept.E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7.8">
                <text:p>-7.8</text:p>
              </table:table-cell>
              <table:table-cell office:value-type="float" office:value="2">
                <text:p>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8.8">
                <text:p>-8.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7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8.8">
                <text:p>-8.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7.8">
                <text:p>-7.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.2">
                <text:p>16.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.4">
                <text:p>11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">
                <text:p>1.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3.2">
                <text:p>3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  <table:table-cell office:value-type="float" office:value="7.4">
                <text:p>7.4</text:p>
              </table:table-cell>
              <table:table-cell office:value-type="float" office:value="10.2">
                <text:p>10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2">
                <text:p>6.2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5.2">
                <text:p>25.2</text:p>
              </table:table-cell>
              <table:table-cell office:value-type="float" office:value="2.2">
                <text:p>2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6.2">
                <text:p>6.2</text:p>
              </table:table-cell>
              <table:table-cell office:value-type="float" office:value="2.4">
                <text:p>2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.2">
                <text:p>10.2</text:p>
              </table:table-cell>
              <table:table-cell office:value-type="float" office:value="8.4">
                <text:p>8.4</text:p>
              </table:table-cell>
              <table:table-cell office:value-type="float" office:value="4.2">
                <text:p>4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7.2">
                <text:p>7.2</text:p>
              </table:table-cell>
              <table:table-cell office:value-type="float" office:value="7.6">
                <text:p>7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4">
                <text:p>6.4</text:p>
              </table:table-cell>
              <table:table-cell office:value-type="float" office:value="7.2">
                <text:p>7.2</text:p>
              </table:table-cell>
              <table:table-cell office:value-type="float" office:value="6.6">
                <text:p>6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.4">
                <text:p>10.4</text:p>
              </table:table-cell>
              <table:table-cell office:value-type="float" office:value="8.6">
                <text:p>8.6</text:p>
              </table:table-cell>
              <table:table-cell office:value-type="float" office:value="11.6">
                <text:p>11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.6">
                <text:p>22.6</text:p>
              </table:table-cell>
              <table:table-cell office:value-type="float" office:value="2.4">
                <text:p>2.4</text:p>
              </table:table-cell>
              <table:table-cell office:value-type="float" office:value="12.6">
                <text:p>12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8">
                <text:p>18.8</text:p>
              </table:table-cell>
              <table:table-cell office:value-type="float" office:value="10.4">
                <text:p>10.4</text:p>
              </table:table-cell>
              <table:table-cell office:value-type="float" office:value="5.2">
                <text:p>5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8">
                <text:p>7.8</text:p>
              </table:table-cell>
              <table:table-cell office:value-type="float" office:value="12.2">
                <text:p>12.2</text:p>
              </table:table-cell>
              <table:table-cell office:value-type="float" office:value="10.6">
                <text:p>10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  <table:table-cell office:value-type="float" office:value="7.4">
                <text:p>7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  <table:table-cell office:value-type="float" office:value="6.4">
                <text:p>6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  <table:table-cell office:value-type="float" office:value="6.6">
                <text:p>6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6.6">
                <text:p>6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2">
                <text:p>3.2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.4">
                <text:p>13.4</text:p>
              </table:table-cell>
              <table:table-cell office:value-type="float" office:value="7.6">
                <text:p>7.6</text:p>
              </table:table-cell>
              <table:table-cell office:value-type="float" office:value="7.4">
                <text:p>7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.4">
                <text:p>12.4</text:p>
              </table:table-cell>
              <table:table-cell office:value-type="float" office:value="7.4">
                <text:p>7.4</text:p>
              </table:table-cell>
              <table:table-cell office:value-type="float" office:value="8.4">
                <text:p>8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.2">
                <text:p>8.2</text:p>
              </table:table-cell>
              <table:table-cell office:value-type="float" office:value="12.4">
                <text:p>12.4</text:p>
              </table:table-cell>
              <table:table-cell office:value-type="float" office:value="4.4">
                <text:p>4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  <table:table-cell office:value-type="float" office:value="11.2">
                <text:p>11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.6">
                <text:p>10.6</text:p>
              </table:table-cell>
              <table:table-cell office:value-type="float" office:value="8.2">
                <text:p>8.2</text:p>
              </table:table-cell>
              <table:table-cell office:value-type="float" office:value="7.6">
                <text:p>7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.6">
                <text:p>7.6</text:p>
              </table:table-cell>
              <table:table-cell office:value-type="float" office:value="11.2">
                <text:p>11.2</text:p>
              </table:table-cell>
              <table:table-cell office:value-type="float" office:value="6.2">
                <text:p>6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12.2">
                <text:p>12.2</text:p>
              </table:table-cell>
              <table:table-cell office:value-type="float" office:value="3.4">
                <text:p>3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4">
                <text:p>7.4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7.2">
                <text:p>7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  <table:table-cell office:value-type="float" office:value="10.6">
                <text:p>10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">
                <text:p>9.2</text:p>
              </table:table-cell>
              <table:table-cell office:value-type="float" office:value="6.2">
                <text:p>6.2</text:p>
              </table:table-cell>
              <table:table-cell office:value-type="float" office:value="12.2">
                <text:p>12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2">
                <text:p>10.2</text:p>
              </table:table-cell>
              <table:table-cell office:value-type="float" office:value="9.2">
                <text:p>9.2</text:p>
              </table:table-cell>
              <table:table-cell office:value-type="float" office:value="7.2">
                <text:p>7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9.2">
                <text:p>9.2</text:p>
              </table:table-cell>
              <table:table-cell office:value-type="float" office:value="11.2">
                <text:p>11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7.4">
                <text:p>7.4</text:p>
              </table:table-cell>
              <table:table-cell office:value-type="float" office:value="10.6">
                <text:p>10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.4">
                <text:p>6.4</text:p>
              </table:table-cell>
              <table:table-cell office:value-type="float" office:value="6.2">
                <text:p>6.2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  <table:table-cell office:value-type="float" office:value="8.2">
                <text:p>8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.4">
                <text:p>6.4</text:p>
              </table:table-cell>
              <table:table-cell office:value-type="float" office:value="13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2">
                <text:p>10.2</text:p>
              </table:table-cell>
              <table:table-cell office:value-type="float" office:value="6.2">
                <text:p>6.2</text:p>
              </table:table-cell>
              <table:table-cell office:value-type="float" office:value="7.2">
                <text:p>7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.4">
                <text:p>7.4</text:p>
              </table:table-cell>
              <table:table-cell office:value-type="float" office:value="8.2">
                <text:p>8.2</text:p>
              </table:table-cell>
              <table:table-cell office:value-type="float" office:value="8.8">
                <text:p>8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.4">
                <text:p>8.4</text:p>
              </table:table-cell>
              <table:table-cell office:value-type="float" office:value="10.6">
                <text:p>10.6</text:p>
              </table:table-cell>
              <table:table-cell office:value-type="float" office:value="14">
                <text:p>1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.4">
                <text:p>5.4</text:p>
              </table:table-cell>
              <table:table-cell office:value-type="float" office:value="11.2">
                <text:p>11.2</text:p>
              </table:table-cell>
              <table:table-cell office:value-type="float" office:value="7.4">
                <text:p>7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.6">
                <text:p>9.6</text:p>
              </table:table-cell>
              <table:table-cell office:value-type="float" office:value="17.2">
                <text:p>17.2</text:p>
              </table:table-cell>
              <table:table-cell office:value-type="float" office:value="4.4">
                <text:p>4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.2">
                <text:p>5.2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2">
                <text:p>11.2</text:p>
              </table:table-cell>
              <table:table-cell office:value-type="float" office:value="9.2">
                <text:p>9.2</text:p>
              </table:table-cell>
              <table:table-cell office:value-type="float" office:value="12.6">
                <text:p>12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.6">
                <text:p>12.6</text:p>
              </table:table-cell>
              <table:table-cell office:value-type="float" office:value="6.2">
                <text:p>6.2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.4">
                <text:p>7.4</text:p>
              </table:table-cell>
              <table:table-cell office:value-type="float" office:value="9.2">
                <text:p>9.2</text:p>
              </table:table-cell>
              <table:table-cell office:value-type="float" office:value="12.2">
                <text:p>12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2">
                <text:p>10.2</text:p>
              </table:table-cell>
              <table:table-cell office:value-type="float" office:value="4.4">
                <text:p>4.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  <table:table-cell office:value-type="float" office:value="11.2">
                <text:p>11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.2">
                <text:p>9.2</text:p>
              </table:table-cell>
              <table:table-cell office:value-type="float" office:value="10.2">
                <text:p>10.2</text:p>
              </table:table-cell>
              <table:table-cell office:value-type="float" office:value="6.2">
                <text:p>6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12.2">
                <text:p>12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11.4">
                <text:p>11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9.2">
                <text:p>9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12.2">
                <text:p>12.2</text:p>
              </table:table-cell>
              <table:table-cell office:value-type="float" office:value="7.4">
                <text:p>7.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.2">
                <text:p>7.2</text:p>
              </table:table-cell>
              <table:table-cell office:value-type="float" office:value="10.2">
                <text:p>10.2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4">
                <text:p>8.4</text:p>
              </table:table-cell>
              <table:table-cell office:value-type="float" office:value="12.6">
                <text:p>12.6</text:p>
              </table:table-cell>
              <table:table-cell office:value-type="float" office:value="11.4">
                <text:p>11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7.4">
                <text:p>7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">
                <text:p>8.4</text:p>
              </table:table-cell>
              <table:table-cell office:value-type="float" office:value="2.4">
                <text:p>2.4</text:p>
              </table:table-cell>
              <table:table-cell office:value-type="float" office:value="10.4">
                <text:p>10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.2">
                <text:p>11.2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.2">
                <text:p>8.2</text:p>
              </table:table-cell>
              <table:table-cell office:value-type="float" office:value="5.2">
                <text:p>5.2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3.4">
                <text:p>13.4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.4">
                <text:p>9.4</text:p>
              </table:table-cell>
              <table:table-cell office:value-type="float" office:value="5.4">
                <text:p>5.4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  <table:table-cell office:value-type="float" office:value="14.2">
                <text:p>14.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6">
                <text:p>8.6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.4">
                <text:p>8.4</text:p>
              </table:table-cell>
              <table:table-cell office:value-type="float" office:value="11.2">
                <text:p>11.2</text:p>
              </table:table-cell>
              <table:table-cell office:value-type="float" office:value="6.4">
                <text:p>6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.4">
                <text:p>16.4</text:p>
              </table:table-cell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2.4">
                <text:p>12.4</text:p>
              </table:table-cell>
              <table:table-cell office:value-type="float" office:value="5.2">
                <text:p>5.2</text:p>
              </table:table-cell>
              <table:table-cell office:value-type="float" office:value="10.4">
                <text:p>10.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2.6">
                <text:p>12.6</text:p>
              </table:table-cell>
              <table:table-cell office:value-type="float" office:value="16.4">
                <text:p>16.4</text:p>
              </table:table-cell>
              <table:table-cell office:value-type="float" office:value="7.6">
                <text:p>7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.4">
                <text:p>10.4</text:p>
              </table:table-cell>
              <table:table-cell office:value-type="float" office:value="16.2">
                <text:p>16.2</text:p>
              </table:table-cell>
              <table:table-cell office:value-type="float" office:value="7.2">
                <text:p>7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.4">
                <text:p>10.4</text:p>
              </table:table-cell>
              <table:table-cell office:value-type="float" office:value="8.6">
                <text:p>8.6</text:p>
              </table:table-cell>
              <table:table-cell office:value-type="float" office:value="7.2">
                <text:p>7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.4">
                <text:p>7.4</text:p>
              </table:table-cell>
              <table:table-cell office:value-type="float" office:value="7.6">
                <text:p>7.6</text:p>
              </table:table-cell>
              <table:table-cell office:value-type="float" office:value="8.2">
                <text:p>8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.2">
                <text:p>10.2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.2">
                <text:p>5.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  <table:table-cell office:value-type="float" office:value="10.8">
                <text:p>10.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.2">
                <text:p>11.2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.4">
                <text:p>9.4</text:p>
              </table:table-cell>
              <table:table-cell office:value-type="float" office:value="6.4">
                <text:p>6.4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6">
                <text:p>6.6</text:p>
              </table:table-cell>
              <table:table-cell office:value-type="float" office:value="3.2">
                <text:p>3.2</text:p>
              </table:table-cell>
              <table:table-cell office:value-type="float" office:value="8.4">
                <text:p>8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.2">
                <text:p>8.2</text:p>
              </table:table-cell>
              <table:table-cell office:value-type="float" office:value="4.4">
                <text:p>4.4</text:p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.4">
                <text:p>3.4</text:p>
              </table:table-cell>
              <table:table-cell office:value-type="float" office:value="10.2">
                <text:p>10.2</text:p>
              </table:table-cell>
              <table:table-cell office:value-type="float" office:value="7.6">
                <text:p>7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2.2">
                <text:p>12.2</text:p>
              </table:table-cell>
              <table:table-cell office:value-type="float" office:value="7.2">
                <text:p>7.2</text:p>
              </table:table-cell>
              <table:table-cell office:value-type="float" office:value="10.4">
                <text:p>10.4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.2">
                <text:p>10.2</text:p>
              </table:table-cell>
              <table:table-cell office:value-type="float" office:value="5.4">
                <text:p>5.4</text:p>
              </table:table-cell>
              <table:table-cell office:value-type="float" office:value="13.4">
                <text:p>13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.6">
                <text:p>4.6</text:p>
              </table:table-cell>
              <table:table-cell office:value-type="float" office:value="7.4">
                <text:p>7.4</text:p>
              </table:table-cell>
              <table:table-cell office:value-type="float" office:value="3.2">
                <text:p>3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.4">
                <text:p>7.4</text:p>
              </table:table-cell>
              <table:table-cell office:value-type="float" office:value="6">
                <text:p>6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8.2">
                <text:p>8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.6">
                <text:p>9.6</text:p>
              </table:table-cell>
              <table:table-cell office:value-type="float" office:value="6.6">
                <text:p>6.6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.2">
                <text:p>8.2</text:p>
              </table:table-cell>
              <table:table-cell office:value-type="float" office:value="6.6">
                <text:p>6.6</text:p>
              </table:table-cell>
              <table:table-cell office:value-type="float" office:value="5">
                <text:p>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7.4">
                <text:p>7.4</text:p>
              </table:table-cell>
              <table:table-cell office:value-type="float" office:value="6.2">
                <text:p>6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.4">
                <text:p>6.4</text:p>
              </table:table-cell>
              <table:table-cell office:value-type="float" office:value="9.2">
                <text:p>9.2</text:p>
              </table:table-cell>
              <table:table-cell office:value-type="float" office:value="13.4">
                <text:p>13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.4">
                <text:p>8.4</text:p>
              </table:table-cell>
              <table:table-cell office:value-type="float" office:value="2.2">
                <text:p>2.2</text:p>
              </table:table-cell>
              <table:table-cell office:value-type="float" office:value="10.2">
                <text:p>10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.8">
                <text:p>10.8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10.2">
                <text:p>10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.2">
                <text:p>7.2</text:p>
              </table:table-cell>
              <table:table-cell office:value-type="float" office:value="5.2">
                <text:p>5.2</text:p>
              </table:table-cell>
              <table:table-cell office:value-type="float" office:value="6.4">
                <text:p>6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.4">
                <text:p>7.4</text:p>
              </table:table-cell>
              <table:table-cell office:value-type="float" office:value="5.4">
                <text:p>5.4</text:p>
              </table:table-cell>
              <table:table-cell office:value-type="float" office:value="7.4">
                <text:p>7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.4">
                <text:p>5.4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.6">
                <text:p>8.6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.6">
                <text:p>8.6</text:p>
              </table:table-cell>
              <table:table-cell office:value-type="float" office:value="2.4">
                <text:p>2.4</text:p>
              </table:table-cell>
              <table:table-cell office:value-type="float" office:value="8.6">
                <text:p>8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.4">
                <text:p>7.4</text:p>
              </table:table-cell>
              <table:table-cell office:value-type="float" office:value="6.4">
                <text:p>6.4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7.6">
                <text:p>7.6</text:p>
              </table:table-cell>
              <table:table-cell office:value-type="float" office:value="8.2">
                <text:p>8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4">
                <text:p>6.4</text:p>
              </table:table-cell>
              <table:table-cell office:value-type="float" office:value="10.6">
                <text:p>10.6</text:p>
              </table:table-cell>
              <table:table-cell office:value-type="float" office:value="8.4">
                <text:p>8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.6">
                <text:p>12.6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.6">
                <text:p>6.6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.4">
                <text:p>5.4</text:p>
              </table:table-cell>
              <table:table-cell office:value-type="float" office:value="7.6">
                <text:p>7.6</text:p>
              </table:table-cell>
              <table:table-cell office:value-type="float" office:value="9.6">
                <text:p>9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7.4">
                <text:p>17.4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  <table:table-cell office:value-type="float" office:value="5.2">
                <text:p>5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.4">
                <text:p>5.4</text:p>
              </table:table-cell>
              <table:table-cell office:value-type="float" office:value="9.4">
                <text:p>9.4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4.6">
                <text:p>14.6</text:p>
              </table:table-cell>
              <table:table-cell office:value-type="float" office:value="4.2">
                <text:p>4.2</text:p>
              </table:table-cell>
              <table:table-cell office:value-type="float" office:value="10">
                <text:p>1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.4">
                <text:p>12.4</text:p>
              </table:table-cell>
              <table:table-cell office:value-type="float" office:value="6.4">
                <text:p>6.4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2">
                <text:p>1.2</text:p>
              </table:table-cell>
              <table:table-cell office:value-type="float" office:value="11.8">
                <text:p>11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6.4">
                <text:p>6.4</text:p>
              </table:table-cell>
              <table:table-cell office:value-type="float" office:value="10">
                <text:p>1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  <table:table-cell office:value-type="float" office:value="9.6">
                <text:p>9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7.8">
                <text:p>-7.8</text:p>
              </table:table-cell>
              <table:table-cell office:value-type="float" office:value="4">
                <text:p>4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.6">
                <text:p>8.6</text:p>
              </table:table-cell>
              <table:table-cell office:value-type="float" office:value="12.4">
                <text:p>12.4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12.4">
                <text:p>12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.6">
                <text:p>7.6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3">
                <text:p>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.4">
                <text:p>8.4</text:p>
              </table:table-cell>
              <table:table-cell office:value-type="float" office:value="8.6">
                <text:p>8.6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4.4">
                <text:p>4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9.2">
                <text:p>9.2</text:p>
              </table:table-cell>
              <table:table-cell office:value-type="float" office:value="10.6">
                <text:p>10.6</text:p>
              </table:table-cell>
              <table:table-cell office:value-type="float" office:value="4.6">
                <text:p>4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9.2">
                <text:p>19.2</text:p>
              </table:table-cell>
              <table:table-cell office:value-type="float" office:value="5.6">
                <text:p>5.6</text:p>
              </table:table-cell>
              <table:table-cell office:value-type="float" office:value="2.4">
                <text:p>2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7.2">
                <text:p>7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  <table:table-cell office:value-type="float" office:value="4.2">
                <text:p>4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4">
                <text:p>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1.2">
                <text:p>1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.2">
                <text:p>9.2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.2">
                <text:p>6.2</text:p>
              </table:table-cell>
              <table:table-cell office:value-type="float" office:value="8.4">
                <text:p>8.4</text:p>
              </table:table-cell>
              <table:table-cell office:value-type="float" office:value="4.6">
                <text:p>4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.2">
                <text:p>10.2</text:p>
              </table:table-cell>
              <table:table-cell office:value-type="float" office:value="5.2">
                <text:p>5.2</text:p>
              </table:table-cell>
              <table:table-cell office:value-type="float" office:value="5.6">
                <text:p>5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.4">
                <text:p>10.4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.2">
                <text:p>6.2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2.4">
                <text:p>12.4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.4">
                <text:p>7.4</text:p>
              </table:table-cell>
              <table:table-cell office:value-type="float" office:value="18.6">
                <text:p>18.6</text:p>
              </table:table-cell>
              <table:table-cell office:value-type="float" office:value="13.2">
                <text:p>13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8">
                <text:p>11.8</text:p>
              </table:table-cell>
              <table:table-cell office:value-type="float" office:value="5.6">
                <text:p>5.6</text:p>
              </table:table-cell>
              <table:table-cell office:value-type="float" office:value="7.6">
                <text:p>7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.2">
                <text:p>4.2</text:p>
              </table:table-cell>
              <table:table-cell office:value-type="float" office:value="14.6">
                <text:p>14.6</text:p>
              </table:table-cell>
              <table:table-cell office:value-type="float" office:value="9.8">
                <text:p>9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.2">
                <text:p>8.2</text:p>
              </table:table-cell>
              <table:table-cell office:value-type="float" office:value="13.2">
                <text:p>13.2</text:p>
              </table:table-cell>
              <table:table-cell office:value-type="float" office:value="7.4">
                <text:p>7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8.4">
                <text:p>8.4</text:p>
              </table:table-cell>
              <table:table-cell office:value-type="float" office:value="7.6">
                <text:p>7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5.4">
                <text:p>5.4</text:p>
              </table:table-cell>
              <table:table-cell office:value-type="float" office:value="12.4">
                <text:p>12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.4">
                <text:p>7.4</text:p>
              </table:table-cell>
              <table:table-cell office:value-type="float" office:value="8">
                <text:p>8</text:p>
              </table:table-cell>
              <table:table-cell office:value-type="float" office:value="6.8">
                <text:p>6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.2">
                <text:p>9.2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.2">
                <text:p>12.2</text:p>
              </table:table-cell>
              <table:table-cell office:value-type="float" office:value="9.6">
                <text:p>9.6</text:p>
              </table:table-cell>
              <table:table-cell office:value-type="float" office:value="8.2">
                <text:p>8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0.2">
                <text:p>10.2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8.2">
                <text:p>8.2</text:p>
              </table:table-cell>
              <table:table-cell office:value-type="float" office:value="10.2">
                <text:p>10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.2">
                <text:p>7.2</text:p>
              </table:table-cell>
              <table:table-cell office:value-type="float" office:value="5.2">
                <text:p>5.2</text:p>
              </table:table-cell>
              <table:table-cell office:value-type="float" office:value="12.4">
                <text:p>12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4.6">
                <text:p>14.6</text:p>
              </table:table-cell>
              <table:table-cell office:value-type="float" office:value="8.4">
                <text:p>8.4</text:p>
              </table:table-cell>
              <table:table-cell office:value-type="float" office:value="4.2">
                <text:p>4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.6">
                <text:p>8.6</text:p>
              </table:table-cell>
              <table:table-cell office:value-type="float" office:value="7.2">
                <text:p>7.2</text:p>
              </table:table-cell>
              <table:table-cell office:value-type="float" office:value="13.6">
                <text:p>13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.6">
                <text:p>8.6</text:p>
              </table:table-cell>
              <table:table-cell office:value-type="float" office:value="7.6">
                <text:p>7.6</text:p>
              </table:table-cell>
              <table:table-cell office:value-type="float" office:value="11.2">
                <text:p>11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.4">
                <text:p>8.4</text:p>
              </table:table-cell>
              <table:table-cell office:value-type="float" office:value="8.6">
                <text:p>8.6</text:p>
              </table:table-cell>
              <table:table-cell office:value-type="float" office:value="8.4">
                <text:p>8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.2">
                <text:p>8.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3.8">
                <text:p>-3.8</text:p>
              </table:table-cell>
              <table:table-cell office:value-type="float" office:value="5.6">
                <text:p>5.6</text:p>
              </table:table-cell>
              <table:table-cell office:value-type="float" office:value="9.2">
                <text:p>9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2">
                <text:p>11.2</text:p>
              </table:table-cell>
              <table:table-cell office:value-type="float" office:value="15.2">
                <text:p>15.2</text:p>
              </table:table-cell>
              <table:table-cell office:value-type="float" office:value="4.4">
                <text:p>4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.4">
                <text:p>7.4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4">
                <text:p>11.4</text:p>
              </table:table-cell>
              <table:table-cell office:value-type="float" office:value="15.2">
                <text:p>15.2</text:p>
              </table:table-cell>
              <table:table-cell office:value-type="float" office:value="13.4">
                <text:p>13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15.4">
                <text:p>15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5">
                <text:p>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14.2">
                <text:p>14.2</text:p>
              </table:table-cell>
              <table:table-cell office:value-type="float" office:value="12.2">
                <text:p>12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.4">
                <text:p>5.4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0.6">
                <text:p>10.6</text:p>
              </table:table-cell>
              <table:table-cell office:value-type="float" office:value="7.4">
                <text:p>7.4</text:p>
              </table:table-cell>
              <table:table-cell office:value-type="float" office:value="7.6">
                <text:p>7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5.2">
                <text:p>5.2</text:p>
              </table:table-cell>
              <table:table-cell office:value-type="float" office:value="7.4">
                <text:p>7.4</text:p>
              </table:table-cell>
              <table:table-cell office:value-type="float" office:value="10.2">
                <text:p>10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13.4">
                <text:p>13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8">
                <text:p>11.8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2">
                <text:p>11.2</text:p>
              </table:table-cell>
              <table:table-cell office:value-type="float" office:value="18.4">
                <text:p>18.4</text:p>
              </table:table-cell>
              <table:table-cell office:value-type="float" office:value="9.4">
                <text:p>9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.2">
                <text:p>7.2</text:p>
              </table:table-cell>
              <table:table-cell office:value-type="float" office:value="13.6">
                <text:p>13.6</text:p>
              </table:table-cell>
              <table:table-cell office:value-type="float" office:value="15.2">
                <text:p>15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.6">
                <text:p>8.6</text:p>
              </table:table-cell>
              <table:table-cell office:value-type="float" office:value="8.4">
                <text:p>8.4</text:p>
              </table:table-cell>
              <table:table-cell office:value-type="float" office:value="14.2">
                <text:p>14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0.4">
                <text:p>10.4</text:p>
              </table:table-cell>
              <table:table-cell office:value-type="float" office:value="8.6">
                <text:p>8.6</text:p>
              </table:table-cell>
              <table:table-cell office:value-type="float" office:value="7.4">
                <text:p>7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15.6">
                <text:p>15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.2">
                <text:p>6.2</text:p>
              </table:table-cell>
              <table:table-cell office:value-type="float" office:value="6.4">
                <text:p>6.4</text:p>
              </table:table-cell>
              <table:table-cell office:value-type="float" office:value="10.2">
                <text:p>10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.4">
                <text:p>7.4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.4">
                <text:p>7.4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.6">
                <text:p>5.6</text:p>
              </table:table-cell>
              <table:table-cell office:value-type="float" office:value="13.2">
                <text:p>13.2</text:p>
              </table:table-cell>
              <table:table-cell office:value-type="float" office:value="10.4">
                <text:p>10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5.2">
                <text:p>5.2</text:p>
              </table:table-cell>
              <table:table-cell office:value-type="float" office:value="5">
                <text:p>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8.6">
                <text:p>8.6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3.4">
                <text:p>13.4</text:p>
              </table:table-cell>
              <table:table-cell office:value-type="float" office:value="7.4">
                <text:p>7.4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8.2">
                <text:p>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.2">
                <text:p>14.2</text:p>
              </table:table-cell>
              <table:table-cell office:value-type="float" office:value="9.6">
                <text:p>9.6</text:p>
              </table:table-cell>
              <table:table-cell office:value-type="float" office:value="12.2">
                <text:p>12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.4">
                <text:p>10.4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3.2">
                <text:p>13.2</text:p>
              </table:table-cell>
              <table:table-cell office:value-type="float" office:value="11.6">
                <text:p>11.6</text:p>
              </table:table-cell>
              <table:table-cell office:value-type="float" office:value="10.2">
                <text:p>10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0.6">
                <text:p>10.6</text:p>
              </table:table-cell>
              <table:table-cell office:value-type="float" office:value="14">
                <text:p>14</text:p>
              </table:table-cell>
              <table:table-cell office:value-type="float" office:value="10.8">
                <text:p>10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4.2">
                <text:p>14.2</text:p>
              </table:table-cell>
              <table:table-cell office:value-type="float" office:value="6.2">
                <text:p>6.2</text:p>
              </table:table-cell>
              <table:table-cell office:value-type="float" office:value="11.4">
                <text:p>11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.8">
                <text:p>10.8</text:p>
              </table:table-cell>
              <table:table-cell office:value-type="float" office:value="7.4">
                <text:p>7.4</text:p>
              </table:table-cell>
              <table:table-cell office:value-type="float" office:value="14.2">
                <text:p>14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0.4">
                <text:p>20.4</text:p>
              </table:table-cell>
              <table:table-cell office:value-type="float" office:value="11.4">
                <text:p>11.4</text:p>
              </table:table-cell>
              <table:table-cell office:value-type="float" office:value="-6.8">
                <text:p>-6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9.2">
                <text:p>19.2</text:p>
              </table:table-cell>
              <table:table-cell office:value-type="float" office:value="8.4">
                <text:p>8.4</text:p>
              </table:table-cell>
              <table:table-cell office:value-type="float" office:value="3.6">
                <text:p>3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.4">
                <text:p>10.4</text:p>
              </table:table-cell>
              <table:table-cell office:value-type="float" office:value="6.4">
                <text:p>6.4</text:p>
              </table:table-cell>
              <table:table-cell office:value-type="float" office:value="18.6">
                <text:p>18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2">
                <text:p>6.2</text:p>
              </table:table-cell>
              <table:table-cell office:value-type="float" office:value="10.2">
                <text:p>10.2</text:p>
              </table:table-cell>
              <table:table-cell office:value-type="float" office:value="12.4">
                <text:p>12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8.8">
                <text:p>-8.8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9.6">
                <text:p>9.6</text:p>
              </table:table-cell>
              <table:table-cell office:value-type="float" office:value="14.4">
                <text:p>14.4</text:p>
              </table:table-cell>
              <table:table-cell office:value-type="float" office:value="12.2">
                <text:p>12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.6">
                <text:p>3.6</text:p>
              </table:table-cell>
              <table:table-cell office:value-type="float" office:value="6.2">
                <text:p>6.2</text:p>
              </table:table-cell>
              <table:table-cell office:value-type="float" office:value="13.8">
                <text:p>13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.4">
                <text:p>12.4</text:p>
              </table:table-cell>
              <table:table-cell office:value-type="float" office:value="5.4">
                <text:p>5.4</text:p>
              </table:table-cell>
              <table:table-cell office:value-type="float" office:value="4.4">
                <text:p>4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9.4">
                <text:p>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.2">
                <text:p>3.2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28.2">
                <text:p>28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16.4">
                <text:p>16.4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7.4">
                <text:p>7.4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3.6">
                <text:p>13.6</text:p>
              </table:table-cell>
              <table:table-cell office:value-type="float" office:value="6.4">
                <text:p>6.4</text:p>
              </table:table-cell>
              <table:table-cell office:value-type="float" office:value="13.4">
                <text:p>13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0.4">
                <text:p>10.4</text:p>
              </table:table-cell>
              <table:table-cell office:value-type="float" office:value="14.8">
                <text:p>14.8</text:p>
              </table:table-cell>
              <table:table-cell office:value-type="float" office:value="9.4">
                <text:p>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6.2">
                <text:p>6.2</text:p>
              </table:table-cell>
              <table:table-cell office:value-type="float" office:value="10">
                <text:p>10</text:p>
              </table:table-cell>
              <table:table-cell office:value-type="float" office:value="13.2">
                <text:p>13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2.6">
                <text:p>12.6</text:p>
              </table:table-cell>
              <table:table-cell office:value-type="float" office:value="15.4">
                <text:p>15.4</text:p>
              </table:table-cell>
              <table:table-cell office:value-type="float" office:value="17.2">
                <text:p>17.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6.4">
                <text:p>6.4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.2">
                <text:p>5.2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.4">
                <text:p>7.4</text:p>
              </table:table-cell>
              <table:table-cell office:value-type="float" office:value="10.6">
                <text:p>10.6</text:p>
              </table:table-cell>
              <table:table-cell office:value-type="float" office:value="7.8">
                <text:p>7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.4">
                <text:p>13.4</text:p>
              </table:table-cell>
              <table:table-cell office:value-type="float" office:value="8.6">
                <text:p>8.6</text:p>
              </table:table-cell>
              <table:table-cell office:value-type="float" office:value="9.4">
                <text:p>9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6.4">
                <text:p>6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3.8">
                <text:p>-3.8</text:p>
              </table:table-cell>
              <table:table-cell office:value-type="float" office:value="13.6">
                <text:p>13.6</text:p>
              </table:table-cell>
              <table:table-cell office:value-type="float" office:value="6.2">
                <text:p>6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.6">
                <text:p>4.6</text:p>
              </table:table-cell>
              <table:table-cell office:value-type="float" office:value="12.6">
                <text:p>12.6</text:p>
              </table:table-cell>
              <table:table-cell office:value-type="float" office:value="8.6">
                <text:p>8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3.4">
                <text:p>13.4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18">
                <text:p>1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4.8">
                <text:p>14.8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9.2">
                <text:p>19.2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.2">
                <text:p>7.2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13.4">
                <text:p>13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  <table:table-cell office:value-type="float" office:value="11.2">
                <text:p>1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  <table:table-cell office:value-type="float" office:value="5">
                <text:p>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20.8">
                <text:p>20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2.2">
                <text:p>12.2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8.6">
                <text:p>8.6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.6">
                <text:p>23.6</text:p>
              </table:table-cell>
              <table:table-cell office:value-type="float" office:value="10.8">
                <text:p>10.8</text:p>
              </table:table-cell>
              <table:table-cell office:value-type="float" office:value="4.4">
                <text:p>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  <table:table-cell office:value-type="float" office:value="2.2">
                <text:p>2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.6">
                <text:p>10.6</text:p>
              </table:table-cell>
              <table:table-cell office:value-type="float" office:value="14.4">
                <text:p>14.4</text:p>
              </table:table-cell>
              <table:table-cell office:value-type="float" office:value="7.4">
                <text:p>7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9.2">
                <text:p>9.2</text:p>
              </table:table-cell>
              <table:table-cell office:value-type="float" office:value="7.4">
                <text:p>7.4</text:p>
              </table:table-cell>
              <table:table-cell office:value-type="float" office:value="8">
                <text:p>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9.4">
                <text:p>9.4</text:p>
              </table:table-cell>
              <table:table-cell office:value-type="float" office:value="6.4">
                <text:p>6.4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7.2">
                <text:p>7.2</text:p>
              </table:table-cell>
              <table:table-cell office:value-type="float" office:value="14.4">
                <text:p>14.4</text:p>
              </table:table-cell>
              <table:table-cell office:value-type="float" office:value="11.2">
                <text:p>11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.6">
                <text:p>5.6</text:p>
              </table:table-cell>
              <table:table-cell office:value-type="float" office:value="7.4">
                <text:p>7.4</text:p>
              </table:table-cell>
              <table:table-cell office:value-type="float" office:value="8.2">
                <text:p>8.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13.6">
                <text:p>13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2.4">
                <text:p>12.4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7.4">
                <text:p>7.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.4">
                <text:p>6.4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.4">
                <text:p>4.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.6">
                <text:p>8.6</text:p>
              </table:table-cell>
              <table:table-cell office:value-type="float" office:value="9">
                <text:p>9</text:p>
              </table:table-cell>
              <table:table-cell office:value-type="float" office:value="12.6">
                <text:p>12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.4">
                <text:p>6.4</text:p>
              </table:table-cell>
              <table:table-cell office:value-type="float" office:value="6.2">
                <text:p>6.2</text:p>
              </table:table-cell>
              <table:table-cell office:value-type="float" office:value="7.4">
                <text:p>7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8">
                <text:p>11.8</text:p>
              </table:table-cell>
              <table:table-cell office:value-type="float" office:value="13.4">
                <text:p>13.4</text:p>
              </table:table-cell>
              <table:table-cell office:value-type="float" office:value="17.4">
                <text:p>17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3.4">
                <text:p>13.4</text:p>
              </table:table-cell>
              <table:table-cell office:value-type="float" office:value="28.2">
                <text:p>28.2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3.4">
                <text:p>13.4</text:p>
              </table:table-cell>
              <table:table-cell office:value-type="float" office:value="15.4">
                <text:p>15.4</text:p>
              </table:table-cell>
              <table:table-cell office:value-type="float" office:value="4.4">
                <text:p>4.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.6">
                <text:p>10.6</text:p>
              </table:table-cell>
              <table:table-cell office:value-type="float" office:value="4.6">
                <text:p>4.6</text:p>
              </table:table-cell>
              <table:table-cell office:value-type="float" office:value="5">
                <text:p>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8.4">
                <text:p>8.4</text:p>
              </table:table-cell>
              <table:table-cell office:value-type="float" office:value="11.6">
                <text:p>11.6</text:p>
              </table:table-cell>
              <table:table-cell office:value-type="float" office:value="5.2">
                <text:p>5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.4">
                <text:p>6.4</text:p>
              </table:table-cell>
              <table:table-cell office:value-type="float" office:value="8.2">
                <text:p>8.2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6">
                <text:p>8.6</text:p>
              </table:table-cell>
              <table:table-cell office:value-type="float" office:value="8">
                <text:p>8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4.6">
                <text:p>14.6</text:p>
              </table:table-cell>
              <table:table-cell office:value-type="float" office:value="8.2">
                <text:p>8.2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2.4">
                <text:p>2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.4">
                <text:p>4.4</text:p>
              </table:table-cell>
              <table:table-cell office:value-type="float" office:value="9.8">
                <text:p>9.8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.8">
                <text:p>5.8</text:p>
              </table:table-cell>
              <table:table-cell office:value-type="float" office:value="5.6">
                <text:p>5.6</text:p>
              </table:table-cell>
              <table:table-cell office:value-type="float" office:value="9.8">
                <text:p>9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8.4">
                <text:p>8.4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.2">
                <text:p>3.2</text:p>
              </table:table-cell>
              <table:table-cell office:value-type="float" office:value="12.6">
                <text:p>12.6</text:p>
              </table:table-cell>
              <table:table-cell office:value-type="float" office:value="10.6">
                <text:p>10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.8">
                <text:p>8.8</text:p>
              </table:table-cell>
              <table:table-cell office:value-type="float" office:value="3.4">
                <text:p>3.4</text:p>
              </table:table-cell>
              <table:table-cell office:value-type="float" office:value="10.4">
                <text:p>10.4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0.8">
                <text:p>10.8</text:p>
              </table:table-cell>
              <table:table-cell office:value-type="float" office:value="10.4">
                <text:p>10.4</text:p>
              </table:table-cell>
              <table:table-cell office:value-type="float" office:value="14.6">
                <text:p>14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.2">
                <text:p>7.2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9.4">
                <text:p>9.4</text:p>
              </table:table-cell>
              <table:table-cell office:value-type="float" office:value="18.6">
                <text:p>18.6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.6">
                <text:p>7.6</text:p>
              </table:table-cell>
              <table:table-cell office:value-type="float" office:value="15.6">
                <text:p>15.6</text:p>
              </table:table-cell>
              <table:table-cell office:value-type="float" office:value="8.4">
                <text:p>8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  <table:table-cell office:value-type="float" office:value="18.4">
                <text:p>18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6.2">
                <text:p>6.2</text:p>
              </table:table-cell>
              <table:table-cell office:value-type="float" office:value="10.2">
                <text:p>10.2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2.6">
                <text:p>12.6</text:p>
              </table:table-cell>
              <table:table-cell office:value-type="float" office:value="17.6">
                <text:p>17.6</text:p>
              </table:table-cell>
              <table:table-cell office:value-type="float" office:value="13.2">
                <text:p>13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5.4">
                <text:p>5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.4">
                <text:p>7.4</text:p>
              </table:table-cell>
              <table:table-cell office:value-type="float" office:value="12.4">
                <text:p>12.4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4">
                <text:p>11.4</text:p>
              </table:table-cell>
              <table:table-cell office:value-type="float" office:value="2.2">
                <text:p>2.2</text:p>
              </table:table-cell>
              <table:table-cell office:value-type="float" office:value="12.6">
                <text:p>12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1.2">
                <text:p>21.2</text:p>
              </table:table-cell>
              <table:table-cell office:value-type="float" office:value="15.4">
                <text:p>15.4</text:p>
              </table:table-cell>
              <table:table-cell office:value-type="float" office:value="21.4">
                <text:p>21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0.2">
                <text:p>10.2</text:p>
              </table:table-cell>
              <table:table-cell office:value-type="float" office:value="14.4">
                <text:p>14.4</text:p>
              </table:table-cell>
              <table:table-cell office:value-type="float" office:value="9.4">
                <text:p>9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8.2">
                <text:p>8.2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20.2">
                <text:p>20.2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9">
                <text:p>9</text:p>
              </table:table-cell>
              <table:table-cell office:value-type="float" office:value="8.2">
                <text:p>8.2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6">
                <text:p>6</text:p>
              </table:table-cell>
              <table:table-cell office:value-type="float" office:value="10.6">
                <text:p>10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6.4">
                <text:p>16.4</text:p>
              </table:table-cell>
              <table:table-cell office:value-type="float" office:value="14.4">
                <text:p>14.4</text:p>
              </table:table-cell>
              <table:table-cell office:value-type="float" office:value="8.2">
                <text:p>8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0.4">
                <text:p>10.4</text:p>
              </table:table-cell>
              <table:table-cell office:value-type="float" office:value="8.6">
                <text:p>8.6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9.6">
                <text:p>9.6</text:p>
              </table:table-cell>
              <table:table-cell office:value-type="float" office:value="11.4">
                <text:p>11.4</text:p>
              </table:table-cell>
              <table:table-cell office:value-type="float" office:value="8.6">
                <text:p>8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3.4">
                <text:p>13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6.6">
                <text:p>16.6</text:p>
              </table:table-cell>
              <table:table-cell office:value-type="float" office:value="5.2">
                <text:p>5.2</text:p>
              </table:table-cell>
              <table:table-cell office:value-type="float" office:value="14.8">
                <text:p>14.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  <table:table-cell office:value-type="float" office:value="7.4">
                <text:p>7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5.4">
                <text:p>15.4</text:p>
              </table:table-cell>
              <table:table-cell office:value-type="float" office:value="14.8">
                <text:p>14.8</text:p>
              </table:table-cell>
              <table:table-cell office:value-type="float" office:value="6.6">
                <text:p>6.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9.4">
                <text:p>9.4</text:p>
              </table:table-cell>
              <table:table-cell office:value-type="float" office:value="14.8">
                <text:p>14.8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6.8">
                <text:p>16.8</text:p>
              </table:table-cell>
              <table:table-cell office:value-type="float" office:value="9.6">
                <text:p>9.6</text:p>
              </table:table-cell>
              <table:table-cell office:value-type="float" office:value="11.4">
                <text:p>11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0.6">
                <text:p>10.6</text:p>
              </table:table-cell>
              <table:table-cell office:value-type="float" office:value="12.4">
                <text:p>12.4</text:p>
              </table:table-cell>
              <table:table-cell office:value-type="float" office:value="17.8">
                <text:p>17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8.4">
                <text:p>8.4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.8">
                <text:p>12.8</text:p>
              </table:table-cell>
              <table:table-cell office:value-type="float" office:value="16.6">
                <text:p>16.6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2.6">
                <text:p>12.6</text:p>
              </table:table-cell>
              <table:table-cell office:value-type="float" office:value="7.2">
                <text:p>7.2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2.6">
                <text:p>12.6</text:p>
              </table:table-cell>
              <table:table-cell office:value-type="float" office:value="15.4">
                <text:p>15.4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.8">
                <text:p>5.8</text:p>
              </table:table-cell>
              <table:table-cell office:value-type="float" office:value="10.4">
                <text:p>10.4</text:p>
              </table:table-cell>
              <table:table-cell office:value-type="float" office:value="7.6">
                <text:p>7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10.4">
                <text:p>1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.6">
                <text:p>5.6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.6">
                <text:p>16.6</text:p>
              </table:table-cell>
              <table:table-cell office:value-type="float" office:value="9.4">
                <text:p>9.4</text:p>
              </table:table-cell>
              <table:table-cell office:value-type="float" office:value="16.4">
                <text:p>16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.2">
                <text:p>10.2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.2">
                <text:p>4.2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.2">
                <text:p>8.2</text:p>
              </table:table-cell>
              <table:table-cell office:value-type="float" office:value="16.6">
                <text:p>16.6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13.4">
                <text:p>13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3.6">
                <text:p>13.6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3.6">
                <text:p>13.6</text:p>
              </table:table-cell>
              <table:table-cell office:value-type="float" office:value="6.4">
                <text:p>6.4</text:p>
              </table:table-cell>
              <table:table-cell office:value-type="float" office:value="9.6">
                <text:p>9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8.2">
                <text:p>8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.4">
                <text:p>8.4</text:p>
              </table:table-cell>
              <table:table-cell office:value-type="float" office:value="16.4">
                <text:p>16.4</text:p>
              </table:table-cell>
              <table:table-cell office:value-type="float" office:value="12.8">
                <text:p>12.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4.2">
                <text:p>14.2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2.6">
                <text:p>12.6</text:p>
              </table:table-cell>
              <table:table-cell office:value-type="float" office:value="8.4">
                <text:p>8.4</text:p>
              </table:table-cell>
              <table:table-cell office:value-type="float" office:value="16.4">
                <text:p>16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2.2">
                <text:p>12.2</text:p>
              </table:table-cell>
              <table:table-cell office:value-type="float" office:value="12.4">
                <text:p>12.4</text:p>
              </table:table-cell>
              <table:table-cell office:value-type="float" office:value="6.2">
                <text:p>6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3.2">
                <text:p>13.2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.4">
                <text:p>10.4</text:p>
              </table:table-cell>
              <table:table-cell office:value-type="float" office:value="18.4">
                <text:p>18.4</text:p>
              </table:table-cell>
              <table:table-cell office:value-type="float" office:value="12.2">
                <text:p>12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9.6">
                <text:p>19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  <table:table-cell office:value-type="float" office:value="10">
                <text:p>1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9.6">
                <text:p>9.6</text:p>
              </table:table-cell>
              <table:table-cell office:value-type="float" office:value="11.8">
                <text:p>11.8</text:p>
              </table:table-cell>
              <table:table-cell office:value-type="float" office:value="12.6">
                <text:p>12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2.4">
                <text:p>12.4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.2">
                <text:p>6.2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.6">
                <text:p>12.6</text:p>
              </table:table-cell>
              <table:table-cell office:value-type="float" office:value="10.4">
                <text:p>10.4</text:p>
              </table:table-cell>
              <table:table-cell office:value-type="float" office:value="4.2">
                <text:p>4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.4">
                <text:p>9.4</text:p>
              </table:table-cell>
              <table:table-cell office:value-type="float" office:value="5">
                <text:p>5</text:p>
              </table:table-cell>
              <table:table-cell office:value-type="float" office:value="11.6">
                <text:p>11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7">
                <text:p>7</text:p>
              </table:table-cell>
              <table:table-cell office:value-type="float" office:value="13.4">
                <text:p>13.4</text:p>
              </table:table-cell>
              <table:table-cell office:value-type="float" office:value="11.6">
                <text:p>11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3.4">
                <text:p>13.4</text:p>
              </table:table-cell>
              <table:table-cell office:value-type="float" office:value="11">
                <text:p>11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.4">
                <text:p>9.4</text:p>
              </table:table-cell>
              <table:table-cell office:value-type="float" office:value="11.8">
                <text:p>11.8</text:p>
              </table:table-cell>
              <table:table-cell office:value-type="float" office:value="15.8">
                <text:p>15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8.8">
                <text:p>18.8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.2">
                <text:p>6.2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7.4">
                <text:p>7.4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7.2">
                <text:p>7.2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.6">
                <text:p>13.6</text:p>
              </table:table-cell>
              <table:table-cell office:value-type="float" office:value="8.6">
                <text:p>8.6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  <table:table-cell office:value-type="float" office:value="6.2">
                <text:p>6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.4">
                <text:p>9.4</text:p>
              </table:table-cell>
              <table:table-cell office:value-type="float" office:value="8.6">
                <text:p>8.6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8.2">
                <text:p>8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6.4">
                <text:p>16.4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6">
                <text:p>11.6</text:p>
              </table:table-cell>
              <table:table-cell office:value-type="float" office:value="3.2">
                <text:p>3.2</text:p>
              </table:table-cell>
              <table:table-cell office:value-type="float" office:value="7.4">
                <text:p>7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.6">
                <text:p>8.6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2">
                <text:p>11.2</text:p>
              </table:table-cell>
              <table:table-cell office:value-type="float" office:value="12.6">
                <text:p>12.6</text:p>
              </table:table-cell>
              <table:table-cell office:value-type="float" office:value="16.2">
                <text:p>16.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.6">
                <text:p>8.6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.4">
                <text:p>9.4</text:p>
              </table:table-cell>
              <table:table-cell office:value-type="float" office:value="11.8">
                <text:p>11.8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0.2">
                <text:p>10.2</text:p>
              </table:table-cell>
              <table:table-cell office:value-type="float" office:value="3.2">
                <text:p>3.2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2">
                <text:p>4.2</text:p>
              </table:table-cell>
              <table:table-cell office:value-type="float" office:value="9.2">
                <text:p>9.2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5.2">
                <text:p>5.2</text:p>
              </table:table-cell>
              <table:table-cell office:value-type="float" office:value="14.4">
                <text:p>14.4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8">
                <text:p>8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6.2">
                <text:p>6.2</text:p>
              </table:table-cell>
              <table:table-cell office:value-type="float" office:value="16.4">
                <text:p>16.4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7.4">
                <text:p>7.4</text:p>
              </table:table-cell>
              <table:table-cell office:value-type="float" office:value="4.2">
                <text:p>4.2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.2">
                <text:p>5.2</text:p>
              </table:table-cell>
              <table:table-cell office:value-type="float" office:value="3.2">
                <text:p>3.2</text:p>
              </table:table-cell>
              <table:table-cell office:value-type="float" office:value="11.2">
                <text:p>11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8.2">
                <text:p>8.2</text:p>
              </table:table-cell>
              <table:table-cell office:value-type="float" office:value="11.4">
                <text:p>11.4</text:p>
              </table:table-cell>
              <table:table-cell office:value-type="float" office:value="6">
                <text:p>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8.6">
                <text:p>8.6</text:p>
              </table:table-cell>
              <table:table-cell office:value-type="float" office:value="7.6">
                <text:p>7.6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8.2">
                <text:p>8.2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.4">
                <text:p>9.4</text:p>
              </table:table-cell>
              <table:table-cell office:value-type="float" office:value="14.6">
                <text:p>14.6</text:p>
              </table:table-cell>
              <table:table-cell office:value-type="float" office:value="8.6">
                <text:p>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5.6">
                <text:p>15.6</text:p>
              </table:table-cell>
              <table:table-cell office:value-type="float" office:value="10.4">
                <text:p>10.4</text:p>
              </table:table-cell>
              <table:table-cell office:value-type="float" office:value="14.6">
                <text:p>14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  <table:table-cell office:value-type="float" office:value="13.4">
                <text:p>13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.4">
                <text:p>9.4</text:p>
              </table:table-cell>
              <table:table-cell office:value-type="float" office:value="4.2">
                <text:p>4.2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2">
                <text:p>6.2</text:p>
              </table:table-cell>
              <table:table-cell office:value-type="float" office:value="11.8">
                <text:p>11.8</text:p>
              </table:table-cell>
              <table:table-cell office:value-type="float" office:value="10.8">
                <text:p>10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  <table:table-cell office:value-type="float" office:value="9.6">
                <text:p>9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9.4">
                <text:p>9.4</text:p>
              </table:table-cell>
              <table:table-cell office:value-type="float" office:value="4.2">
                <text:p>4.2</text:p>
              </table:table-cell>
              <table:table-cell office:value-type="float" office:value="11.4">
                <text:p>11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9.2">
                <text:p>9.2</text:p>
              </table:table-cell>
              <table:table-cell office:value-type="float" office:value="6.4">
                <text:p>6.4</text:p>
              </table:table-cell>
              <table:table-cell office:value-type="float" office:value="10.8">
                <text:p>10.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9.2">
                <text:p>9.2</text:p>
              </table:table-cell>
              <table:table-cell office:value-type="float" office:value="7.6">
                <text:p>7.6</text:p>
              </table:table-cell>
              <table:table-cell office:value-type="float" office:value="14.6">
                <text:p>14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7">
                <text:p>7</text:p>
              </table:table-cell>
              <table:table-cell office:value-type="float" office:value="11.4">
                <text:p>11.4</text:p>
              </table:table-cell>
              <table:table-cell office:value-type="float" office:value="12.2">
                <text:p>12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.4">
                <text:p>7.4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3.2">
                <text:p>13.2</text:p>
              </table:table-cell>
              <table:table-cell office:value-type="float" office:value="12.6">
                <text:p>12.6</text:p>
              </table:table-cell>
              <table:table-cell office:value-type="float" office:value="11.2">
                <text:p>11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2.2">
                <text:p>12.2</text:p>
              </table:table-cell>
              <table:table-cell office:value-type="float" office:value="13.2">
                <text:p>13.2</text:p>
              </table:table-cell>
              <table:table-cell office:value-type="float" office:value="12.4">
                <text:p>12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7.4">
                <text:p>7.4</text:p>
              </table:table-cell>
              <table:table-cell office:value-type="float" office:value="16">
                <text:p>1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7.6">
                <text:p>7.6</text:p>
              </table:table-cell>
              <table:table-cell office:value-type="float" office:value="11.2">
                <text:p>11.2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7.4">
                <text:p>7.4</text:p>
              </table:table-cell>
              <table:table-cell office:value-type="float" office:value="9.8">
                <text:p>9.8</text:p>
              </table:table-cell>
              <table:table-cell office:value-type="float" office:value="10.2">
                <text:p>10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3.4">
                <text:p>3.4</text:p>
              </table:table-cell>
              <table:table-cell office:value-type="float" office:value="5.2">
                <text:p>5.2</text:p>
              </table:table-cell>
              <table:table-cell office:value-type="float" office:value="11.8">
                <text:p>11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1.8">
                <text:p>11.8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11.2">
                <text:p>11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2.4">
                <text:p>12.4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3.4">
                <text:p>13.4</text:p>
              </table:table-cell>
              <table:table-cell office:value-type="float" office:value="14.6">
                <text:p>14.6</text:p>
              </table:table-cell>
              <table:table-cell office:value-type="float" office:value="8.2">
                <text:p>8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.4">
                <text:p>9.4</text:p>
              </table:table-cell>
              <table:table-cell office:value-type="float" office:value="17.6">
                <text:p>17.6</text:p>
              </table:table-cell>
              <table:table-cell office:value-type="float" office:value="19.6">
                <text:p>19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.2">
                <text:p>10.2</text:p>
              </table:table-cell>
              <table:table-cell office:value-type="float" office:value="9.2">
                <text:p>9.2</text:p>
              </table:table-cell>
              <table:table-cell office:value-type="float" office:value="6.2">
                <text:p>6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.4">
                <text:p>10.4</text:p>
              </table:table-cell>
              <table:table-cell office:value-type="float" office:value="9.8">
                <text:p>9.8</text:p>
              </table:table-cell>
              <table:table-cell office:value-type="float" office:value="13.2">
                <text:p>13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18.6">
                <text:p>18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.8">
                <text:p>11.8</text:p>
              </table:table-cell>
              <table:table-cell office:value-type="float" office:value="9.2">
                <text:p>9.2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1.4">
                <text:p>11.4</text:p>
              </table:table-cell>
              <table:table-cell office:value-type="float" office:value="9.6">
                <text:p>9.6</text:p>
              </table:table-cell>
              <table:table-cell office:value-type="float" office:value="5.2">
                <text:p>5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1.4">
                <text:p>11.4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2.6">
                <text:p>12.6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.2">
                <text:p>9.2</text:p>
              </table:table-cell>
              <table:table-cell office:value-type="float" office:value="12.2">
                <text:p>12.2</text:p>
              </table:table-cell>
              <table:table-cell office:value-type="float" office:value="15.6">
                <text:p>15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5.2">
                <text:p>15.2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">
                <text:p>4</text:p>
              </table:table-cell>
              <table:table-cell office:value-type="float" office:value="7.4">
                <text:p>7.4</text:p>
              </table:table-cell>
              <table:table-cell office:value-type="float" office:value="16">
                <text:p>1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.6">
                <text:p>8.6</text:p>
              </table:table-cell>
              <table:table-cell office:value-type="float" office:value="8">
                <text:p>8</text:p>
              </table:table-cell>
              <table:table-cell office:value-type="float" office:value="9.6">
                <text:p>9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  <table:table-cell office:value-type="float" office:value="6.2">
                <text:p>6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3.4">
                <text:p>13.4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16.6">
                <text:p>16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-5.6">
                <text:p>-5.6</text:p>
              </table:table-cell>
              <table:table-cell office:value-type="float" office:value="13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.2">
                <text:p>7.2</text:p>
              </table:table-cell>
              <table:table-cell office:value-type="float" office:value="11.6">
                <text:p>11.6</text:p>
              </table:table-cell>
              <table:table-cell office:value-type="float" office:value="16.4">
                <text:p>16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.8">
                <text:p>11.8</text:p>
              </table:table-cell>
              <table:table-cell office:value-type="float" office:value="14">
                <text:p>14</text:p>
              </table:table-cell>
              <table:table-cell office:value-type="float" office:value="8.4">
                <text:p>8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2.4">
                <text:p>12.4</text:p>
              </table:table-cell>
              <table:table-cell office:value-type="float" office:value="7.6">
                <text:p>7.6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8.2">
                <text:p>8.2</text:p>
              </table:table-cell>
              <table:table-cell office:value-type="float" office:value="12.2">
                <text:p>12.2</text:p>
              </table:table-cell>
              <table:table-cell office:value-type="float" office:value="19.6">
                <text:p>19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6.4">
                <text:p>16.4</text:p>
              </table:table-cell>
              <table:table-cell office:value-type="float" office:value="8.4">
                <text:p>8.4</text:p>
              </table:table-cell>
              <table:table-cell office:value-type="float" office:value="6">
                <text:p>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1.6">
                <text:p>11.6</text:p>
              </table:table-cell>
              <table:table-cell office:value-type="float" office:value="7.6">
                <text:p>7.6</text:p>
              </table:table-cell>
              <table:table-cell office:value-type="float" office:value="10.4">
                <text:p>10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8.4">
                <text:p>8.4</text:p>
              </table:table-cell>
              <table:table-cell office:value-type="float" office:value="9.2">
                <text:p>9.2</text:p>
              </table:table-cell>
              <table:table-cell office:value-type="float" office:value="11.8">
                <text:p>11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0.4">
                <text:p>10.4</text:p>
              </table:table-cell>
              <table:table-cell office:value-type="float" office:value="13.2">
                <text:p>13.2</text:p>
              </table:table-cell>
              <table:table-cell office:value-type="float" office:value="5.2">
                <text:p>5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4">
                <text:p>10.4</text:p>
              </table:table-cell>
              <table:table-cell office:value-type="float" office:value="6.4">
                <text:p>6.4</text:p>
              </table:table-cell>
              <table:table-cell office:value-type="float" office:value="9.8">
                <text:p>9.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2.2">
                <text:p>12.2</text:p>
              </table:table-cell>
              <table:table-cell office:value-type="float" office:value="6.4">
                <text:p>6.4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0.6">
                <text:p>10.6</text:p>
              </table:table-cell>
              <table:table-cell office:value-type="float" office:value="6.4">
                <text:p>6.4</text:p>
              </table:table-cell>
              <table:table-cell office:value-type="float" office:value="10.6">
                <text:p>10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0.2">
                <text:p>10.2</text:p>
              </table:table-cell>
              <table:table-cell office:value-type="float" office:value="14.2">
                <text:p>14.2</text:p>
              </table:table-cell>
              <table:table-cell office:value-type="float" office:value="17.4">
                <text:p>17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  <table:table-cell office:value-type="float" office:value="9.6">
                <text:p>9.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3.8">
                <text:p>13.8</text:p>
              </table:table-cell>
              <table:table-cell office:value-type="float" office:value="13.2">
                <text:p>13.2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-7.8">
                <text:p>-7.8</text:p>
              </table:table-cell>
              <table:table-cell office:value-type="float" office:value="11.6">
                <text:p>11.6</text:p>
              </table:table-cell>
              <table:table-cell office:value-type="float" office:value="14.6">
                <text:p>14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0.6">
                <text:p>10.6</text:p>
              </table:table-cell>
              <table:table-cell office:value-type="float" office:value="17.4">
                <text:p>17.4</text:p>
              </table:table-cell>
              <table:table-cell office:value-type="float" office:value="8.2">
                <text:p>8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4.6">
                <text:p>14.6</text:p>
              </table:table-cell>
              <table:table-cell office:value-type="float" office:value="12.2">
                <text:p>12.2</text:p>
              </table:table-cell>
              <table:table-cell office:value-type="float" office:value="21.8">
                <text:p>21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5.4">
                <text:p>15.4</text:p>
              </table:table-cell>
              <table:table-cell office:value-type="float" office:value="10.2">
                <text:p>10.2</text:p>
              </table:table-cell>
              <table:table-cell office:value-type="float" office:value="16.2">
                <text:p>16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2.4">
                <text:p>12.4</text:p>
              </table:table-cell>
              <table:table-cell office:value-type="float" office:value="8.6">
                <text:p>8.6</text:p>
              </table:table-cell>
              <table:table-cell office:value-type="float" office:value="9.4">
                <text:p>9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1.4">
                <text:p>11.4</text:p>
              </table:table-cell>
              <table:table-cell office:value-type="float" office:value="7.2">
                <text:p>7.2</text:p>
              </table:table-cell>
              <table:table-cell office:value-type="float" office:value="7.4">
                <text:p>7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  <table:table-cell office:value-type="float" office:value="8.2">
                <text:p>8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3.4">
                <text:p>13.4</text:p>
              </table:table-cell>
              <table:table-cell office:value-type="float" office:value="16.6">
                <text:p>16.6</text:p>
              </table:table-cell>
              <table:table-cell office:value-type="float" office:value="7.2">
                <text:p>7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  <table:table-cell office:value-type="float" office:value="9.2">
                <text:p>9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12.2">
                <text:p>12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7.4">
                <text:p>7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9.2">
                <text:p>19.2</text:p>
              </table:table-cell>
              <table:table-cell office:value-type="float" office:value="4.2">
                <text:p>4.2</text:p>
              </table:table-cell>
              <table:table-cell office:value-type="float" office:value="12.2">
                <text:p>12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  <table:table-cell office:value-type="float" office:value="12.2">
                <text:p>12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3.2">
                <text:p>13.2</text:p>
              </table:table-cell>
              <table:table-cell office:value-type="float" office:value="13.2">
                <text:p>13.2</text:p>
              </table:table-cell>
              <table:table-cell office:value-type="float" office:value="11.4">
                <text:p>1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8.4">
                <text:p>8.4</text:p>
              </table:table-cell>
              <table:table-cell office:value-type="float" office:value="-8.8">
                <text:p>-8.8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6.4">
                <text:p>6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4.2">
                <text:p>14.2</text:p>
              </table:table-cell>
              <table:table-cell office:value-type="float" office:value="12.2">
                <text:p>12.2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8.4">
                <text:p>8.4</text:p>
              </table:table-cell>
              <table:table-cell office:value-type="float" office:value="8.4">
                <text:p>8.4</text:p>
              </table:table-cell>
              <table:table-cell office:value-type="float" office:value="13.4">
                <text:p>13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3.6">
                <text:p>13.6</text:p>
              </table:table-cell>
              <table:table-cell office:value-type="float" office:value="7.4">
                <text:p>7.4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2.2">
                <text:p>12.2</text:p>
              </table:table-cell>
              <table:table-cell office:value-type="float" office:value="11.8">
                <text:p>11.8</text:p>
              </table:table-cell>
              <table:table-cell office:value-type="float" office:value="12.2">
                <text:p>12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  <table:table-cell office:value-type="float" office:value="9.4">
                <text:p>9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  <table:table-cell office:value-type="float" office:value="9.6">
                <text:p>9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2">
                <text:p>2.2</text:p>
              </table:table-cell>
              <table:table-cell office:value-type="float" office:value="10.6">
                <text:p>10.6</text:p>
              </table:table-cell>
              <table:table-cell office:value-type="float" office:value="5.2">
                <text:p>5.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5.2">
                <text:p>5.2</text:p>
              </table:table-cell>
              <table:table-cell office:value-type="float" office:value="11.8">
                <text:p>11.8</text:p>
              </table:table-cell>
              <table:table-cell office:value-type="float" office:value="12.2">
                <text:p>12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8.2">
                <text:p>8.2</text:p>
              </table:table-cell>
              <table:table-cell office:value-type="float" office:value="11.2">
                <text:p>11.2</text:p>
              </table:table-cell>
              <table:table-cell office:value-type="float" office:value="13.2">
                <text:p>13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4.6">
                <text:p>14.6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4.2">
                <text:p>14.2</text:p>
              </table:table-cell>
              <table:table-cell office:value-type="float" office:value="12.2">
                <text:p>12.2</text:p>
              </table:table-cell>
              <table:table-cell office:value-type="float" office:value="18.6">
                <text:p>18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2.4">
                <text:p>22.4</text:p>
              </table:table-cell>
              <table:table-cell office:value-type="float" office:value="11.4">
                <text:p>11.4</text:p>
              </table:table-cell>
              <table:table-cell office:value-type="float" office:value="17.6">
                <text:p>17.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3.4">
                <text:p>13.4</text:p>
              </table:table-cell>
              <table:table-cell office:value-type="float" office:value="17.6">
                <text:p>17.6</text:p>
              </table:table-cell>
              <table:table-cell office:value-type="float" office:value="1.2">
                <text:p>1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4.2">
                <text:p>4.2</text:p>
              </table:table-cell>
              <table:table-cell office:value-type="float" office:value="10.8">
                <text:p>10.8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6.2">
                <text:p>6.2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.6">
                <text:p>12.6</text:p>
              </table:table-cell>
              <table:table-cell office:value-type="float" office:value="5.4">
                <text:p>5.4</text:p>
              </table:table-cell>
              <table:table-cell office:value-type="float" office:value="17.4">
                <text:p>17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6.2">
                <text:p>6.2</text:p>
              </table:table-cell>
              <table:table-cell office:value-type="float" office:value="10.2">
                <text:p>10.2</text:p>
              </table:table-cell>
              <table:table-cell office:value-type="float" office:value="5.2">
                <text:p>5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10.2">
                <text:p>10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9.6">
                <text:p>19.6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0.8">
                <text:p>10.8</text:p>
              </table:table-cell>
              <table:table-cell office:value-type="float" office:value="9.6">
                <text:p>9.6</text:p>
              </table:table-cell>
              <table:table-cell office:value-type="float" office:value="15.8">
                <text:p>15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.6">
                <text:p>4.6</text:p>
              </table:table-cell>
              <table:table-cell office:value-type="float" office:value="10.2">
                <text:p>10.2</text:p>
              </table:table-cell>
              <table:table-cell office:value-type="float" office:value="7.6">
                <text:p>7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6.2">
                <text:p>6.2</text:p>
              </table:table-cell>
              <table:table-cell office:value-type="float" office:value="12.6">
                <text:p>12.6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0.2">
                <text:p>10.2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0.4">
                <text:p>10.4</text:p>
              </table:table-cell>
              <table:table-cell office:value-type="float" office:value="14.4">
                <text:p>14.4</text:p>
              </table:table-cell>
              <table:table-cell office:value-type="float" office:value="11.2">
                <text:p>1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5.8">
                <text:p>15.8</text:p>
              </table:table-cell>
              <table:table-cell office:value-type="float" office:value="16.4">
                <text:p>16.4</text:p>
              </table:table-cell>
              <table:table-cell office:value-type="float" office:value="5.2">
                <text:p>5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4.4">
                <text:p>14.4</text:p>
              </table:table-cell>
              <table:table-cell office:value-type="float" office:value="9.6">
                <text:p>9.6</text:p>
              </table:table-cell>
              <table:table-cell office:value-type="float" office:value="11.4">
                <text:p>11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  <table:table-cell office:value-type="float" office:value="14.4">
                <text:p>14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9.2">
                <text:p>9.2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8.4">
                <text:p>8.4</text:p>
              </table:table-cell>
              <table:table-cell office:value-type="float" office:value="10.6">
                <text:p>10.6</text:p>
              </table:table-cell>
              <table:table-cell office:value-type="float" office:value="5.2">
                <text:p>5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6.2">
                <text:p>6.2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2.8">
                <text:p>12.8</text:p>
              </table:table-cell>
              <table:table-cell office:value-type="float" office:value="12.2">
                <text:p>12.2</text:p>
              </table:table-cell>
              <table:table-cell office:value-type="float" office:value="9.6">
                <text:p>9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  <table:table-cell office:value-type="float" office:value="8.2">
                <text:p>8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2">
                <text:p>7.2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1.4">
                <text:p>11.4</text:p>
              </table:table-cell>
              <table:table-cell office:value-type="float" office:value="11.8">
                <text:p>11.8</text:p>
              </table:table-cell>
              <table:table-cell office:value-type="float" office:value="5.2">
                <text:p>5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.4">
                <text:p>14.4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8.2">
                <text:p>8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9.6">
                <text:p>9.6</text:p>
              </table:table-cell>
              <table:table-cell office:value-type="float" office:value="12.4">
                <text:p>12.4</text:p>
              </table:table-cell>
              <table:table-cell office:value-type="float" office:value="5.2">
                <text:p>5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3.6">
                <text:p>13.6</text:p>
              </table:table-cell>
              <table:table-cell office:value-type="float" office:value="14">
                <text:p>14</text:p>
              </table:table-cell>
              <table:table-cell office:value-type="float" office:value="9.2">
                <text:p>9.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6.4">
                <text:p>6.4</text:p>
              </table:table-cell>
              <table:table-cell office:value-type="float" office:value="13.2">
                <text:p>13.2</text:p>
              </table:table-cell>
              <table:table-cell office:value-type="float" office:value="9.2">
                <text:p>9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5.4">
                <text:p>15.4</text:p>
              </table:table-cell>
              <table:table-cell office:value-type="float" office:value="16.8">
                <text:p>16.8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9.2">
                <text:p>9.2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0.2">
                <text:p>10.2</text:p>
              </table:table-cell>
              <table:table-cell office:value-type="float" office:value="7.6">
                <text:p>7.6</text:p>
              </table:table-cell>
              <table:table-cell office:value-type="float" office:value="13.2">
                <text:p>13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8.6">
                <text:p>8.6</text:p>
              </table:table-cell>
              <table:table-cell office:value-type="float" office:value="12.6">
                <text:p>12.6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3.4">
                <text:p>13.4</text:p>
              </table:table-cell>
              <table:table-cell office:value-type="float" office:value="7.4">
                <text:p>7.4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5.8">
                <text:p>15.8</text:p>
              </table:table-cell>
              <table:table-cell office:value-type="float" office:value="9.4">
                <text:p>9.4</text:p>
              </table:table-cell>
              <table:table-cell office:value-type="float" office:value="12.2">
                <text:p>12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  <table:table-cell office:value-type="float" office:value="11.2">
                <text:p>11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3.4">
                <text:p>13.4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5">
                <text:p>5</text:p>
              </table:table-cell>
              <table:table-cell office:value-type="float" office:value="8.2">
                <text:p>8.2</text:p>
              </table:table-cell>
              <table:table-cell office:value-type="float" office:value="7.4">
                <text:p>7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4">
                <text:p>7.4</text:p>
              </table:table-cell>
              <table:table-cell office:value-type="float" office:value="10.4">
                <text:p>10.4</text:p>
              </table:table-cell>
              <table:table-cell office:value-type="float" office:value="9.2">
                <text:p>9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.4">
                <text:p>13.4</text:p>
              </table:table-cell>
              <table:table-cell office:value-type="float" office:value="17.4">
                <text:p>17.4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4.2">
                <text:p>4.2</text:p>
              </table:table-cell>
              <table:table-cell office:value-type="float" office:value="9.2">
                <text:p>9.2</text:p>
              </table:table-cell>
              <table:table-cell office:value-type="float" office:value="8.4">
                <text:p>8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.2">
                <text:p>13.2</text:p>
              </table:table-cell>
              <table:table-cell office:value-type="float" office:value="14.6">
                <text:p>14.6</text:p>
              </table:table-cell>
              <table:table-cell office:value-type="float" office:value="10">
                <text:p>1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12.2">
                <text:p>12.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9.6">
                <text:p>9.6</text:p>
              </table:table-cell>
              <table:table-cell office:value-type="float" office:value="6.4">
                <text:p>6.4</text:p>
              </table:table-cell>
              <table:table-cell office:value-type="float" office:value="11.6">
                <text:p>11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3.2">
                <text:p>13.2</text:p>
              </table:table-cell>
              <table:table-cell office:value-type="float" office:value="18.8">
                <text:p>18.8</text:p>
              </table:table-cell>
              <table:table-cell office:value-type="float" office:value="12.6">
                <text:p>12.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8.6">
                <text:p>8.6</text:p>
              </table:table-cell>
              <table:table-cell office:value-type="float" office:value="10.4">
                <text:p>10.4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.6">
                <text:p>10.6</text:p>
              </table:table-cell>
              <table:table-cell office:value-type="float" office:value="6.2">
                <text:p>6.2</text:p>
              </table:table-cell>
              <table:table-cell office:value-type="float" office:value="14.4">
                <text:p>14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.2">
                <text:p>7.2</text:p>
              </table:table-cell>
              <table:table-cell office:value-type="float" office:value="11.6">
                <text:p>11.6</text:p>
              </table:table-cell>
              <table:table-cell office:value-type="float" office:value="9.2">
                <text:p>9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2.2">
                <text:p>12.2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9.6">
                <text:p>9.6</text:p>
              </table:table-cell>
              <table:table-cell office:value-type="float" office:value="7.4">
                <text:p>7.4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7.4">
                <text:p>7.4</text:p>
              </table:table-cell>
              <table:table-cell office:value-type="float" office:value="13.4">
                <text:p>13.4</text:p>
              </table:table-cell>
              <table:table-cell office:value-type="float" office:value="9.6">
                <text:p>9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8.4">
                <text:p>18.4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8.4">
                <text:p>18.4</text:p>
              </table:table-cell>
              <table:table-cell office:value-type="float" office:value="10.4">
                <text:p>10.4</text:p>
              </table:table-cell>
              <table:table-cell office:value-type="float" office:value="13.4">
                <text:p>13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4.4">
                <text:p>14.4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  <table:table-cell office:value-type="float" office:value="18.4">
                <text:p>18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3.2">
                <text:p>13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2.2">
                <text:p>12.2</text:p>
              </table:table-cell>
              <table:table-cell office:value-type="float" office:value="10.4">
                <text:p>10.4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2.4">
                <text:p>12.4</text:p>
              </table:table-cell>
              <table:table-cell office:value-type="float" office:value="16.8">
                <text:p>16.8</text:p>
              </table:table-cell>
              <table:table-cell office:value-type="float" office:value="11.6">
                <text:p>11.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5.6">
                <text:p>15.6</text:p>
              </table:table-cell>
              <table:table-cell office:value-type="float" office:value="13">
                <text:p>13</text:p>
              </table:table-cell>
              <table:table-cell office:value-type="float" office:value="14.4">
                <text:p>14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16.6">
                <text:p>16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6.2">
                <text:p>6.2</text:p>
              </table:table-cell>
              <table:table-cell office:value-type="float" office:value="16.4">
                <text:p>16.4</text:p>
              </table:table-cell>
              <table:table-cell office:value-type="float" office:value="12.4">
                <text:p>12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5.8">
                <text:p>15.8</text:p>
              </table:table-cell>
              <table:table-cell office:value-type="float" office:value="12.6">
                <text:p>12.6</text:p>
              </table:table-cell>
              <table:table-cell office:value-type="float" office:value="13.6">
                <text:p>13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3.6">
                <text:p>13.6</text:p>
              </table:table-cell>
              <table:table-cell office:value-type="float" office:value="16.6">
                <text:p>16.6</text:p>
              </table:table-cell>
              <table:table-cell office:value-type="float" office:value="15.6">
                <text:p>15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3.4">
                <text:p>13.4</text:p>
              </table:table-cell>
              <table:table-cell office:value-type="float" office:value="15.4">
                <text:p>15.4</text:p>
              </table:table-cell>
              <table:table-cell office:value-type="float" office:value="8.2">
                <text:p>8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7.6">
                <text:p>17.6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2.2">
                <text:p>12.2</text:p>
              </table:table-cell>
              <table:table-cell office:value-type="float" office:value="20.6">
                <text:p>20.6</text:p>
              </table:table-cell>
              <table:table-cell office:value-type="float" office:value="14.6">
                <text:p>14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  <table:table-cell office:value-type="float" office:value="15.8">
                <text:p>15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0.6">
                <text:p>10.6</text:p>
              </table:table-cell>
              <table:table-cell office:value-type="float" office:value="4.4">
                <text:p>4.4</text:p>
              </table:table-cell>
              <table:table-cell office:value-type="float" office:value="11.4">
                <text:p>11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0.4">
                <text:p>10.4</text:p>
              </table:table-cell>
              <table:table-cell office:value-type="float" office:value="8.6">
                <text:p>8.6</text:p>
              </table:table-cell>
              <table:table-cell office:value-type="float" office:value="17.6">
                <text:p>17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4.4">
                <text:p>14.4</text:p>
              </table:table-cell>
              <table:table-cell office:value-type="float" office:value="15.6">
                <text:p>15.6</text:p>
              </table:table-cell>
              <table:table-cell office:value-type="float" office:value="16.6">
                <text:p>16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6.4">
                <text:p>6.4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5.4">
                <text:p>15.4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12.6">
                <text:p>12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.2">
                <text:p>10.2</text:p>
              </table:table-cell>
              <table:table-cell office:value-type="float" office:value="9.4">
                <text:p>9.4</text:p>
              </table:table-cell>
              <table:table-cell office:value-type="float" office:value="17.2">
                <text:p>17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8.2">
                <text:p>8.2</text:p>
              </table:table-cell>
              <table:table-cell office:value-type="float" office:value="11.8">
                <text:p>11.8</text:p>
              </table:table-cell>
              <table:table-cell office:value-type="float" office:value="9.8">
                <text:p>9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9.4">
                <text:p>9.4</text:p>
              </table:table-cell>
              <table:table-cell office:value-type="float" office:value="5.4">
                <text:p>5.4</text:p>
              </table:table-cell>
              <table:table-cell office:value-type="float" office:value="13">
                <text:p>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2.4">
                <text:p>22.4</text:p>
              </table:table-cell>
              <table:table-cell office:value-type="float" office:value="4">
                <text:p>4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  <table:table-cell office:value-type="float" office:value="10.2">
                <text:p>10.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8.2">
                <text:p>8.2</text:p>
              </table:table-cell>
              <table:table-cell office:value-type="float" office:value="5">
                <text:p>5</text:p>
              </table:table-cell>
              <table:table-cell office:value-type="float" office:value="17.8">
                <text:p>17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2.6">
                <text:p>12.6</text:p>
              </table:table-cell>
              <table:table-cell office:value-type="float" office:value="9.2">
                <text:p>9.2</text:p>
              </table:table-cell>
              <table:table-cell office:value-type="float" office:value="15.6">
                <text:p>15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1.4">
                <text:p>11.4</text:p>
              </table:table-cell>
              <table:table-cell office:value-type="float" office:value="16.2">
                <text:p>16.2</text:p>
              </table:table-cell>
              <table:table-cell office:value-type="float" office:value="6.4">
                <text:p>6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1.6">
                <text:p>11.6</text:p>
              </table:table-cell>
              <table:table-cell office:value-type="float" office:value="18.4">
                <text:p>18.4</text:p>
              </table:table-cell>
              <table:table-cell office:value-type="float" office:value="7.4">
                <text:p>7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1.4">
                <text:p>11.4</text:p>
              </table:table-cell>
              <table:table-cell office:value-type="float" office:value="6.2">
                <text:p>6.2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8.4">
                <text:p>8.4</text:p>
              </table:table-cell>
              <table:table-cell office:value-type="float" office:value="14.4">
                <text:p>14.4</text:p>
              </table:table-cell>
              <table:table-cell office:value-type="float" office:value="9.6">
                <text:p>9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0.6">
                <text:p>10.6</text:p>
              </table:table-cell>
              <table:table-cell office:value-type="float" office:value="13.6">
                <text:p>13.6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0.4">
                <text:p>10.4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2.4">
                <text:p>12.4</text:p>
              </table:table-cell>
              <table:table-cell office:value-type="float" office:value="7.2">
                <text:p>7.2</text:p>
              </table:table-cell>
              <table:table-cell office:value-type="float" office:value="10.6">
                <text:p>10.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1.6">
                <text:p>11.6</text:p>
              </table:table-cell>
              <table:table-cell office:value-type="float" office:value="8.6">
                <text:p>8.6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0.2">
                <text:p>10.2</text:p>
              </table:table-cell>
              <table:table-cell office:value-type="float" office:value="18.6">
                <text:p>18.6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7.2">
                <text:p>7.2</text:p>
              </table:table-cell>
              <table:table-cell office:value-type="float" office:value="9.2">
                <text:p>9.2</text:p>
              </table:table-cell>
              <table:table-cell office:value-type="float" office:value="13.4">
                <text:p>13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7.6">
                <text:p>17.6</text:p>
              </table:table-cell>
              <table:table-cell office:value-type="float" office:value="11.6">
                <text:p>11.6</text:p>
              </table:table-cell>
              <table:table-cell office:value-type="float" office:value="14.2">
                <text:p>14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3.4">
                <text:p>13.4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2.8">
                <text:p>12.8</text:p>
              </table:table-cell>
              <table:table-cell office:value-type="float" office:value="7.8">
                <text:p>7.8</text:p>
              </table:table-cell>
              <table:table-cell office:value-type="float" office:value="18.6">
                <text:p>18.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9.4">
                <text:p>9.4</text:p>
              </table:table-cell>
              <table:table-cell office:value-type="float" office:value="13.2">
                <text:p>13.2</text:p>
              </table:table-cell>
              <table:table-cell office:value-type="float" office:value="11.4">
                <text:p>11.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-7.8">
                <text:p>-7.8</text:p>
              </table:table-cell>
              <table:table-cell office:value-type="float" office:value="14.6">
                <text:p>14.6</text:p>
              </table:table-cell>
              <table:table-cell office:value-type="float" office:value="18.6">
                <text:p>18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5.4">
                <text:p>5.4</text:p>
              </table:table-cell>
              <table:table-cell office:value-type="float" office:value="17.8">
                <text:p>17.8</text:p>
              </table:table-cell>
              <table:table-cell office:value-type="float" office:value="11.4">
                <text:p>11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0.6">
                <text:p>10.6</text:p>
              </table:table-cell>
              <table:table-cell office:value-type="float" office:value="14">
                <text:p>14</text:p>
              </table:table-cell>
              <table:table-cell office:value-type="float" office:value="14.2">
                <text:p>14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0.4">
                <text:p>10.4</text:p>
              </table:table-cell>
              <table:table-cell office:value-type="float" office:value="9.2">
                <text:p>9.2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8.4">
                <text:p>8.4</text:p>
              </table:table-cell>
              <table:table-cell office:value-type="float" office:value="15.2">
                <text:p>15.2</text:p>
              </table:table-cell>
              <table:table-cell office:value-type="float" office:value="10.4">
                <text:p>10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9.6">
                <text:p>9.6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7.2">
                <text:p>7.2</text:p>
              </table:table-cell>
              <table:table-cell office:value-type="float" office:value="8.4">
                <text:p>8.4</text:p>
              </table:table-cell>
              <table:table-cell office:value-type="float" office:value="22.4">
                <text:p>2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4.2">
                <text:p>4.2</text:p>
              </table:table-cell>
              <table:table-cell office:value-type="float" office:value="12.4">
                <text:p>12.4</text:p>
              </table:table-cell>
              <table:table-cell office:value-type="float" office:value="16.6">
                <text:p>16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8">
                <text:p>8</text:p>
              </table:table-cell>
              <table:table-cell office:value-type="float" office:value="17.6">
                <text:p>17.6</text:p>
              </table:table-cell>
              <table:table-cell office:value-type="float" office:value="12.4">
                <text:p>12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8.4">
                <text:p>8.4</text:p>
              </table:table-cell>
              <table:table-cell office:value-type="float" office:value="6">
                <text:p>6</text:p>
              </table:table-cell>
              <table:table-cell office:value-type="float" office:value="8.6">
                <text:p>8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9.2">
                <text:p>9.2</text:p>
              </table:table-cell>
              <table:table-cell office:value-type="float" office:value="10.2">
                <text:p>10.2</text:p>
              </table:table-cell>
              <table:table-cell office:value-type="float" office:value="12.4">
                <text:p>12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1.4">
                <text:p>11.4</text:p>
              </table:table-cell>
              <table:table-cell office:value-type="float" office:value="13.8">
                <text:p>13.8</text:p>
              </table:table-cell>
              <table:table-cell office:value-type="float" office:value="11.4">
                <text:p>11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0.2">
                <text:p>20.2</text:p>
              </table:table-cell>
              <table:table-cell office:value-type="float" office:value="7.4">
                <text:p>7.4</text:p>
              </table:table-cell>
              <table:table-cell office:value-type="float" office:value="12.6">
                <text:p>12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4.4">
                <text:p>14.4</text:p>
              </table:table-cell>
              <table:table-cell office:value-type="float" office:value="13.8">
                <text:p>13.8</text:p>
              </table:table-cell>
              <table:table-cell office:value-type="float" office:value="8.2">
                <text:p>8.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9.6">
                <text:p>9.6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3">
                <text:p>13</text:p>
              </table:table-cell>
              <table:table-cell office:value-type="float" office:value="11.8">
                <text:p>11.8</text:p>
              </table:table-cell>
              <table:table-cell office:value-type="float" office:value="12.2">
                <text:p>12.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7.2">
                <text:p>7.2</text:p>
              </table:table-cell>
              <table:table-cell office:value-type="float" office:value="12.6">
                <text:p>12.6</text:p>
              </table:table-cell>
              <table:table-cell office:value-type="float" office:value="9.4">
                <text:p>9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2.6">
                <text:p>12.6</text:p>
              </table:table-cell>
              <table:table-cell office:value-type="float" office:value="9.6">
                <text:p>9.6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2.2">
                <text:p>12.2</text:p>
              </table:table-cell>
              <table:table-cell office:value-type="float" office:value="10.6">
                <text:p>10.6</text:p>
              </table:table-cell>
              <table:table-cell office:value-type="float" office:value="14.4">
                <text:p>14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3.2">
                <text:p>13.2</text:p>
              </table:table-cell>
              <table:table-cell office:value-type="float" office:value="10.4">
                <text:p>10.4</text:p>
              </table:table-cell>
              <table:table-cell office:value-type="float" office:value="12.8">
                <text:p>12.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0.8">
                <text:p>10.8</text:p>
              </table:table-cell>
              <table:table-cell office:value-type="float" office:value="14.6">
                <text:p>14.6</text:p>
              </table:table-cell>
              <table:table-cell office:value-type="float" office:value="14.2">
                <text:p>14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9.2">
                <text:p>9.2</text:p>
              </table:table-cell>
              <table:table-cell office:value-type="float" office:value="15.6">
                <text:p>15.6</text:p>
              </table:table-cell>
              <table:table-cell office:value-type="float" office:value="12.4">
                <text:p>12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9.4">
                <text:p>9.4</text:p>
              </table:table-cell>
              <table:table-cell office:value-type="float" office:value="17.2">
                <text:p>17.2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2.4">
                <text:p>12.4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0.2">
                <text:p>10.2</text:p>
              </table:table-cell>
              <table:table-cell office:value-type="float" office:value="15.8">
                <text:p>15.8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2.8">
                <text:p>12.8</text:p>
              </table:table-cell>
              <table:table-cell office:value-type="float" office:value="9.6">
                <text:p>9.6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3.6">
                <text:p>13.6</text:p>
              </table:table-cell>
              <table:table-cell office:value-type="float" office:value="11.4">
                <text:p>11.4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2.6">
                <text:p>12.6</text:p>
              </table:table-cell>
              <table:table-cell office:value-type="float" office:value="22.2">
                <text:p>22.2</text:p>
              </table:table-cell>
              <table:table-cell office:value-type="float" office:value="14.8">
                <text:p>1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3.2">
                <text:p>13.2</text:p>
              </table:table-cell>
              <table:table-cell office:value-type="float" office:value="12.6">
                <text:p>12.6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2.4">
                <text:p>12.4</text:p>
              </table:table-cell>
              <table:table-cell office:value-type="float" office:value="18.8">
                <text:p>18.8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4.4">
                <text:p>14.4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5.4">
                <text:p>15.4</text:p>
              </table:table-cell>
              <table:table-cell office:value-type="float" office:value="7.6">
                <text:p>7.6</text:p>
              </table:table-cell>
              <table:table-cell office:value-type="float" office:value="11.6">
                <text:p>11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2.2">
                <text:p>12.2</text:p>
              </table:table-cell>
              <table:table-cell office:value-type="float" office:value="7.4">
                <text:p>7.4</text:p>
              </table:table-cell>
              <table:table-cell office:value-type="float" office:value="12.4">
                <text:p>12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0.6">
                <text:p>10.6</text:p>
              </table:table-cell>
              <table:table-cell office:value-type="float" office:value="12.6">
                <text:p>12.6</text:p>
              </table:table-cell>
              <table:table-cell office:value-type="float" office:value="22.2">
                <text:p>22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1.4">
                <text:p>11.4</text:p>
              </table:table-cell>
              <table:table-cell office:value-type="float" office:value="7.4">
                <text:p>7.4</text:p>
              </table:table-cell>
              <table:table-cell office:value-type="float" office:value="12.6">
                <text:p>12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9.4">
                <text:p>19.4</text:p>
              </table:table-cell>
              <table:table-cell office:value-type="float" office:value="15.6">
                <text:p>15.6</text:p>
              </table:table-cell>
              <table:table-cell office:value-type="float" office:value="10.4">
                <text:p>10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0.6">
                <text:p>10.6</text:p>
              </table:table-cell>
              <table:table-cell office:value-type="float" office:value="8.4">
                <text:p>8.4</text:p>
              </table:table-cell>
              <table:table-cell office:value-type="float" office:value="12.8">
                <text:p>12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4.4">
                <text:p>14.4</text:p>
              </table:table-cell>
              <table:table-cell office:value-type="float" office:value="12.4">
                <text:p>12.4</text:p>
              </table:table-cell>
              <table:table-cell office:value-type="float" office:value="16.8">
                <text:p>16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2.8">
                <text:p>12.8</text:p>
              </table:table-cell>
              <table:table-cell office:value-type="float" office:value="7.2">
                <text:p>7.2</text:p>
              </table:table-cell>
              <table:table-cell office:value-type="float" office:value="11.6">
                <text:p>11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2.4">
                <text:p>12.4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9.2">
                <text:p>9.2</text:p>
              </table:table-cell>
              <table:table-cell office:value-type="float" office:value="9.6">
                <text:p>9.6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3.8">
                <text:p>13.8</text:p>
              </table:table-cell>
              <table:table-cell office:value-type="float" office:value="17.4">
                <text:p>17.4</text:p>
              </table:table-cell>
              <table:table-cell office:value-type="float" office:value="9.4">
                <text:p>9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8.8">
                <text:p>18.8</text:p>
              </table:table-cell>
              <table:table-cell office:value-type="float" office:value="12.4">
                <text:p>12.4</text:p>
              </table:table-cell>
              <table:table-cell office:value-type="float" office:value="9.2">
                <text:p>9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8.4">
                <text:p>8.4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1.4">
                <text:p>11.4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6.4">
                <text:p>16.4</text:p>
              </table:table-cell>
              <table:table-cell office:value-type="float" office:value="10.4">
                <text:p>10.4</text:p>
              </table:table-cell>
              <table:table-cell office:value-type="float" office:value="7.4">
                <text:p>7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1.4">
                <text:p>11.4</text:p>
              </table:table-cell>
              <table:table-cell office:value-type="float" office:value="19.4">
                <text:p>19.4</text:p>
              </table:table-cell>
              <table:table-cell office:value-type="float" office:value="9.4">
                <text:p>9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1.2">
                <text:p>11.2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  <table:table-cell office:value-type="float" office:value="2.2">
                <text:p>2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8.2">
                <text:p>8.2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13.2">
                <text:p>13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3.6">
                <text:p>13.6</text:p>
              </table:table-cell>
              <table:table-cell office:value-type="float" office:value="12.4">
                <text:p>12.4</text:p>
              </table:table-cell>
              <table:table-cell office:value-type="float" office:value="14.4">
                <text:p>14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3.4">
                <text:p>13.4</text:p>
              </table:table-cell>
              <table:table-cell office:value-type="float" office:value="19.8">
                <text:p>19.8</text:p>
              </table:table-cell>
              <table:table-cell office:value-type="float" office:value="8.4">
                <text:p>8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.4">
                <text:p>16.4</text:p>
              </table:table-cell>
              <table:table-cell office:value-type="float" office:value="12.4">
                <text:p>12.4</text:p>
              </table:table-cell>
              <table:table-cell office:value-type="float" office:value="15.4">
                <text:p>15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3.2">
                <text:p>3.2</text:p>
              </table:table-cell>
              <table:table-cell office:value-type="float" office:value="12.8">
                <text:p>12.8</text:p>
              </table:table-cell>
              <table:table-cell office:value-type="float" office:value="6.4">
                <text:p>6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4.2">
                <text:p>14.2</text:p>
              </table:table-cell>
              <table:table-cell office:value-type="float" office:value="10.8">
                <text:p>10.8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15.4">
                <text:p>15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9.2">
                <text:p>9.2</text:p>
              </table:table-cell>
              <table:table-cell office:value-type="float" office:value="11.6">
                <text:p>11.6</text:p>
              </table:table-cell>
              <table:table-cell office:value-type="float" office:value="15.2">
                <text:p>15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5">
                <text:p>5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7.8">
                <text:p>7.8</text:p>
              </table:table-cell>
              <table:table-cell office:value-type="float" office:value="11.2">
                <text:p>11.2</text:p>
              </table:table-cell>
              <table:table-cell office:value-type="float" office:value="10.2">
                <text:p>10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5.4">
                <text:p>15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3.6">
                <text:p>13.6</text:p>
              </table:table-cell>
              <table:table-cell office:value-type="float" office:value="8.4">
                <text:p>8.4</text:p>
              </table:table-cell>
              <table:table-cell office:value-type="float" office:value="12.8">
                <text:p>12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3.4">
                <text:p>13.4</text:p>
              </table:table-cell>
              <table:table-cell office:value-type="float" office:value="12.6">
                <text:p>12.6</text:p>
              </table:table-cell>
              <table:table-cell office:value-type="float" office:value="19">
                <text:p>1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4.4">
                <text:p>14.4</text:p>
              </table:table-cell>
              <table:table-cell office:value-type="float" office:value="14.4">
                <text:p>14.4</text:p>
              </table:table-cell>
              <table:table-cell office:value-type="float" office:value="12.6">
                <text:p>12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1.4">
                <text:p>11.4</text:p>
              </table:table-cell>
              <table:table-cell office:value-type="float" office:value="17.2">
                <text:p>17.2</text:p>
              </table:table-cell>
              <table:table-cell office:value-type="float" office:value="7.4">
                <text:p>7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3.4">
                <text:p>13.4</text:p>
              </table:table-cell>
              <table:table-cell office:value-type="float" office:value="11.2">
                <text:p>11.2</text:p>
              </table:table-cell>
              <table:table-cell office:value-type="float" office:value="13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0.6">
                <text:p>10.6</text:p>
              </table:table-cell>
              <table:table-cell office:value-type="float" office:value="15.6">
                <text:p>15.6</text:p>
              </table:table-cell>
              <table:table-cell office:value-type="float" office:value="11.8">
                <text:p>11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9.2">
                <text:p>9.2</text:p>
              </table:table-cell>
              <table:table-cell office:value-type="float" office:value="13.4">
                <text:p>13.4</text:p>
              </table:table-cell>
              <table:table-cell office:value-type="float" office:value="11.4">
                <text:p>11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7.2">
                <text:p>7.2</text:p>
              </table:table-cell>
              <table:table-cell office:value-type="float" office:value="13.4">
                <text:p>13.4</text:p>
              </table:table-cell>
              <table:table-cell office:value-type="float" office:value="11.2">
                <text:p>11.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5.2">
                <text:p>5.2</text:p>
              </table:table-cell>
              <table:table-cell office:value-type="float" office:value="8.2">
                <text:p>8.2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0.6">
                <text:p>10.6</text:p>
              </table:table-cell>
              <table:table-cell office:value-type="float" office:value="9.2">
                <text:p>9.2</text:p>
              </table:table-cell>
              <table:table-cell office:value-type="float" office:value="11.4">
                <text:p>11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1.2">
                <text:p>11.2</text:p>
              </table:table-cell>
              <table:table-cell office:value-type="float" office:value="8.2">
                <text:p>8.2</text:p>
              </table:table-cell>
              <table:table-cell office:value-type="float" office:value="12.4">
                <text:p>12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2.6">
                <text:p>12.6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1.2">
                <text:p>11.2</text:p>
              </table:table-cell>
              <table:table-cell office:value-type="float" office:value="15.6">
                <text:p>15.6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8.6">
                <text:p>8.6</text:p>
              </table:table-cell>
              <table:table-cell office:value-type="float" office:value="8.2">
                <text:p>8.2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9.6">
                <text:p>9.6</text:p>
              </table:table-cell>
              <table:table-cell office:value-type="float" office:value="12.6">
                <text:p>12.6</text:p>
              </table:table-cell>
              <table:table-cell office:value-type="float" office:value="11.8">
                <text:p>11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.8">
                <text:p>17.8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6.2">
                <text:p>16.2</text:p>
              </table:table-cell>
              <table:table-cell office:value-type="float" office:value="10.4">
                <text:p>10.4</text:p>
              </table:table-cell>
              <table:table-cell office:value-type="float" office:value="17">
                <text:p>1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1.4">
                <text:p>11.4</text:p>
              </table:table-cell>
              <table:table-cell office:value-type="float" office:value="14.4">
                <text:p>14.4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5.4">
                <text:p>15.4</text:p>
              </table:table-cell>
              <table:table-cell office:value-type="float" office:value="14">
                <text:p>14</text:p>
              </table:table-cell>
              <table:table-cell office:value-type="float" office:value="12.4">
                <text:p>12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5.2">
                <text:p>15.2</text:p>
              </table:table-cell>
              <table:table-cell office:value-type="float" office:value="9.2">
                <text:p>9.2</text:p>
              </table:table-cell>
              <table:table-cell office:value-type="float" office:value="23.4">
                <text:p>23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4">
                <text:p>4</text:p>
              </table:table-cell>
              <table:table-cell office:value-type="float" office:value="11.4">
                <text:p>11.4</text:p>
              </table:table-cell>
              <table:table-cell office:value-type="float" office:value="9.8">
                <text:p>9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2.6">
                <text:p>12.6</text:p>
              </table:table-cell>
              <table:table-cell office:value-type="float" office:value="3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6.4">
                <text:p>16.4</text:p>
              </table:table-cell>
              <table:table-cell office:value-type="float" office:value="14.4">
                <text:p>14.4</text:p>
              </table:table-cell>
              <table:table-cell office:value-type="float" office:value="15.4">
                <text:p>15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  <table:table-cell office:value-type="float" office:value="10.2">
                <text:p>10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9.6">
                <text:p>9.6</text:p>
              </table:table-cell>
              <table:table-cell office:value-type="float" office:value="8.8">
                <text:p>8.8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9.6">
                <text:p>9.6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1.2">
                <text:p>11.2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6.4">
                <text:p>16.4</text:p>
              </table:table-cell>
              <table:table-cell office:value-type="float" office:value="9.2">
                <text:p>9.2</text:p>
              </table:table-cell>
              <table:table-cell office:value-type="float" office:value="11.2">
                <text:p>11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1.6">
                <text:p>11.6</text:p>
              </table:table-cell>
              <table:table-cell office:value-type="float" office:value="7.4">
                <text:p>7.4</text:p>
              </table:table-cell>
              <table:table-cell office:value-type="float" office:value="12.4">
                <text:p>12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1.6">
                <text:p>11.6</text:p>
              </table:table-cell>
              <table:table-cell office:value-type="float" office:value="10.2">
                <text:p>10.2</text:p>
              </table:table-cell>
              <table:table-cell office:value-type="float" office:value="11.4">
                <text:p>11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3">
                <text:p>13</text:p>
              </table:table-cell>
              <table:table-cell office:value-type="float" office:value="7.4">
                <text:p>7.4</text:p>
              </table:table-cell>
              <table:table-cell office:value-type="float" office:value="9.6">
                <text:p>9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21.2">
                <text:p>21.2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1.8">
                <text:p>11.8</text:p>
              </table:table-cell>
              <table:table-cell office:value-type="float" office:value="5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.4">
                <text:p>17.4</text:p>
              </table:table-cell>
              <table:table-cell office:value-type="float" office:value="8.6">
                <text:p>8.6</text:p>
              </table:table-cell>
              <table:table-cell office:value-type="float" office:value="8.2">
                <text:p>8.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7.6">
                <text:p>7.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2.6">
                <text:p>12.6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-5.8">
                <text:p>-5.8</text:p>
              </table:table-cell>
              <table:table-cell office:value-type="float" office:value="1.4">
                <text:p>1.4</text:p>
              </table:table-cell>
              <table:table-cell office:value-type="float" office:value="9.4">
                <text:p>9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.2">
                <text:p>17.2</text:p>
              </table:table-cell>
              <table:table-cell office:value-type="float" office:value="11.4">
                <text:p>11.4</text:p>
              </table:table-cell>
              <table:table-cell office:value-type="float" office:value="9.2">
                <text:p>9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9.4">
                <text:p>9.4</text:p>
              </table:table-cell>
              <table:table-cell office:value-type="float" office:value="7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3.6">
                <text:p>13.6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9.2">
                <text:p>9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1.4">
                <text:p>11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6.6">
                <text:p>16.6</text:p>
              </table:table-cell>
              <table:table-cell office:value-type="float" office:value="8.2">
                <text:p>8.2</text:p>
              </table:table-cell>
              <table:table-cell office:value-type="float" office:value="13.2">
                <text:p>13.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3">
                <text:p>13</text:p>
              </table:table-cell>
              <table:table-cell office:value-type="float" office:value="11.6">
                <text:p>11.6</text:p>
              </table:table-cell>
              <table:table-cell office:value-type="float" office:value="14.8">
                <text:p>14.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1.2">
                <text:p>11.2</text:p>
              </table:table-cell>
              <table:table-cell office:value-type="float" office:value="7.2">
                <text:p>7.2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.2">
                <text:p>17.2</text:p>
              </table:table-cell>
              <table:table-cell office:value-type="float" office:value="18.4">
                <text:p>18.4</text:p>
              </table:table-cell>
              <table:table-cell office:value-type="float" office:value="11.6">
                <text:p>11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7.4">
                <text:p>7.4</text:p>
              </table:table-cell>
              <table:table-cell office:value-type="float" office:value="9.6">
                <text:p>9.6</text:p>
              </table:table-cell>
              <table:table-cell office:value-type="float" office:value="8">
                <text:p>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6.6">
                <text:p>16.6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  <table:table-cell office:value-type="float" office:value="14.4">
                <text:p>14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.4">
                <text:p>17.4</text:p>
              </table:table-cell>
              <table:table-cell office:value-type="float" office:value="5">
                <text:p>5</text:p>
              </table:table-cell>
              <table:table-cell office:value-type="float" office:value="13.4">
                <text:p>13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3.6">
                <text:p>13.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5.2">
                <text:p>15.2</text:p>
              </table:table-cell>
              <table:table-cell office:value-type="float" office:value="11.2">
                <text:p>11.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9">
                <text:p>9</text:p>
              </table:table-cell>
              <table:table-cell office:value-type="float" office:value="30.2">
                <text:p>30.2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5.6">
                <text:p>15.6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9.4">
                <text:p>9.4</text:p>
              </table:table-cell>
              <table:table-cell office:value-type="float" office:value="14.6">
                <text:p>14.6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9.6">
                <text:p>19.6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2.4">
                <text:p>12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0.2">
                <text:p>10.2</text:p>
              </table:table-cell>
              <table:table-cell office:value-type="float" office:value="14.6">
                <text:p>14.6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  <table:table-cell office:value-type="float" office:value="11.6">
                <text:p>11.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3.6">
                <text:p>13.6</text:p>
              </table:table-cell>
              <table:table-cell office:value-type="float" office:value="19.6">
                <text:p>19.6</text:p>
              </table:table-cell>
              <table:table-cell office:value-type="float" office:value="15.2">
                <text:p>15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5.6">
                <text:p>15.6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9.2">
                <text:p>9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8.2">
                <text:p>8.2</text:p>
              </table:table-cell>
              <table:table-cell office:value-type="float" office:value="17.6">
                <text:p>17.6</text:p>
              </table:table-cell>
              <table:table-cell office:value-type="float" office:value="10.4">
                <text:p>10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0.2">
                <text:p>10.2</text:p>
              </table:table-cell>
              <table:table-cell office:value-type="float" office:value="11.2">
                <text:p>11.2</text:p>
              </table:table-cell>
              <table:table-cell office:value-type="float" office:value="13.6">
                <text:p>13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0.4">
                <text:p>10.4</text:p>
              </table:table-cell>
              <table:table-cell office:value-type="float" office:value="11.6">
                <text:p>11.6</text:p>
              </table:table-cell>
              <table:table-cell office:value-type="float" office:value="3.4">
                <text:p>3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13.8">
                <text:p>13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  <table:table-cell office:value-type="float" office:value="7.4">
                <text:p>7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6.2">
                <text:p>6.2</text:p>
              </table:table-cell>
              <table:table-cell office:value-type="float" office:value="11.4">
                <text:p>11.4</text:p>
              </table:table-cell>
              <table:table-cell office:value-type="float" office:value="13.8">
                <text:p>13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  <table:table-cell office:value-type="float" office:value="7.2">
                <text:p>7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1.4">
                <text:p>11.4</text:p>
              </table:table-cell>
              <table:table-cell office:value-type="float" office:value="13.6">
                <text:p>13.6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9.8">
                <text:p>9.8</text:p>
              </table:table-cell>
              <table:table-cell office:value-type="float" office:value="12.2">
                <text:p>12.2</text:p>
              </table:table-cell>
              <table:table-cell office:value-type="float" office:value="8.4">
                <text:p>8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9.6">
                <text:p>19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6.4">
                <text:p>6.4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1.6">
                <text:p>11.6</text:p>
              </table:table-cell>
              <table:table-cell office:value-type="float" office:value="13.6">
                <text:p>13.6</text:p>
              </table:table-cell>
              <table:table-cell office:value-type="float" office:value="8.2">
                <text:p>8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2.6">
                <text:p>12.6</text:p>
              </table:table-cell>
              <table:table-cell office:value-type="float" office:value="9.4">
                <text:p>9.4</text:p>
              </table:table-cell>
              <table:table-cell office:value-type="float" office:value="6">
                <text:p>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4.6">
                <text:p>14.6</text:p>
              </table:table-cell>
              <table:table-cell office:value-type="float" office:value="12.6">
                <text:p>12.6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7.4">
                <text:p>17.4</text:p>
              </table:table-cell>
              <table:table-cell office:value-type="float" office:value="12.6">
                <text:p>12.6</text:p>
              </table:table-cell>
              <table:table-cell office:value-type="float" office:value="8.8">
                <text:p>8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  <table:table-cell office:value-type="float" office:value="8.4">
                <text:p>8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5.4">
                <text:p>5.4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5.6">
                <text:p>15.6</text:p>
              </table:table-cell>
              <table:table-cell office:value-type="float" office:value="10.2">
                <text:p>10.2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5.4">
                <text:p>15.4</text:p>
              </table:table-cell>
              <table:table-cell office:value-type="float" office:value="12.4">
                <text:p>12.4</text:p>
              </table:table-cell>
              <table:table-cell office:value-type="float" office:value="7.4">
                <text:p>7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8.2">
                <text:p>8.2</text:p>
              </table:table-cell>
              <table:table-cell office:value-type="float" office:value="13.8">
                <text:p>13.8</text:p>
              </table:table-cell>
              <table:table-cell office:value-type="float" office:value="11.4">
                <text:p>11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1.2">
                <text:p>11.2</text:p>
              </table:table-cell>
              <table:table-cell office:value-type="float" office:value="9.6">
                <text:p>9.6</text:p>
              </table:table-cell>
              <table:table-cell office:value-type="float" office:value="17.6">
                <text:p>17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3.4">
                <text:p>13.4</text:p>
              </table:table-cell>
              <table:table-cell office:value-type="float" office:value="10.2">
                <text:p>10.2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0.2">
                <text:p>10.2</text:p>
              </table:table-cell>
              <table:table-cell office:value-type="float" office:value="15.6">
                <text:p>15.6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.4">
                <text:p>11.4</text:p>
              </table:table-cell>
              <table:table-cell office:value-type="float" office:value="6.6">
                <text:p>6.6</text:p>
              </table:table-cell>
              <table:table-cell office:value-type="float" office:value="14.6">
                <text:p>14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7.2">
                <text:p>7.2</text:p>
              </table:table-cell>
              <table:table-cell office:value-type="float" office:value="15.6">
                <text:p>15.6</text:p>
              </table:table-cell>
              <table:table-cell office:value-type="float" office:value="16.4">
                <text:p>16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4.8">
                <text:p>14.8</text:p>
              </table:table-cell>
              <table:table-cell office:value-type="float" office:value="16.4">
                <text:p>16.4</text:p>
              </table:table-cell>
              <table:table-cell office:value-type="float" office:value="12.6">
                <text:p>12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8.6">
                <text:p>8.6</text:p>
              </table:table-cell>
              <table:table-cell office:value-type="float" office:value="10.8">
                <text:p>10.8</text:p>
              </table:table-cell>
              <table:table-cell office:value-type="float" office:value="12.2">
                <text:p>12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7.6">
                <text:p>7.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6.2">
                <text:p>16.2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6.6">
                <text:p>16.6</text:p>
              </table:table-cell>
              <table:table-cell office:value-type="float" office:value="18.6">
                <text:p>18.6</text:p>
              </table:table-cell>
              <table:table-cell office:value-type="float" office:value="16.6">
                <text:p>16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2.6">
                <text:p>12.6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  <table:table-cell office:value-type="float" office:value="11.4">
                <text:p>11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0.4">
                <text:p>10.4</text:p>
              </table:table-cell>
              <table:table-cell office:value-type="float" office:value="7.2">
                <text:p>7.2</text:p>
              </table:table-cell>
              <table:table-cell office:value-type="float" office:value="9.4">
                <text:p>9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0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7.4">
                <text:p>7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2.2">
                <text:p>12.2</text:p>
              </table:table-cell>
              <table:table-cell office:value-type="float" office:value="5.2">
                <text:p>5.2</text:p>
              </table:table-cell>
              <table:table-cell office:value-type="float" office:value="10.6">
                <text:p>10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2.6">
                <text:p>12.6</text:p>
              </table:table-cell>
              <table:table-cell office:value-type="float" office:value="11.6">
                <text:p>11.6</text:p>
              </table:table-cell>
              <table:table-cell office:value-type="float" office:value="10.2">
                <text:p>10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4.4">
                <text:p>14.4</text:p>
              </table:table-cell>
              <table:table-cell office:value-type="float" office:value="11.4">
                <text:p>11.4</text:p>
              </table:table-cell>
              <table:table-cell office:value-type="float" office:value="9.2">
                <text:p>9.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0.6">
                <text:p>10.6</text:p>
              </table:table-cell>
              <table:table-cell office:value-type="float" office:value="13.4">
                <text:p>13.4</text:p>
              </table:table-cell>
              <table:table-cell office:value-type="float" office:value="16.2">
                <text:p>16.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0.6">
                <text:p>10.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2.2">
                <text:p>12.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7.6">
                <text:p>7.6</text:p>
              </table:table-cell>
              <table:table-cell office:value-type="float" office:value="10.4">
                <text:p>10.4</text:p>
              </table:table-cell>
              <table:table-cell office:value-type="float" office:value="16.6">
                <text:p>16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0.6">
                <text:p>10.6</text:p>
              </table:table-cell>
              <table:table-cell office:value-type="float" office:value="14.6">
                <text:p>14.6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3.2">
                <text:p>13.2</text:p>
              </table:table-cell>
              <table:table-cell office:value-type="float" office:value="10.6">
                <text:p>10.6</text:p>
              </table:table-cell>
              <table:table-cell office:value-type="float" office:value="11.8">
                <text:p>11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7.4">
                <text:p>17.4</text:p>
              </table:table-cell>
              <table:table-cell office:value-type="float" office:value="6.4">
                <text:p>6.4</text:p>
              </table:table-cell>
              <table:table-cell office:value-type="float" office:value="5">
                <text:p>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9.6">
                <text:p>9.6</text:p>
              </table:table-cell>
              <table:table-cell office:value-type="float" office:value="15.4">
                <text:p>15.4</text:p>
              </table:table-cell>
              <table:table-cell office:value-type="float" office:value="12.6">
                <text:p>12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6.8">
                <text:p>16.8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2">
                <text:p>10.2</text:p>
              </table:table-cell>
              <table:table-cell office:value-type="float" office:value="13.6">
                <text:p>13.6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3.6">
                <text:p>13.6</text:p>
              </table:table-cell>
              <table:table-cell office:value-type="float" office:value="9.8">
                <text:p>9.8</text:p>
              </table:table-cell>
              <table:table-cell office:value-type="float" office:value="11.4">
                <text:p>11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6.4">
                <text:p>6.4</text:p>
              </table:table-cell>
              <table:table-cell office:value-type="float" office:value="15.4">
                <text:p>15.4</text:p>
              </table:table-cell>
              <table:table-cell office:value-type="float" office:value="9.2">
                <text:p>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1.6">
                <text:p>11.6</text:p>
              </table:table-cell>
              <table:table-cell office:value-type="float" office:value="17.6">
                <text:p>17.6</text:p>
              </table:table-cell>
              <table:table-cell office:value-type="float" office:value="1.2">
                <text:p>1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4.4">
                <text:p>14.4</text:p>
              </table:table-cell>
              <table:table-cell office:value-type="float" office:value="12.4">
                <text:p>12.4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0.2">
                <text:p>10.2</text:p>
              </table:table-cell>
              <table:table-cell office:value-type="float" office:value="11.8">
                <text:p>11.8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16.8">
                <text:p>16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14.8">
                <text:p>14.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3.4">
                <text:p>13.4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15.4">
                <text:p>15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0.6">
                <text:p>10.6</text:p>
              </table:table-cell>
              <table:table-cell office:value-type="float" office:value="13.4">
                <text:p>13.4</text:p>
              </table:table-cell>
              <table:table-cell office:value-type="float" office:value="15.2">
                <text:p>15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  <table:table-cell office:value-type="float" office:value="16.6">
                <text:p>16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9.4">
                <text:p>9.4</text:p>
              </table:table-cell>
              <table:table-cell office:value-type="float" office:value="12.8">
                <text:p>12.8</text:p>
              </table:table-cell>
              <table:table-cell office:value-type="float" office:value="7.6">
                <text:p>7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6.4">
                <text:p>16.4</text:p>
              </table:table-cell>
              <table:table-cell office:value-type="float" office:value="14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4.4">
                <text:p>14.4</text:p>
              </table:table-cell>
              <table:table-cell office:value-type="float" office:value="19.4">
                <text:p>19.4</text:p>
              </table:table-cell>
              <table:table-cell office:value-type="float" office:value="10.8">
                <text:p>10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  <table:table-cell office:value-type="float" office:value="13.4">
                <text:p>13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13.6">
                <text:p>13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.6">
                <text:p>9.6</text:p>
              </table:table-cell>
              <table:table-cell office:value-type="float" office:value="8.6">
                <text:p>8.6</text:p>
              </table:table-cell>
              <table:table-cell office:value-type="float" office:value="9.4">
                <text:p>9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5.6">
                <text:p>15.6</text:p>
              </table:table-cell>
              <table:table-cell office:value-type="float" office:value="9.4">
                <text:p>9.4</text:p>
              </table:table-cell>
              <table:table-cell office:value-type="float" office:value="14.8">
                <text:p>14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7.6">
                <text:p>17.6</text:p>
              </table:table-cell>
              <table:table-cell office:value-type="float" office:value="5.4">
                <text:p>5.4</text:p>
              </table:table-cell>
              <table:table-cell office:value-type="float" office:value="5">
                <text:p>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6.4">
                <text:p>6.4</text:p>
              </table:table-cell>
              <table:table-cell office:value-type="float" office:value="11.6">
                <text:p>1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9.2">
                <text:p>9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6.6">
                <text:p>16.6</text:p>
              </table:table-cell>
              <table:table-cell office:value-type="float" office:value="13.4">
                <text:p>13.4</text:p>
              </table:table-cell>
              <table:table-cell office:value-type="float" office:value="9.2">
                <text:p>9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0.6">
                <text:p>10.6</text:p>
              </table:table-cell>
              <table:table-cell office:value-type="float" office:value="8.6">
                <text:p>8.6</text:p>
              </table:table-cell>
              <table:table-cell office:value-type="float" office:value="7.6">
                <text:p>7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0.2">
                <text:p>10.2</text:p>
              </table:table-cell>
              <table:table-cell office:value-type="float" office:value="16.6">
                <text:p>16.6</text:p>
              </table:table-cell>
              <table:table-cell office:value-type="float" office:value="5.2">
                <text:p>5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9.4">
                <text:p>9.4</text:p>
              </table:table-cell>
              <table:table-cell office:value-type="float" office:value="18.4">
                <text:p>18.4</text:p>
              </table:table-cell>
              <table:table-cell office:value-type="float" office:value="10.4">
                <text:p>10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1.6">
                <text:p>11.6</text:p>
              </table:table-cell>
              <table:table-cell office:value-type="float" office:value="13.4">
                <text:p>13.4</text:p>
              </table:table-cell>
              <table:table-cell office:value-type="float" office:value="9.2">
                <text:p>9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.8">
                <text:p>9.8</text:p>
              </table:table-cell>
              <table:table-cell office:value-type="float" office:value="12.2">
                <text:p>12.2</text:p>
              </table:table-cell>
              <table:table-cell office:value-type="float" office:value="10.8">
                <text:p>10.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1.2">
                <text:p>11.2</text:p>
              </table:table-cell>
              <table:table-cell office:value-type="float" office:value="9.2">
                <text:p>9.2</text:p>
              </table:table-cell>
              <table:table-cell office:value-type="float" office:value="11.8">
                <text:p>11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9.2">
                <text:p>9.2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2.2">
                <text:p>12.2</text:p>
              </table:table-cell>
              <table:table-cell office:value-type="float" office:value="16.4">
                <text:p>16.4</text:p>
              </table:table-cell>
              <table:table-cell office:value-type="float" office:value="6.4">
                <text:p>6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9.8">
                <text:p>19.8</text:p>
              </table:table-cell>
              <table:table-cell office:value-type="float" office:value="11.2">
                <text:p>11.2</text:p>
              </table:table-cell>
              <table:table-cell office:value-type="float" office:value="15.8">
                <text:p>15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4">
                <text:p>14</text:p>
              </table:table-cell>
              <table:table-cell office:value-type="float" office:value="12.4">
                <text:p>12.4</text:p>
              </table:table-cell>
              <table:table-cell office:value-type="float" office:value="13.4">
                <text:p>13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9.6">
                <text:p>9.6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7.2">
                <text:p>17.2</text:p>
              </table:table-cell>
              <table:table-cell office:value-type="float" office:value="12.4">
                <text:p>12.4</text:p>
              </table:table-cell>
              <table:table-cell office:value-type="float" office:value="20.6">
                <text:p>20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2.2">
                <text:p>12.2</text:p>
              </table:table-cell>
              <table:table-cell office:value-type="float" office:value="9.4">
                <text:p>9.4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1.6">
                <text:p>11.6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7.8">
                <text:p>7.8</text:p>
              </table:table-cell>
              <table:table-cell office:value-type="float" office:value="12.4">
                <text:p>12.4</text:p>
              </table:table-cell>
              <table:table-cell office:value-type="float" office:value="14.4">
                <text:p>14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  <table:table-cell office:value-type="float" office:value="8">
                <text:p>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2.2">
                <text:p>12.2</text:p>
              </table:table-cell>
              <table:table-cell office:value-type="float" office:value="5">
                <text:p>5</text:p>
              </table:table-cell>
              <table:table-cell office:value-type="float" office:value="8.4">
                <text:p>8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14">
                <text:p>1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9.4">
                <text:p>9.4</text:p>
              </table:table-cell>
              <table:table-cell office:value-type="float" office:value="11.2">
                <text:p>11.2</text:p>
              </table:table-cell>
              <table:table-cell office:value-type="float" office:value="7.2">
                <text:p>7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9.2">
                <text:p>9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1.4">
                <text:p>11.4</text:p>
              </table:table-cell>
              <table:table-cell office:value-type="float" office:value="7.4">
                <text:p>7.4</text:p>
              </table:table-cell>
              <table:table-cell office:value-type="float" office:value="11.6">
                <text:p>11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1.6">
                <text:p>11.6</text:p>
              </table:table-cell>
              <table:table-cell office:value-type="float" office:value="10.2">
                <text:p>10.2</text:p>
              </table:table-cell>
              <table:table-cell office:value-type="float" office:value="11.8">
                <text:p>1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  <table:table-cell office:value-type="float" office:value="21.6">
                <text:p>21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9.6">
                <text:p>9.6</text:p>
              </table:table-cell>
              <table:table-cell office:value-type="float" office:value="8.2">
                <text:p>8.2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5.2">
                <text:p>15.2</text:p>
              </table:table-cell>
              <table:table-cell office:value-type="float" office:value="5.8">
                <text:p>5.8</text:p>
              </table:table-cell>
              <table:table-cell office:value-type="float" office:value="8.4">
                <text:p>8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2.6">
                <text:p>12.6</text:p>
              </table:table-cell>
              <table:table-cell office:value-type="float" office:value="10.6">
                <text:p>10.6</text:p>
              </table:table-cell>
              <table:table-cell office:value-type="float" office:value="18.4">
                <text:p>18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3.6">
                <text:p>13.6</text:p>
              </table:table-cell>
              <table:table-cell office:value-type="float" office:value="12.8">
                <text:p>12.8</text:p>
              </table:table-cell>
              <table:table-cell office:value-type="float" office:value="8.4">
                <text:p>8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0.2">
                <text:p>10.2</text:p>
              </table:table-cell>
              <table:table-cell office:value-type="float" office:value="10.6">
                <text:p>10.6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6.4">
                <text:p>6.4</text:p>
              </table:table-cell>
              <table:table-cell office:value-type="float" office:value="8.6">
                <text:p>8.6</text:p>
              </table:table-cell>
              <table:table-cell office:value-type="float" office:value="11.4">
                <text:p>11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6.2">
                <text:p>6.2</text:p>
              </table:table-cell>
              <table:table-cell office:value-type="float" office:value="9.2">
                <text:p>9.2</text:p>
              </table:table-cell>
              <table:table-cell office:value-type="float" office:value="15.8">
                <text:p>15.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.4">
                <text:p>9.4</text:p>
              </table:table-cell>
              <table:table-cell office:value-type="float" office:value="12.6">
                <text:p>12.6</text:p>
              </table:table-cell>
              <table:table-cell office:value-type="float" office:value="9.4">
                <text:p>9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11.6">
                <text:p>11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2.4">
                <text:p>12.4</text:p>
              </table:table-cell>
              <table:table-cell office:value-type="float" office:value="20.4">
                <text:p>20.4</text:p>
              </table:table-cell>
              <table:table-cell office:value-type="float" office:value="16.6">
                <text:p>16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2.6">
                <text:p>12.6</text:p>
              </table:table-cell>
              <table:table-cell office:value-type="float" office:value="10.4">
                <text:p>10.4</text:p>
              </table:table-cell>
              <table:table-cell office:value-type="float" office:value="11.6">
                <text:p>11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  <table:table-cell office:value-type="float" office:value="9.2">
                <text:p>9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3.2">
                <text:p>23.2</text:p>
              </table:table-cell>
              <table:table-cell office:value-type="float" office:value="10.4">
                <text:p>10.4</text:p>
              </table:table-cell>
              <table:table-cell office:value-type="float" office:value="13.4">
                <text:p>13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0.6">
                <text:p>10.6</text:p>
              </table:table-cell>
              <table:table-cell office:value-type="float" office:value="11.2">
                <text:p>11.2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8">
                <text:p>8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6.4">
                <text:p>16.4</text:p>
              </table:table-cell>
              <table:table-cell office:value-type="float" office:value="5.4">
                <text:p>5.4</text:p>
              </table:table-cell>
              <table:table-cell office:value-type="float" office:value="16.2">
                <text:p>16.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9.6">
                <text:p>9.6</text:p>
              </table:table-cell>
              <table:table-cell office:value-type="float" office:value="6">
                <text:p>6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6.6">
                <text:p>16.6</text:p>
              </table:table-cell>
              <table:table-cell office:value-type="float" office:value="7.2">
                <text:p>7.2</text:p>
              </table:table-cell>
              <table:table-cell office:value-type="float" office:value="6.4">
                <text:p>6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12.6">
                <text:p>12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8.2">
                <text:p>18.2</text:p>
              </table:table-cell>
              <table:table-cell office:value-type="float" office:value="14.2">
                <text:p>14.2</text:p>
              </table:table-cell>
              <table:table-cell office:value-type="float" office:value="9.4">
                <text:p>9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1.4">
                <text:p>11.4</text:p>
              </table:table-cell>
              <table:table-cell office:value-type="float" office:value="8.4">
                <text:p>8.4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9.2">
                <text:p>9.2</text:p>
              </table:table-cell>
              <table:table-cell office:value-type="float" office:value="13.2">
                <text:p>13.2</text:p>
              </table:table-cell>
              <table:table-cell office:value-type="float" office:value="16">
                <text:p>1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9.4">
                <text:p>9.4</text:p>
              </table:table-cell>
              <table:table-cell office:value-type="float" office:value="20.4">
                <text:p>20.4</text:p>
              </table:table-cell>
              <table:table-cell office:value-type="float" office:value="11.2">
                <text:p>11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2.2">
                <text:p>12.2</text:p>
              </table:table-cell>
              <table:table-cell office:value-type="float" office:value="9.2">
                <text:p>9.2</text:p>
              </table:table-cell>
              <table:table-cell office:value-type="float" office:value="8.6">
                <text:p>8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.2">
                <text:p>3.2</text:p>
              </table:table-cell>
              <table:table-cell office:value-type="float" office:value="11.6">
                <text:p>11.6</text:p>
              </table:table-cell>
              <table:table-cell office:value-type="float" office:value="16.6">
                <text:p>16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7.2">
                <text:p>7.2</text:p>
              </table:table-cell>
              <table:table-cell office:value-type="float" office:value="20.4">
                <text:p>20.4</text:p>
              </table:table-cell>
              <table:table-cell office:value-type="float" office:value="16.4">
                <text:p>16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3.4">
                <text:p>3.4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0.8">
                <text:p>10.8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7.4">
                <text:p>7.4</text:p>
              </table:table-cell>
              <table:table-cell office:value-type="float" office:value="8.4">
                <text:p>8.4</text:p>
              </table:table-cell>
              <table:table-cell office:value-type="float" office:value="8.2">
                <text:p>8.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3.4">
                <text:p>13.4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6.6">
                <text:p>16.6</text:p>
              </table:table-cell>
              <table:table-cell office:value-type="float" office:value="14.8">
                <text:p>14.8</text:p>
              </table:table-cell>
              <table:table-cell office:value-type="float" office:value="13.4">
                <text:p>13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4.6">
                <text:p>14.6</text:p>
              </table:table-cell>
              <table:table-cell office:value-type="float" office:value="7.2">
                <text:p>7.2</text:p>
              </table:table-cell>
              <table:table-cell office:value-type="float" office:value="14.2">
                <text:p>14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0.6">
                <text:p>10.6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9.6">
                <text:p>9.6</text:p>
              </table:table-cell>
              <table:table-cell office:value-type="float" office:value="13.8">
                <text:p>13.8</text:p>
              </table:table-cell>
              <table:table-cell office:value-type="float" office:value="10.4">
                <text:p>10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2.2">
                <text:p>12.2</text:p>
              </table:table-cell>
              <table:table-cell office:value-type="float" office:value="11.2">
                <text:p>11.2</text:p>
              </table:table-cell>
              <table:table-cell office:value-type="float" office:value="10.6">
                <text:p>10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1.4">
                <text:p>11.4</text:p>
              </table:table-cell>
              <table:table-cell office:value-type="float" office:value="17.2">
                <text:p>17.2</text:p>
              </table:table-cell>
              <table:table-cell office:value-type="float" office:value="10.4">
                <text:p>1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1.4">
                <text:p>11.4</text:p>
              </table:table-cell>
              <table:table-cell office:value-type="float" office:value="11.8">
                <text:p>11.8</text:p>
              </table:table-cell>
              <table:table-cell office:value-type="float" office:value="7.4">
                <text:p>7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6.4">
                <text:p>16.4</text:p>
              </table:table-cell>
              <table:table-cell office:value-type="float" office:value="11.2">
                <text:p>11.2</text:p>
              </table:table-cell>
              <table:table-cell office:value-type="float" office:value="5.4">
                <text:p>5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5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0.4">
                <text:p>10.4</text:p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2.4">
                <text:p>12.4</text:p>
              </table:table-cell>
              <table:table-cell office:value-type="float" office:value="7.2">
                <text:p>7.2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9.8">
                <text:p>9.8</text:p>
              </table:table-cell>
              <table:table-cell office:value-type="float" office:value="8.4">
                <text:p>8.4</text:p>
              </table:table-cell>
              <table:table-cell office:value-type="float" office:value="11.2">
                <text:p>11.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5">
                <text:p>5</text:p>
              </table:table-cell>
              <table:table-cell office:value-type="float" office:value="8.4">
                <text:p>8.4</text:p>
              </table:table-cell>
              <table:table-cell office:value-type="float" office:value="9.6">
                <text:p>9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1.6">
                <text:p>11.6</text:p>
              </table:table-cell>
              <table:table-cell office:value-type="float" office:value="12.4">
                <text:p>12.4</text:p>
              </table:table-cell>
              <table:table-cell office:value-type="float" office:value="15.8">
                <text:p>1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2.6">
                <text:p>12.6</text:p>
              </table:table-cell>
              <table:table-cell office:value-type="float" office:value="10.4">
                <text:p>10.4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9.6">
                <text:p>9.6</text:p>
              </table:table-cell>
              <table:table-cell office:value-type="float" office:value="7.4">
                <text:p>7.4</text:p>
              </table:table-cell>
              <table:table-cell office:value-type="float" office:value="8.4">
                <text:p>8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2.4">
                <text:p>12.4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7.4">
                <text:p>7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3.6">
                <text:p>13.6</text:p>
              </table:table-cell>
              <table:table-cell office:value-type="float" office:value="10.2">
                <text:p>10.2</text:p>
              </table:table-cell>
              <table:table-cell office:value-type="float" office:value="7.4">
                <text:p>7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2.4">
                <text:p>12.4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4">
                <text:p>7.4</text:p>
              </table:table-cell>
              <table:table-cell office:value-type="float" office:value="7.8">
                <text:p>7.8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2.4">
                <text:p>12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0.6">
                <text:p>10.6</text:p>
              </table:table-cell>
              <table:table-cell office:value-type="float" office:value="11.8">
                <text:p>11.8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0.4">
                <text:p>10.4</text:p>
              </table:table-cell>
              <table:table-cell office:value-type="float" office:value="19.6">
                <text:p>19.6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6.6">
                <text:p>6.6</text:p>
              </table:table-cell>
              <table:table-cell office:value-type="float" office:value="11">
                <text:p>11</text:p>
              </table:table-cell>
              <table:table-cell office:value-type="float" office:value="12.4">
                <text:p>12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8.6">
                <text:p>8.6</text:p>
              </table:table-cell>
              <table:table-cell office:value-type="float" office:value="14.8">
                <text:p>14.8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1.4">
                <text:p>11.4</text:p>
              </table:table-cell>
              <table:table-cell office:value-type="float" office:value="14.6">
                <text:p>14.6</text:p>
              </table:table-cell>
              <table:table-cell office:value-type="float" office:value="11.6">
                <text:p>11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8.4">
                <text:p>8.4</text:p>
              </table:table-cell>
              <table:table-cell office:value-type="float" office:value="14.4">
                <text:p>14.4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7.2">
                <text:p>7.2</text:p>
              </table:table-cell>
              <table:table-cell office:value-type="float" office:value="11.6">
                <text:p>11.6</text:p>
              </table:table-cell>
              <table:table-cell office:value-type="float" office:value="14.6">
                <text:p>14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.4">
                <text:p>9.4</text:p>
              </table:table-cell>
              <table:table-cell office:value-type="float" office:value="11.4">
                <text:p>11.4</text:p>
              </table:table-cell>
              <table:table-cell office:value-type="float" office:value="13.2">
                <text:p>13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1.2">
                <text:p>11.2</text:p>
              </table:table-cell>
              <table:table-cell office:value-type="float" office:value="16.6">
                <text:p>16.6</text:p>
              </table:table-cell>
              <table:table-cell office:value-type="float" office:value="10.6">
                <text:p>10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7.2">
                <text:p>7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2.4">
                <text:p>12.4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0.4">
                <text:p>10.4</text:p>
              </table:table-cell>
              <table:table-cell office:value-type="float" office:value="13.8">
                <text:p>13.8</text:p>
              </table:table-cell>
              <table:table-cell office:value-type="float" office:value="9.4">
                <text:p>9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9.2">
                <text:p>9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9.4">
                <text:p>9.4</text:p>
              </table:table-cell>
              <table:table-cell office:value-type="float" office:value="10.6">
                <text:p>10.6</text:p>
              </table:table-cell>
              <table:table-cell office:value-type="float" office:value="7.4">
                <text:p>7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5.6">
                <text:p>15.6</text:p>
              </table:table-cell>
              <table:table-cell office:value-type="float" office:value="4.2">
                <text:p>4.2</text:p>
              </table:table-cell>
              <table:table-cell office:value-type="float" office:value="16.4">
                <text:p>16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0.2">
                <text:p>10.2</text:p>
              </table:table-cell>
              <table:table-cell office:value-type="float" office:value="5.2">
                <text:p>5.2</text:p>
              </table:table-cell>
              <table:table-cell office:value-type="float" office:value="11.4">
                <text:p>11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4.4">
                <text:p>4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0.2">
                <text:p>20.2</text:p>
              </table:table-cell>
              <table:table-cell office:value-type="float" office:value="14.6">
                <text:p>14.6</text:p>
              </table:table-cell>
              <table:table-cell office:value-type="float" office:value="10.2">
                <text:p>10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9.6">
                <text:p>9.6</text:p>
              </table:table-cell>
              <table:table-cell office:value-type="float" office:value="9.8">
                <text:p>9.8</text:p>
              </table:table-cell>
              <table:table-cell office:value-type="float" office:value="12.6">
                <text:p>12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3">
                <text:p>3</text:p>
              </table:table-cell>
              <table:table-cell office:value-type="float" office:value="11.4">
                <text:p>11.4</text:p>
              </table:table-cell>
              <table:table-cell office:value-type="float" office:value="8.2">
                <text:p>8.2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9.6">
                <text:p>9.6</text:p>
              </table:table-cell>
              <table:table-cell office:value-type="float" office:value="4.2">
                <text:p>4.2</text:p>
              </table:table-cell>
              <table:table-cell office:value-type="float" office:value="12.6">
                <text:p>12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3.2">
                <text:p>13.2</text:p>
              </table:table-cell>
              <table:table-cell office:value-type="float" office:value="10.4">
                <text:p>10.4</text:p>
              </table:table-cell>
              <table:table-cell office:value-type="float" office:value="9.6">
                <text:p>9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1.6">
                <text:p>21.6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13.6">
                <text:p>1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3.4">
                <text:p>13.4</text:p>
              </table:table-cell>
              <table:table-cell office:value-type="float" office:value="18.6">
                <text:p>18.6</text:p>
              </table:table-cell>
              <table:table-cell office:value-type="float" office:value="9.4">
                <text:p>9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5.2">
                <text:p>5.2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7.4">
                <text:p>7.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1.6">
                <text:p>11.6</text:p>
              </table:table-cell>
              <table:table-cell office:value-type="float" office:value="6.2">
                <text:p>6.2</text:p>
              </table:table-cell>
              <table:table-cell office:value-type="float" office:value="10.4">
                <text:p>10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9.6">
                <text:p>9.6</text:p>
              </table:table-cell>
              <table:table-cell office:value-type="float" office:value="9.4">
                <text:p>9.4</text:p>
              </table:table-cell>
              <table:table-cell office:value-type="float" office:value="10.4">
                <text:p>1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0.6">
                <text:p>10.6</text:p>
              </table:table-cell>
              <table:table-cell office:value-type="float" office:value="6.2">
                <text:p>6.2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4.4">
                <text:p>14.4</text:p>
              </table:table-cell>
              <table:table-cell office:value-type="float" office:value="15.4">
                <text:p>15.4</text:p>
              </table:table-cell>
              <table:table-cell office:value-type="float" office:value="10.8">
                <text:p>10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7">
                <text:p>7</text:p>
              </table:table-cell>
              <table:table-cell office:value-type="float" office:value="9.4">
                <text:p>9.4</text:p>
              </table:table-cell>
              <table:table-cell office:value-type="float" office:value="14.4">
                <text:p>14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1.4">
                <text:p>11.4</text:p>
              </table:table-cell>
              <table:table-cell office:value-type="float" office:value="5.2">
                <text:p>5.2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9.4">
                <text:p>9.4</text:p>
              </table:table-cell>
              <table:table-cell office:value-type="float" office:value="8.6">
                <text:p>8.6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  <table:table-cell office:value-type="float" office:value="13.6">
                <text:p>13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7.4">
                <text:p>17.4</text:p>
              </table:table-cell>
              <table:table-cell office:value-type="float" office:value="7.2">
                <text:p>7.2</text:p>
              </table:table-cell>
              <table:table-cell office:value-type="float" office:value="13.6">
                <text:p>13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2.2">
                <text:p>12.2</text:p>
              </table:table-cell>
              <table:table-cell office:value-type="float" office:value="10.8">
                <text:p>10.8</text:p>
              </table:table-cell>
              <table:table-cell office:value-type="float" office:value="8.2">
                <text:p>8.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9.6">
                <text:p>9.6</text:p>
              </table:table-cell>
              <table:table-cell office:value-type="float" office:value="13.4">
                <text:p>13.4</text:p>
              </table:table-cell>
              <table:table-cell office:value-type="float" office:value="6">
                <text:p>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9.4">
                <text:p>9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8.2">
                <text:p>18.2</text:p>
              </table:table-cell>
              <table:table-cell office:value-type="float" office:value="9.6">
                <text:p>9.6</text:p>
              </table:table-cell>
              <table:table-cell office:value-type="float" office:value="12.4">
                <text:p>12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9.6">
                <text:p>9.6</text:p>
              </table:table-cell>
              <table:table-cell office:value-type="float" office:value="26.6">
                <text:p>26.6</text:p>
              </table:table-cell>
              <table:table-cell office:value-type="float" office:value="5.4">
                <text:p>5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1.2">
                <text:p>11.2</text:p>
              </table:table-cell>
              <table:table-cell office:value-type="float" office:value="15">
                <text:p>15</text:p>
              </table:table-cell>
              <table:table-cell office:value-type="float" office:value="7.4">
                <text:p>7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0.4">
                <text:p>10.4</text:p>
              </table:table-cell>
              <table:table-cell office:value-type="float" office:value="5.4">
                <text:p>5.4</text:p>
              </table:table-cell>
              <table:table-cell office:value-type="float" office:value="16.6">
                <text:p>16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9.4">
                <text:p>9.4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.4">
                <text:p>10.4</text:p>
              </table:table-cell>
              <table:table-cell office:value-type="float" office:value="13.6">
                <text:p>13.6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1.8">
                <text:p>11.8</text:p>
              </table:table-cell>
              <table:table-cell office:value-type="float" office:value="3.2">
                <text:p>3.2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5.4">
                <text:p>5.4</text:p>
              </table:table-cell>
              <table:table-cell office:value-type="float" office:value="16.4">
                <text:p>16.4</text:p>
              </table:table-cell>
              <table:table-cell office:value-type="float" office:value="6.4">
                <text:p>6.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7">
                <text:p>7</text:p>
              </table:table-cell>
              <table:table-cell office:value-type="float" office:value="11.2">
                <text:p>11.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7.4">
                <text:p>7.4</text:p>
              </table:table-cell>
              <table:table-cell office:value-type="float" office:value="8.6">
                <text:p>8.6</text:p>
              </table:table-cell>
              <table:table-cell office:value-type="float" office:value="11.6">
                <text:p>11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9">
                <text:p>9</text:p>
              </table:table-cell>
              <table:table-cell office:value-type="float" office:value="17.6">
                <text:p>17.6</text:p>
              </table:table-cell>
              <table:table-cell office:value-type="float" office:value="9.6">
                <text:p>9.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3.6">
                <text:p>13.6</text:p>
              </table:table-cell>
              <table:table-cell office:value-type="float" office:value="12.8">
                <text:p>12.8</text:p>
              </table:table-cell>
              <table:table-cell office:value-type="float" office:value="21.4">
                <text:p>21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2.8">
                <text:p>12.8</text:p>
              </table:table-cell>
              <table:table-cell office:value-type="float" office:value="15.8">
                <text:p>15.8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4.6">
                <text:p>14.6</text:p>
              </table:table-cell>
              <table:table-cell office:value-type="float" office:value="10.6">
                <text:p>10.6</text:p>
              </table:table-cell>
              <table:table-cell office:value-type="float" office:value="11.8">
                <text:p>1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2.6">
                <text:p>12.6</text:p>
              </table:table-cell>
              <table:table-cell office:value-type="float" office:value="11.4">
                <text:p>11.4</text:p>
              </table:table-cell>
              <table:table-cell office:value-type="float" office:value="12.4">
                <text:p>12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.4">
                <text:p>11.4</text:p>
              </table:table-cell>
              <table:table-cell office:value-type="float" office:value="10.2">
                <text:p>10.2</text:p>
              </table:table-cell>
              <table:table-cell office:value-type="float" office:value="11.4">
                <text:p>11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5.4">
                <text:p>15.4</text:p>
              </table:table-cell>
              <table:table-cell office:value-type="float" office:value="16.4">
                <text:p>16.4</text:p>
              </table:table-cell>
              <table:table-cell office:value-type="float" office:value="11.8">
                <text:p>11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9.2">
                <text:p>9.2</text:p>
              </table:table-cell>
              <table:table-cell office:value-type="float" office:value="10.4">
                <text:p>10.4</text:p>
              </table:table-cell>
              <table:table-cell office:value-type="float" office:value="16.8">
                <text:p>16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3.4">
                <text:p>13.4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1.8">
                <text:p>11.8</text:p>
              </table:table-cell>
              <table:table-cell office:value-type="float" office:value="19">
                <text:p>19</text:p>
              </table:table-cell>
              <table:table-cell office:value-type="float" office:value="8.4">
                <text:p>8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1.6">
                <text:p>11.6</text:p>
              </table:table-cell>
              <table:table-cell office:value-type="float" office:value="9.6">
                <text:p>9.6</text:p>
              </table:table-cell>
              <table:table-cell office:value-type="float" office:value="11.8">
                <text:p>11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17.8">
                <text:p>17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5.8">
                <text:p>15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1.6">
                <text:p>11.6</text:p>
              </table:table-cell>
              <table:table-cell office:value-type="float" office:value="13.6">
                <text:p>13.6</text:p>
              </table:table-cell>
              <table:table-cell office:value-type="float" office:value="11.4">
                <text:p>11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1.8">
                <text:p>11.8</text:p>
              </table:table-cell>
              <table:table-cell office:value-type="float" office:value="13.4">
                <text:p>13.4</text:p>
              </table:table-cell>
              <table:table-cell office:value-type="float" office:value="9.4">
                <text:p>9.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  <table:table-cell office:value-type="float" office:value="7.2">
                <text:p>7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2.6">
                <text:p>12.6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0.4">
                <text:p>10.4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  <table:table-cell office:value-type="float" office:value="2.2">
                <text:p>2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2.8">
                <text:p>12.8</text:p>
              </table:table-cell>
              <table:table-cell office:value-type="float" office:value="9.8">
                <text:p>9.8</text:p>
              </table:table-cell>
              <table:table-cell office:value-type="float" office:value="11.4">
                <text:p>11.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5.2">
                <text:p>5.2</text:p>
              </table:table-cell>
              <table:table-cell office:value-type="float" office:value="11.6">
                <text:p>11.6</text:p>
              </table:table-cell>
              <table:table-cell office:value-type="float" office:value="15.6">
                <text:p>15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1.6">
                <text:p>11.6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1.4">
                <text:p>11.4</text:p>
              </table:table-cell>
              <table:table-cell office:value-type="float" office:value="9.6">
                <text:p>9.6</text:p>
              </table:table-cell>
              <table:table-cell office:value-type="float" office:value="10.6">
                <text:p>1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1.4">
                <text:p>11.4</text:p>
              </table:table-cell>
              <table:table-cell office:value-type="float" office:value="9.6">
                <text:p>9.6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0.4">
                <text:p>10.4</text:p>
              </table:table-cell>
              <table:table-cell office:value-type="float" office:value="15.6">
                <text:p>15.6</text:p>
              </table:table-cell>
              <table:table-cell office:value-type="float" office:value="11.6">
                <text:p>11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1.4">
                <text:p>11.4</text:p>
              </table:table-cell>
              <table:table-cell office:value-type="float" office:value="11.6">
                <text:p>11.6</text:p>
              </table:table-cell>
              <table:table-cell office:value-type="float" office:value="3">
                <text:p>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1.6">
                <text:p>11.6</text:p>
              </table:table-cell>
              <table:table-cell office:value-type="float" office:value="14.2">
                <text:p>14.2</text:p>
              </table:table-cell>
              <table:table-cell office:value-type="float" office:value="19">
                <text:p>1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3.4">
                <text:p>13.4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7.6">
                <text:p>17.6</text:p>
              </table:table-cell>
              <table:table-cell office:value-type="float" office:value="16.8">
                <text:p>16.8</text:p>
              </table:table-cell>
              <table:table-cell office:value-type="float" office:value="15.6">
                <text:p>15.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1.4">
                <text:p>11.4</text:p>
              </table:table-cell>
              <table:table-cell office:value-type="float" office:value="9">
                <text:p>9</text:p>
              </table:table-cell>
              <table:table-cell office:value-type="float" office:value="11.6">
                <text:p>11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5.8">
                <text:p>15.8</text:p>
              </table:table-cell>
              <table:table-cell office:value-type="float" office:value="8.4">
                <text:p>8.4</text:p>
              </table:table-cell>
              <table:table-cell office:value-type="float" office:value="10.6">
                <text:p>10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2.4">
                <text:p>12.4</text:p>
              </table:table-cell>
              <table:table-cell office:value-type="float" office:value="12.6">
                <text:p>12.6</text:p>
              </table:table-cell>
              <table:table-cell office:value-type="float" office:value="11.6">
                <text:p>11.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1.6">
                <text:p>11.6</text:p>
              </table:table-cell>
              <table:table-cell office:value-type="float" office:value="10.6">
                <text:p>10.6</text:p>
              </table:table-cell>
              <table:table-cell office:value-type="float" office:value="11.4">
                <text:p>11.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5.4">
                <text:p>15.4</text:p>
              </table:table-cell>
              <table:table-cell office:value-type="float" office:value="15.8">
                <text:p>15.8</text:p>
              </table:table-cell>
              <table:table-cell office:value-type="float" office:value="11.6">
                <text:p>11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3.6">
                <text:p>13.6</text:p>
              </table:table-cell>
              <table:table-cell office:value-type="float" office:value="10.4">
                <text:p>10.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6.2">
                <text:p>6.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8.6">
                <text:p>8.6</text:p>
              </table:table-cell>
              <table:table-cell office:value-type="float" office:value="19.6">
                <text:p>19.6</text:p>
              </table:table-cell>
              <table:table-cell office:value-type="float" office:value="8.4">
                <text:p>8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  <table:table-cell office:value-type="float" office:value="13.4">
                <text:p>13.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0.8">
                <text:p>20.8</text:p>
              </table:table-cell>
              <table:table-cell office:value-type="float" office:value="13.8">
                <text:p>13.8</text:p>
              </table:table-cell>
              <table:table-cell office:value-type="float" office:value="12.4">
                <text:p>12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1.2">
                <text:p>21.2</text:p>
              </table:table-cell>
              <table:table-cell office:value-type="float" office:value="13.4">
                <text:p>13.4</text:p>
              </table:table-cell>
              <table:table-cell office:value-type="float" office:value="18.8">
                <text:p>18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.6">
                <text:p>9.6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835cm" svg:height="25.219cm" xlink:href=".." xlink:type="simple" chart:class="chart:line" chart:style-name="ch1">
        <chart:title svg:x="17.132cm" svg:y="0.639cm" chart:style-name="ch2">
          <text:p>Epochs vs Mean Reward</text:p>
        </chart:title>
        <chart:legend chart:legend-position="end" svg:x="38.106cm" svg:y="0.916cm" style:legend-expansion="custom" chartooo:width="5.84cm" chartooo:height="1.077cm" style:legend-expansion-aspect-ratio="5.42246982358403" chart:style-name="ch3"/>
        <chart:plot-area chart:style-name="ch4" table:cell-range-address="15_sept.A1:15_sept.A1001 15_sept.F1:15_sept.F1001" chart:data-source-has-labels="both" svg:x="2.505cm" svg:y="2.528cm" svg:width="40.125cm" svg:height="21.403cm">
          <chartooo:coordinate-region svg:x="3.55cm" svg:y="2.926cm" svg:width="39.08cm" svg:height="20.608cm"/>
          <chart:axis chart:dimension="x" chart:name="primary-x" chart:style-name="ch5" chartooo:axis-type="auto">
            <chartooo:date-scale/>
            <chart:title svg:x="22.047cm" svg:y="24.435cm" chart:style-name="ch6">
              <text:p>Epoch</text:p>
            </chart:title>
            <chart:categories table:cell-range-address="15_sept.A2:15_sept.A1001"/>
          </chart:axis>
          <chart:axis chart:dimension="y" chart:name="primary-y" chart:style-name="ch7">
            <chart:title svg:x="0.027cm" svg:y="16.239cm" chart:style-name="ch8">
              <text:p>Mean Reward</text:p>
            </chart:title>
            <chart:grid chart:style-name="ch9" chart:class="major"/>
          </chart:axis>
          <chart:series chart:style-name="ch10" chart:values-cell-range-address="15_sept.F2:15_sept.F1001" chart:label-cell-address="15_sept.F1:15_sept.F1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Reward</text:p>
                <draw:g>
                  <svg:desc>15_sept.F1:15_sept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5_sept.A2:15_sept.A1001</svg:desc>
                </draw:g>
              </table:table-cell>
              <table:table-cell office:value-type="float" office:value="-0.4">
                <text:p>-0.4</text:p>
                <draw:g>
                  <svg:desc>15_sept.F2:15_sept.F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